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6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ilent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ilent Technologies (A) Stock Down in After-Hours Trading on Lower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ilent Technologies (A) Stock Earnings Estimates Lowered at Leeri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uminum Glut Dents Alcoa's Prospe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coa 2Q profit falls short of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coa Profit Misses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coa earnings hurt by low aluminum prices, higher global surplus se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coa earnings: 19 cents per share vs. 22 cents EPS estim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coa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coa (AA) Stock Declines After Analyst Lowers Price Targ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faces U.S. class-action lawsuit by employees over bag sear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must face class action lawsuit over bag sear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Falls Out of Favor With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's selloff is a rare time to buy: Technic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(AAPL) Stock Falls With Declining Tablet Ship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's stock officially enters correction territory as it crosses below key technical lev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experiences gravity, falls on growth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just denied this huge rum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shares slump: 4 factors behind the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sinks under key level; Allstate tumbles on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slump deepe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Gets a Downgrade For These 6 Reas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loses over $100 billion in market val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stock downgraded at Bank of Americ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's share correction wipes out more value than the Croatian econo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stock target lowered on China expos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is falling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iPhone Faces Tough Battle to Regain Top Spot in Chin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at $105.98, Down 9% for the Week, Moves to Bear Terri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confirms iPhone 6 Plus camera gli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leads decline in Dow Jones Industrial Aver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recalls some iPhone 6 Plus models over blurry photo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Trades Below Moving Aver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stock flashes alarming sig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loses key music streaming execu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Still Says Sell AbbVi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Vie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liott Associates may sue AbbVie over scuttled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Vie (ABBV) Stock Sliding Following Second Quarter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Vie (ABBV) Stock Sliding on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Vie reports first revenue miss in six quar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Vie's Revenue Growth Misses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Vie's revenue miss raises concerns over Humira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Vie's stock drops after sales miss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sourceBergen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bott Laboratories (ABT) Plunges: Stock Falls by 7.3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enture downgraded by Robert W. Bai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enture forecast disappoints, shares sl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enture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enture trims profit forecast as margins come under press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obe adds fewer-than-expected Creative Cloud subscribers, shar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obe Systems (ADBE) Falls: Stock Goes Down 5.8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log Devices downgraded by Drexel Hamilt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log Devices downgraded by Nomur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7:19 am Automatic Data misses by $0.04, misses on revs; guides FY16 EPS below consensus, rev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matic Data Processing Lags on Q4 Earnings, Revenu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matic Data Processing, Inc. -- Moody's Downgrades Automatic Data Processing to Aa3; Affirms Prime-1, Stable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ody's downgrades ADP credit rating after company announces $2 billion debt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(ADSK) Stock Dropping on Negative Analyst No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downgraded by Wedbu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(ADSK) Stock Falls in After-Hours Trading on Full Year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Halted, Drops 7%: FYQ3 Outlook Misses by a Mile on Subscription Shif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Halted: FYQ3 Outlook Misses by a Mile on Subscription Shif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(ADSK) Stock Price Target Lowered at Canaccord Genu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desk (ADSK) Lags on Q2 Earnings &amp; Sales, Shar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T 3Q profit drops 27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T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T Misses on Q3 Earnings Despite Higher Revenu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T Misses on Q3 Earnings Estimat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T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en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dge to rule against Ameren in power line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:02 am Ameren misses by $0.03, misses on revs; guides FY15 EP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en (AEE) Earnings and Revenues Miss Estimates in Q2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en Corporation (AEE) Lags Q2 Earnings and Revenu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en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lectric Power (AEP) Stock Price Target Cut at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ES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6:08 am AES misses by $0.01, misses on revs; reaffirms FY15 EP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ES Corp. (AES) Lags Q2 Earnings and Revenue Estimat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ES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ES Corp Hit by Poor Hydrology in Brazil, Generation in Foc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etna (AET) Stock Down as Humana Deal Termination Fees Revea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.M. Best Places Ratings of Aetna Inc. and Its Subsidiaries Under Review with Negative Implic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LAC Suffers Again From the Strong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LAC downgraded by BofA/Merr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downgraded by RBC Capital Mk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Brought Into Widening U.S. Probe of Generic Drug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Swings to Loss on Deals-Related 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gets DoJ subpoena over generic drug pric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reports 2Q loss due to recent de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Confirms Generic Noxafil Patent Challe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an Recalls Eye Treatments Amid Safety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IG Taiwan Insurance Co Ltd -- Moody's downgrades AIG Taiwan's rating to A3 from A2; outlook s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.M. Best Downgrades Issuer Credit Ratings of Assurant, Inc. Health Insurance Subsidiaries; Places Ratings Under Review With Negative Implic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urant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 of the Day: Assurant Inc (AIZ) - Bear of the 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urant Health severance costs could reach $95 mill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kamai Profit Falls 7.8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kamai Technologies Profit Falls 7.8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kamai Technologies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kamai forecasts revenue, profit below estimates; shares si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kamai profit falls about 8 pct as costs r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kamai's Q2 earnings fall sh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kamai Technologies, Inc. (AKAM) Drops On Weak Results, Guidance: Good Time To Buy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9:02 am Allstate reports June catastrophe estimated losses of $346 mln pre-tax ($225 mln after-tax) bringing Q2 to to $797 mln ($518 mln after-tax)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48 pm Allstate misses by $0.39, reports rev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(ALL) Stock Stumbles in After-Hours Trading on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Operating Earnings Fall 41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profit falls 47 pct as claims r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(ALL) Stock Slumping on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Q2 Earnings Miss Estimates on High Claim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Shares Dented After Rise in Car Cras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state downgraded by RBC Capital Mk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sinks under key level; Allstate tumbles on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e under key level; Allstate skids; Community Health's spinoff pla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reased Car Crashes Crunch Allstate Sha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tocks edge higher; Allstate slumps on weak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Allstate Stock Dropped 10% at Market Op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get Allstate, Buy These Insurance Stocks Instead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gion downgraded by Bernste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tera (ALTR) is in Overbought Territory: What's Next?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24 pm Altera misses by $0.02, beats on rev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exion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exion (ALXN) Misses on Q2 Earnings, Revises Outlook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exion Facing Big Costs, Guidance Disappoi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exion Misses on Earnings in Q2, 2015 Outlook Revised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ing Earnings Estimates Signal Weakness Ahead for Alexion Pharmaceuticals (ALXN)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Reaches New Lows as It Approaches a Major Support Z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g Picture Issue, Strategic Missteps Doomed Merger For Applied Materials And Tokyo Electr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hurt by low demand for chipmaking machin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kyo Electron and Applied Materials back off merger pl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09 pm Applied Materials reports EPS in-line, misses on revs; guides OctQ EPS below consensus, rev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Gives Weak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Slides on Weak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Slips: FYQ3 Rev Misses, Q4 EPS View L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' Revenue Fails to Meet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(AMAT) Stock Slipping as Revenue, Guidance Miss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Down 5% on Foundry Weakness; NAND Story Shi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Drops as Orders From Chipmakers Fall Sh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Misses Forecast, Hits Two-Year 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Q3 Earnings In Line, Revenues Fall Sh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Held Back by Headwi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lied Materials Stumbles on Weak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TEK (AME) Q1 Earnings Match Estimates, Revenues Lag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filiated Managers (AMG) Stock Falls on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eneron, Amgen Downgraded As Biotech Seen Slow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BS Downgrades Amgen On 'Waiting Game,' Removes Brodalumab From Mod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gen paying $71M in off-label drug marketing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gen pays $71 mln to settle Enbrel, Aranesp marketing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gen to pay $71 million to states for promoting off-label drug u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gen, U.S. states in $71 mln settlement over drug marke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prise Financial downgraded by Goldm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Downgrades Ameriprise Financial, Virtus On 'Weak Flows' And Retail Ris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s Mount at Ameriprise: A Risk to Bottom-line Growth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Tower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Tower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Tower (AMT) Misses Q2 Earnings and Revenu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Tower Q2 Earnings, Revenues Lag; Outlook Revised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Tower at 52-Week Low: Down 7% Post Q2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azon.com (AMZN) Stock Declining on Disappointing 'Prime Day' Sa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:05 am AutoNation misses by $0.02, reports rev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e AutoNation Investors About to Hit the Brakes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Nation (AN) Q2 Earnings Miss Estimates, Rise 20% Y/Y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Nation Misses Q2 Earnings by a Penny, Tops Revenu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Nation Misses, Lithia Beats On Q2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Nation Revs Its Profit, Still Mi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Nation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na monsoon losses approached $4bn in June, according to Aon catastrophe re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ache to Restructure Operations to Improve Efficiency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ache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P, Anadarko Rejected by Top U.S. Court on Gulf Spill Fi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Supreme Court rejects BP, Anadarko over Deepwater Horizon spill penal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's 4Q profit disappoi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argues against $1B penalty in 2010 Gulf oil sp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reports wider first-quarter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P, Anadarko fail to win new review of Gulf spill fi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2Q profit drops 76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to pay $5.15 bn in pollution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(APC) Stock Down in After-Hours Trading on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(APC) Stock Down in After-hours Trading on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darko Petroleum quarterly profit l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irgas downgraded by Credit Agrico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Airgas (ARG) Disappoint Q1 Earnings on Cost Concern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irgas downgraded by Robert W. Bai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ago Falls by 6.15% but Analysts Are Upbeat about St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x Status of Avago-Broadcom Merger Uncer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Guidance Misses, Avago Price Target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ago Tech downgraded by Drexel Hamilt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ago Technologies (AVGO) Stock Gets Price Target Cut at MKM Partn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Boss Ed Gilligan D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and JetBlue ending card partnership -Bloomber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president Ed Gilligan dies after falling ill on pl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president dies sudden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president dies suddenly on fl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to pay $75.7 mn for overbi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top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(AXP) Stock Declines in After-Hours Trading Following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(AXP) Stock Falls Ahead of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Results Hit Hard By Relentless Strong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Results Plagued By Strong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Slips as Earnings Beat, Revenue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misses revenue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profit hurt by strong U.S.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profit slips 4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[$$] American Express Earnings Sl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lcomm Guidance Disappoints, American Express Faces 'Headwinds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Is Headed Even L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Shares Turn In Tepid Perform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sued for misleading investors about Cost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sued for misleading investors about Costco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bbins Geller Rudman &amp; Dowd LLP Files Class Action Suit Against American Express Compa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rnstein Liebhard LLP Announces That A Class Action Has Been Filed Against American Express Company And Advises Investors With Losses In Excess Of $100,000 To Contact Bernstein Liebhard LL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iney McKenna &amp; Egleston Announces a Class Action Lawsuit Has Been Filed Against American Express Compa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Investigates Claims On Behalf of Investors of American Express Company AX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Settlement Collapses Amid Charges Of Coll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judge rejects American Express class action sett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judge rejects class action settlement involving American Exp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gens Berman Alerts American Express Company (NYSE: AXP) Investors of Class Action Over Alleged Failed Costco Relationsh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TY ALERT: The Rosen Law Firm Announces the Filing of a Securities Class Action Lawsuit Against American Express Company to Recover Investor 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Faruqi &amp; Faruqi, LLP Encourages Investors Who Suffered Losses in Excess of $500,000 Investing in American Express to Contact the Fi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Brower Piven Encourages Investors Who Have Losses In Excess Of $100,000 From Investment In American Express Company To Contact Brower Piven Before The Lead Plaintiff Deadline In Class Action Lawsu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tice to AmEx Employees: Zamansky LLC Investigates The American Express Retirement Savings Plan for Possible ERISA Viol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DING ALERT: Rosen Law Firm Reminds American Express Company Investors of Important Deadline in Class 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delity mulling end to American Express, Bank of America partnershi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delity May Abandon American Express. What's Wrong With AmEx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's 'Negative Drumbeats' Swell as Fidelity Deal Sou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Zone (AZO) Stock Closed Down Following Mixed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Zone downgraded by Gabelli &amp; 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se 2 Graphs Should Worry AutoZone, Inc.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st closes U.S. Zodiac Aero plant; Boeing, Airbus assess imp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:30 am Boeing will recognize an after-tax charge of $536 million on the KC-46 aerial refueling tanker program when it announces Q2 results on July 22; 2015 cash/revenue guidance unchan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akes Big Charge To Keep Tanker Program On Tr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akes big charge on U.S. tanker, says program on tr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Book $536 Million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Recognize Charge for the KC-46 Tanker Program in Second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Revise 2015 Forecast After $536 Million Tanker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book $536 million charge on KC-46 tanker in second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take $536 million charge for U.S. tanker iss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take $536 mn tanker charge in Q2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take big U.S. tanker charge, says will hit pro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: Tanked by a Tan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Warns on Flying Bulk Cargoes of Lithium Batt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at risk if US Ex-Im Bank not reauthorized: S&amp;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plans to further slow 747 jet production in 2016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Warns Carriers About Flying Bulk Shipments of Lithium Batt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Weighs Slowing Output for Cash-Cow 777 as New Model Loo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profit hit by tanker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profits dive as it lands bill for new in-flight tan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litary fuel tanker delays pull down Boeing's 2Q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litary fuel tanker delays pull down Boeing's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earnings fall on tanker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ght - Boeing looks at pricey titanium in bid to stem 787 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 Interest in Boeing Jumped 13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anker delayed yet again in high-stakes race to 2017 dead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other Delay Hits Boeing KC-46A Tan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lusive - Boeing loses large satellite deal due to trade credit woes - sour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ort: Boeing loses satellite sale because of Ex-Im Bank free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Delays Test Flight of Aerial Tan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Delays Test Flight of Tan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test Boeing Tanker Snafu Crimps Schedule Even M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shares slide amid supplier concerns on 737 MA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ite supplier concerns, Boeing on track to roll out 737 Max by end of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Lay Off Hundreds of Workers at Satellite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lusive - Boeing eyes 'several hundred' layoffs in satellite divi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Fights Class Action Over 401(k) Pl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Fights Retirement-Plan Class 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o lay off workers in El Segundo satellite divi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Settles Lawsuit Accusing Company of Mishandling 401(k) Pl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Settles Retirement-Plan Class 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Settles Suit Over 401(K) Claims as Trial Set to Sta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eing Tanker Woes Raise Bomber Doub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 KC-46A Tanker Problems Jeopardize Boeing Bid for New Bomber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l Your Shares of Boeing Before They Plumm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America Wealth Unit Sees Profit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America in 2Q15: Adjusted Revenues Dec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America's Executive Shuff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Legal Barrier to Bank of America Grow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America to pay $36 million in California overtime infraction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delity mulling end to American Express, Bank of America partnershi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America to Shell Out $36M in Out-of-Court Sett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l Your Shares of Bank of America Before They Plumm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pers, Calstrs oppose joint CEO-chairman role at Bank of Americ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xter Int'l (BAX) Stock Down on Analyst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xter downgraded by BofA/Merr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xter's Headwinds Mostly Tempor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xter Int'l. (BAX) Stock Price Target Lowered by Analy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at Falling Estimates &amp; Price Mean for Baxter International (BAX)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n Loeb Goes Activist on Baxter International Inc (BAX) and Asks for Two Seats on the Bo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d Bath &amp; Beyond (BBBY) Stock Sinking After Earnings Miss, Weak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d Bath &amp; Beyond's 1Q15 Results Once Again Pressu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d Bath &amp; Beyond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d Bath &amp; Beyond shares slump on 4Q results and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d Bath &amp; Beyond Keeps Sliding -- Can the Stock Turn Around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B&amp;T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6:00 am BB&amp;T Corp misses by $0.01, misses on rev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B&amp;T (BBT) Stock Earnings Estimates Lowered at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CK FRIDAY LIVE: Best Buy site 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CK FRIDAY LIVE: Best Buy site still 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ture Shop stores close in Canada, some becoming Best Bu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home electronics firm Best Buy says leaving Chinese mark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 (BBY) Stock Sliding After Two Notch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 Co., Inc. (BBY) Down On Bank of America Double-Notch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 Tumbles After Sales Slow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 Tumbles After Sales Slowdown Leads BofA to Cut R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 downgraded by BofA/Merr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's stock rocked after analyst turns bearish from bull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wing Concerns Spark Big Downgrade for Best Bu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Best Buy Failed in Chin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 (BBY) Stock Earnings Estimate Cut at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 Buy (BBY) Stock Down Ahead of Tomorrow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.R. Bard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nklin Hit With Losses as Billion-Dollar Energy-Bond Bets Sou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nklin Resources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nklin Fiscal Q3 Earnings &amp; Revenues Lag, Costs Down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nklin Resources Hit Severely by Fall in Commod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il plunge forces Baker Hughes to cut 7,000 work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oil rig count falls to lowest since Aug 2011 - Baker Hug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OKs Extended DOJ Review on Baker Hughes Deal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and Baker Hughes extend antitrust review peri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:05 am Baker Hughes misses by $0.01, beats on revs - being acquired by Halliburton (&lt;a href="/q?s=hal" name="hal"&gt;HAL&lt;/a&gt;)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(BHI) Stock Falling on Halliburton Deal Trou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(BHI) Stock Falling on Oil Price Press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Swings to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falls on fears Halliburton deal blo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illing giant Baker Hughes warns the pain from oil crash is far from o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and Halliburton are tan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9:36 am Biogen showing notable weakness on the open, currently down ~3.3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(BIIB) Slips 2.8%, Lead R&amp;D Executive Set to Leav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Loses Its Head of Research and Develop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Loses R&amp;D Head As Alzheimer's Drug Data Lo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Plunges After Cowen Says Alzheimer Drug Data Pose Ris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glas Williams to Leave Biogen for Biotechnology Start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's Why Biogen Shares Are Crashing To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Alzheimer's drug data falls flat, Lilly gets slight b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Faces Mixed AlzheimerRecep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downgraded by Piper Jaffr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falls on new dat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ing Drug News Sends Biogen And XOMA Shares 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per Jaffray On Biogen Downgrade: '6 MG Data Does Not Inspire Confidence...Even More Speculative Than Before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(BIIB) Stock Plummets on Weak Guidance - Stocks in the N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(BIIB) Stock Taking a Hit Following Mixed Earnings, Lower 2015 Profit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Dives 22% After Biotech Cuts '15 Sale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Falls as Forecast Cut and Top Drug's Sales Disappo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Plunges On Slashed Guidance; AbbVie Q2 Mix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Shares Plunge 22% on Poor MS Drug Performance, Slashed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Shares Plunge 22%, Outlook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cuts 2015 profit outlook as key MS drug sales s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downgraded by BMO Capital Mark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halves sales growth forecast as Tecfidera demand st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is crashing after cutting the outlook for its blockbuster dru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slashes 2015 forecast as MS drug sales disappo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's Terrible, Horrible, No Good, Very Bad Wee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's stock tumbles after sales missed expectations, outlook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's top drug misses sales expectations for latest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ning Movers: Biogen Tumbles on Lower Guidance; American Airlines Fl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Announces an Investigation of Biogen Inc. and Its Board of Directors in Connection with Possible Violations of Federal Securities La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Investigates Claims On Behalf of Investors of Biogen, Inc. BII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Biogen Stock Plunge Overreaction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Weak 2Q15 Tecfidera Performance Dampens Senti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Lowers Its Full-Year 2015 Outlook in 2Q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's Why Biogen Lost $20 Billion in Market Value in Ju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Drops on Doctor Worry Over Drug Class Including Tecfider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TY ALERT: The Rosen Law Firm Announces Filing of Securities Class Action Lawsuit Against Biogen Inc. to Recover Investor 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Pipeline Doesn't Justify High Valu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(BIIB) Crumbles: Stock Falls by 5.9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And Gilead Sciences Catch The Eye Of Short Sell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CA fines Bank of New York Mellon 126 million pou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K watchdog fines Bank of New York Mellon $185 mill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New York Mellon fined over internships to wealth fund's family memb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NY Mellon sued by FDIC over $2 bln in soured mortg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NY Mellon sued by U.S. regulator over $2 bln in soured mortg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cuts 280 positions in Center 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 of New York Mellon Fund Accounting Systems Experiencing Operational Iss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ckRock to close or combine some money-market funds - WSJ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tish ETF price war heats up with BlackRock FTSE 100 fee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cahn slams BlackRock for bond market volat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ll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ll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ll Runs Into Antitrust Wall Over Rexam Purch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ll Corporation Misses on Q2 Earnings, Confirms Outlook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ll Corporation Hits 52-Week Low: Time to be Cautious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stol-Myers to Close Sites, Cut 10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nsion charge, lower sales slash Bristol-Myers' Q4 pro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stol-Myers Squibb Gets a Mixed Message From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stol-Myers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DA Decision on Bristol-Myers Squibb Drug Opdiv Is Pushed 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DA Decision on Bristol-Myers Squibb Drug Opdivo Is Pushed 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downgraded by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09 pm Broadcom misses by $0.03, reports rev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profit and revenue miss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S Declines to Assure Avago Takeover Tax-Free to Broadcom Hol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x Status of Avago-Broadcom Merger Uncer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downgraded by Ladenburg Thalman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Guidance Misses, Avago Price Target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issLaw LLP Files Securities Class Action Against Broadcom Corp. (NASDAQ: BRCM)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Faces a Class Action Lawsuit for Avago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downgraded by Arg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adcom Continues to Drift Lower Toward a Buy Z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ston Sci cuts outlook on strong dollar and acquisi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ston Scientific 2Q profit falls 97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ston Scientific ordered to pay $100 mln in transvaginal mesh tr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ston Scientific will pay Johnson &amp; Johnson $600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jury orders Boston Scientific to pay $100 mln in transvaginal mesh tr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ston Scientific cuts profit forecast again as legal costs mo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gWarner (BWA) Stock Downgraded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gWarner (BWA) Stock Falls on Earnings Miss, Guidance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gWarner Cuts 2015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gWarner Misses Estimates Again, Lower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gWarner Misses on Q2 Earnings &amp; Revenues, Trims View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gWarner misses 2nd-qtr profit estimate, lowers 2015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gWarner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Shares of BorgWarner Inc. Plunged 11% To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ston Properties downgraded by Stif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ied Irish can sue Citigroup over rogue trader Rusnak - U.S. ju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ied Irish can sue Citigroup over rogue trader Rusnak-U.S. ju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may struggle to unload dreck of bad loan portfoli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sets aside $600 million more to cover legal c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close Banamex USA: re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post $2.7 bln in added legal costs in 4th qtr - CE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unit probed by more authorities over money laun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Close Banamex US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Close Banamex USA Unit, Pay $140 Million Civil F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Pay $140M Fine, Shut Down Banamex USA Unit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pay $770 mn for credit card abu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's Mexico Unit Faces Widening U.S. Laundering Prob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widens probe into Citigroup's Mexican oper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's Mexican Operations Under Wider Scrutiny For Possible Money Laun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's Mexican Unit Under DOJ Prob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Under Investigation Over Student-Loan Servic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-UBS, Citigroup trader convicted in UK of Libor ri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-UBS, Citigroup trader convicted in UK of rate ri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in $13.5 million settlement over defunct CSO hedge f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in US$13.5 mln settlement over defunct CSO hedge f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Settles CSO Hedge Fund Suit, to Pay $13.5M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Settles CSO Hedge Fund Suit, to Pay $13.5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 Citigroup affiliates paying $179.5M to resolve SEC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Affiliates to Fork Over $180M To Settle Hedge Fund Fraud 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pays $180 mn to settle hedge fund fraud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Pay $180 Million Over Fraud Involving Hedge Fu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DOJ Looking Into Citigroup Money Laundering Contro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Settles Hedge Fund Fraud Charges for $180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pays $180M to settle fraud charges, doesn't admit or deny wronging 4,000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return $4.5 million more in fee over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return $4.5 mln more in fee over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ur Ex-Citigroup Currency Traders Sue Bank for Unfair Dismiss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pay $15 million to settle SEC charges over compliance failu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to pay $15 million to settle U.S. compliance 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group (C) Continues to Bear the Brunt of Malpract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BS Faces Lower Ad Revenue in Shrinking Upfront Seas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BS Stock Receives Price Target Hike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BS Stock Falls Ahead of Tomorrow's Earnings Re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BS's Charts Are Negative Heading Into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BS takes $55 million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d-Cutting Fears Spark Big Selloff at Disney, Fox, CBS; Cramer Likes Netfl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BS downgraded by Wells Farg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dia Stock Meltdown Draws Downgrades For Disney, CBS, Fo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BS Stock Gets Price Target Cut at Benchma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ca-Cola Ent downgraded by Arg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ca-Cola Ent downgraded by Gabelli &amp; 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ca-Cola Enterprises Counters Weak Sales: Time to Buy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own Castle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rnival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lgene Corporation -- Moody's reviews Celgene's Baa1 rating for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lgene Delivers as Expected in Q2, but Raises New Ques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lgene says patent-fighting hedge fund manager wants to short its sha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20 pm Cerner reports EPS in-line, misses on revs; guides Q3 EP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rner Corporation Disappoints With Q2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rner Lowers Sales Forecast, Q2 EPS In 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rner Profit Falls on C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rner (CERN) Stock Stock Falls on Mixed Quarterly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rner Earnings Meet, Sales Lag; Stock Down on View Cut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rner downgraded by RBC Capital Mkts and Stif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Cerner Corporation Shares Are Falling To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F Industries downgraded by Credit Agrico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F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F Industries downgraded by Susquehann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F Industries downgraded by RBC Capital Mk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5:35 pm CF Industries misses by $0.01, reports rev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F Industries Sees Revenue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F tax inversion 'wrong', says senat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p US senator rails at CF Industries' plan to redomicile to U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Down as Oil Prices Dec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Down as U.S Crude Inventories R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Falls on Lower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ordered to pay $379.7 million in bond disp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ordered to pay $379.7 mln in bond disp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: A Whole Lot of Shorting Going 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ck Charts Say Avoid Chesapeake Energy This Sum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2Q profit drops 68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sues founder, former CEO McClend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sues ousted chief for stealing dat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Down as Oil Prices Sl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Forced to Increase Bond Payouts - Stocks in the N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Falls Along With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bond payout raised to $438.7 mill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Dividend Cut Backfires for Bonds by Clouding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Corporation's Dividend Cut Was Long Overd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downgraded by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eliminates annual divid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suspends dividend pay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to Drop Divid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to Halt Dividend from Q3 &amp; Save Cost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Halts Dividends on Energy Sl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Suspends Dividend in Defensive Move; Stock F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says it can no longer pay dividends and now the stock is tan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dit Suisse Downgrades Chesapeake, Sees Little Upside Considering Company May 'Choose To Protect The Balance Sheet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s Time Is Different: Chesapeake Energy Scraps Dividend Amid Oil And Gas Plu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(CHK) Stock Down as Crude Oil F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Tumbles as Oil Pric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puts su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Slides With Tumbling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Has Quarterly Loss, Shares T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Posts Loss On $5B Impairment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Posts Loss on $5B Impairment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Takes $4 Billion Write-Down Amid Weak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has quarterly loss, shares t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posts loss on $5 bln impairment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Loss Narrower than Expected in Q2, Sales Mis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Troubles Deepen on Glut-Driven Second-Quarter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Dim Outlook For Chesapeake Ener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Falling on Lower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Falls on Negative Analyst No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Down As Oil Prices D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Down on Moody's Negative No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Corporation -- Moody's: Chesapeake Energy's credit metrics pressured by higher costs than pe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(CHK) Stock Falls Amid Declining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sapeake Energy Corp. breached its 50 day moving average in a Bearish man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.H. Robinson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ber Report: Antitrust issues for Cigna-Anthe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hem confident, but experts see antitrust hurdles to Cigna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gna rebuffs Anthem's 'deeply disappointing' propos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gna rejects Anthem's latest merger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gna to reject Anthem takeover b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lth insurer Cigna rejects Anthem takeover b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hem-Cigna Deal Is Bad For Doctors On Obamacare Networ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hem Cigna Takeover Tied to Rival Deals in Antitrust Revi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 SHAREHOLDER ALERT: The Law Offices of Vincent Wong Launches an Investigation of the Board of Directors of Cigna Corp. Regarding the Sale of the Company to Anthem,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GNA INVESTOR ALERT BY THE FORMER ATTORNEY GENERAL OF LOUISIANA: Kahn Swick &amp; Foti, LLC Investigates Adequacy of Price and Process in Proposed Sale of Cigna Corpo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GNA SHAREHOLDER NOTICE: Faruqi &amp; Faruqi, LLP Announces the Investigation of Cigna Corp. (CI) Over the Proposed Sale of the Company to Anthem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gna Corp. Stockholders Encouraged to Contact Securities Law Firm about Takeo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TY ALERT: The Rosen Law Firm Announces Investigation of Cigna Corp. Concerning its Proposed Sale to Anthem,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 Firm Kirby McInerney LLP Investigating Potential Claims on Behalf of Cigna Corporation Stockhol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Cigna Corp. of Commencement of an Investigation Concerning the Fairness of the Sale of the Company to Anthem,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uld Consumers Be Concerned Over the Anthem-Cigna Deal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ce Announcing Merger, Anthem And Cigna Have Already Lost $3 Billion On Wall Stre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Cigna Is Trading So Far Below Anthem's Offer Pr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nkelstein Thompson LLP Investigates Potentially Unfair Buyout of Cigna Corp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Cigna Corp. of Commencement of an Investigation Concerning the Fairness of the Sale of the Company to Anthem, Inc. -- CI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Blue Cross Hates Anthem's Cigna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Rival Blue Cross Plans Hate Anthem's Cigna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fshitz &amp; Miller Law Firm Announces Investigation of Cigna Corporation, Cytec Industries Inc., Ikanos Communications, Inc., IPC Healthcare Inc., Magnetek Inc., Pascack Bancorp, Inc., StanCorp Financial Group Inc., and Tecumseh Products C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hospitals urge DOJ antitrust probe of Anthem-Cigna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 of the Day: Cincinnati Financial (CINF) - Bear of the 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ncinnati Fincl downgraded by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(CL) Stock Retreating After Morgan Stanley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downgraded by Morgan Stanl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Colgate-Palmolive's (CL) Q2 Earnings Disappoint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(CL) Misses on Q2 Earnings &amp; Sal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(CL) Stock Falls on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Hit Again by Stronger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revenue falls on currency headwi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gate-Palmolive sales fall for fourth straight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rox 4Q profit falls, overseas sales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rox apologizes for 'emojis' twe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rox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rox warns of safety concerns after Venezuelan takeover of pla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rox's Knauss to Retire as Chairm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rox: Venezuelan seizure of plant risks safe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cery chain sues Clorox for price discrim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ezuela takes over closed Clorox fac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erica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erica (CMA) Stock Tanks Following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erica Bank's stock takes a hit after its big energy portfolio weighs on pro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erica Drops as Oil Crash Pain Spreads to Shale Boom Bank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erica Earnings Lag on High Provisions, Revenues Up Y/Y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erica Profit Slips as It Braces for Energy Loan 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cast Drops Post Q2; ETFs to Watch - ETF News And Comment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cast Slashes the Value of Its Weather Channel Inves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x U.S. senators call for rejection of Comcast-TWC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me Warner Cable shares dive as 'US looks to block $45bn Comcast deal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cast traders nervous about pull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cast loses $400M over failed Time Warner acquisi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E Fined Trader $55,000 for Spoofing <text:s/>Treasury Futures in 2011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E fields complaints on soy crush spread after futures pits cl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E denies problem with soy crush spread after futures pits cl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E Eliminated 3% of Staff, With Half Coming From Technolo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E Group cuts 3 pct of employees in another round of reduc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E Group cuts 3 percent of employees in another round of reduc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shares sink as pork shortage cuts into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slumps on slower sales growth, pork wo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Has Added 2016 Earnings Risk, Wunderlich Wa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Misses Key Sales Metric in Quarterly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Sales Rise 14%, But Are Disappoi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Sales Trail Estimates as Higher Prices Slow Grow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Shares Reverse After-Hours Decline To Gobble Up New Hig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's sales growth falls short of Wall Stree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sing Costs Start to Weigh on Chipotle, but Not All the News Is B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potle sued over GMO-free clai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s take the wheel at Cumm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 Cummins Earnings Stop Its Stock's Long Slide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mmins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S Energy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S Energy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S Energy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MS spending $1 billion to settle pollution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erPoint Energy Misses Q1 Earnings on Milder Weather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erPoint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erPoint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OL Energy (CNX) Enters Oversold Territory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OL Energy (CNX) Stock Closes Lower Amid Oil Price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OL Energy (CNX) Stock Gets Price Target Slashed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OL Energy (CNX) Stock Falls on Stricter Regulations for Clean Power Pl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OL Energy (CNX) Stock Downgraded at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OL Energy downgraded by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earnings fall on greater expected credit 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shares fall as 3Q profit disappoi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22 pm Capital One misses by $0.19, reports revs in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Financial Earnings: Slower Growth and Higher Expen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's Profit Misses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Profit Misses Estimates on Credit-Loss Provi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Falls Most in Four Years as Profit Misses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Financial (COF) Stock Tanking by Double Digits on Heavy Volu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Financial Corp. (COF) In Midst Of Steepest Decline Year-to-Date Following Poor Quarterly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Q2 Earnings Miss on Higher Costs, Shares Fall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announces layoffs as it revamps te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downgraded by Goldman, Wells Fargo and JP Morg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Shares of Capital One Financial Dropped 12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Financial Earnings Disappoint Wall Street Analy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al One Bank announces layoff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Capital One Financial Took a Bite Out of Investors' Wallets in Ju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ot Oil &amp; Gas (COG) Stock Declines Along With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ot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ot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7:35 am Cabot Oil &amp; Gas reports EPS in-line, misses on rev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ot Oil &amp; Gas (COG) Stock Falls on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ot Oil and Gas (GOG) Misses on Q2 Earnings, Revenu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ot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ot Oil &amp; Gas (COG) Stock Price Target Cut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s Trio Fueled July 15.6% Plunge in Cabot Oil &amp; Gas Corporation St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(COH) Stock Price Target Lowered at Sterne Age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3Q revenue falls short of analysts'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ndbag maker Coach's China sales growth slows to two-year 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(COH) Stock Gets Price Target, Estimates Reduced at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(COH) Stock Slumping After JPMorgan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downgraded by JP Morg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Coach in for Another Price Plunge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nese Women Not Buying Expensive Coach Handbags May Be a Huge Proble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Gets Hammered in China Amid Economic Downturn, Shar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ndbag maker Coach's sales fall for 8th straight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(COH) Stock Price Target Cut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(COH) Stock Falls on Weaker Yu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ch shrinks Hong Kong presence amid drop in China shopp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ckwell Collins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ckwell Collins narrows full-year earnings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Rockwell Collins (COL) Disappoint on Q3 Earning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ckwell Collins Stock Gets Its Wings Cli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Declines as Oil Prices Retr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Slips to 52-Week Low on Low Energy Pric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slashes exploration spe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Falls After Announcing Additional Spending C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Retrenches for What Could Be a Long Downt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cuts spending m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sco (ESV) Stock Falls After ConocoPhillips Terminates Drillship Cont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Falls Along With Crude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suit Filed By Chinese NGO Against ConocoPhillips And CNOO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Cuts Capital Spending Pla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Reports Loss Amid Push Toward Shale in Oil Cr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has cut 5 pct of workforce, more to come -CF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Earnings Dont Disappo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Drops Along With Crude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s are circling ConocoPhilli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Downgraded at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downgraded by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to Book $400 Million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enheimer Cuts ConocoPhillips To Hold As 'Deficit Spending Continues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s Is What Fueled ConocoPhillips' 16% Slide in Ju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Falls as Oil Prices Dec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Falls as Oil Prices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Falls with Lower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Down on Weak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Drops Along With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Bruised by Falling Oil and Now A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Closes Down as Oil Price Sl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Stock Down on Falling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ocoPhillips (COP) in Focus: Stock Falls 5.4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, Costco investigating data breach at online photo serv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co Canada recalls chicken salad over listeria ris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co sales in March go out like a lam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erican Express sued for misleading investors about Cost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co (COST) Stock Earnings Estimates Cut at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co Data Breach a Bigger-Than-Expected Proble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co Sued Over Claims Shrimp Harvested With Slave Lab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co faces lawsuit over sale of prawns allegedly farmed by slave lab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co sued for buying Thai shrimp farmed using slav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head of the Bell: Campbell Soup cuts fiscal 2015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mpbell Soup says 3Q profit and soup sales decl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uter Sciences fined $190 mn in US fraud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uter Sciences paying $190M to settle SEC fraud 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uter Sciences reports 3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uter Sciences to pay $190M in SEC sett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uter Sciences' stock slips on revenue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lusive - Computer Sciences prepares to break itself up: sour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sues NYC, Computer Sciences for alleged Medicaid frau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top court rules against Cisco Systems in patent infringement f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cquarie: Sell Cis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sco Comes Down to Ear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sco Systems (CSCO) Stock Falls Ahead of Earnings Re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sco's Money Can't Buy It Lo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sco Systems (CSCO) Stock Falls on Morgan Stanley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sco Systems downgraded by Morgan Stanl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12:05 pm Cisco Systems slides back to its 50 sma at 28.18 and pauses -- session low 28.19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Mware Uses Nicira to Lure Business From Cis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CEO says rail deals would face tough scruti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Coal Segment: Sluggish but Stable Volume and Reven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cuts forecast for the year after slower-than-expected 1Q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CSX Corp.'s (CSX) Q2 Earnings Disappoint Estimate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Stock Gets Estimates Cut at BMO Capit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warns it will be hard to hit profit goals for y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Merchandise Revenues Decline Across Seg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Operating Ratio Increased on Expense Manag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 <text:s/>Intermodal Division Revenues Remain Fl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SX's Latest Woes Showcase Railroad Industry Weak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(CTL) Falls: Stock Goes Down 6.2%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(CTL) Hits 52-Week Low: What's Taking it Down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(CTL) Stock Falls on JPMorgan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misses Street 4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CenturyLink (CTL) Likely to Disappoint Earnings in Q2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44 pm CenturyLink misses by $0.05, reports revs in-line; lowers FY15 EPS and rev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to cut 1,000 jobs; Colorado impact uncl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7 things to know about today, plus CenturyLink cutting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to Lay Off 1,000 Employees Post a Dismal Q2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uld You Dump CenturyLink (CTL) Post Dismal Q2 Results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(CTL) Hits a 52-Week Low on Weak Q2, View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tana settles with CenturyLink on maintenance, broadb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turyLink cuts jobs in Colorad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gnizant Shares Tumble on Possible End of Health Net Cont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gnizant Tech (CTSH) Stock Falls, Master Services Agreement With Health Net in Jeopar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ar Not Investors: Cognizant Technology Solutions Corp (CTSH) Still A Health Net, Inc. (HNT) Partner In Light Of Centene Corp (CNC)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gnizant warns of slower growth; shar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gnizant warns of slowest-ever revenue grow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$3.14 billion software company Citrix is in 'a constant state of upheaval' and executives keep lea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rix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rix to cut about 900 jobs as net profit slum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rix schedules a meeting for more downs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(CVC) Stock Trading in the Red Following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downgraded by Telsey Advisory Gro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loses subscribers, 3Q profit dro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loses video subscribers for 10th straight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sues Verizon over commercial targeting FiO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(CVC) Stock Downgraded to 'Hold' at Jeff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Falls on Downgrade, Dish Edges Higher on Lawsuit Win -- Telecom Winners &amp; Los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downgraded by Jeff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loses more video subscrib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e Cablevision video subscribers "cut the cord"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Drops Despite Price Target Increase, Verizon Jumps on Up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judge tells Cablevision to stop calling Verizon 'liar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The Law Firm of Levi &amp; Korsinsky, LLP Launches an Investigation into Cablevision Systems Corporation Regarding Possible Breaches of Fiduciary Du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Falls on Earnings Cut, Sprint Surges on Another Softbank Inves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blevision Systems (CVC) Stock Earnings Estimates Cut at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Health's photo service, UCLA Health get ha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Photo website credit card info possibly stolen in brea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, Costco investigating data breach at online photo serv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stomer Data Breach Hits CVS Health Photo S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P Morgan Downgrades Omnicare Following CVS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suit accuses CVS Health of overcharging for generic dru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suit accuses CVS of overcharging for generic dru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in hot wa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suit Claims CVS Health Overcharges for Generic Dru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Health's Q2 Earnings, Sales Growth Seen Slow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Health (CVS) Stock Down on Earning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Health Gives Soft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Health Narrows 2015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Health dips on retail set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Profit Misses Estimates as Retail Sales Growth Slo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Sales Growth Slows Ahead Of Acquisitions Clo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takes a hit from from dropping tobacco produ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Same-Store Sales for CVS Health May Fall in 2Q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VS Health to pay government $450,000 to settle disp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CVS Profitability Declined in 2Q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 new blow, Chevron's Gorgon faces struggle to offload test L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fined $940,000 for fatal gas well explosion, f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not happy with Australian ta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osts 43% drop in Q1 inc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rofit drops but beats expectations on refining marg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rofit falls 43 percent on falling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 fines Chevron $940K for fatal gas well explosion, f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Stock Slipping as Oil Settles at Four Month Lo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axes 500 Bay Area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cutting 1,500 jobs to help cut costs by $1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's Cash Flow Deficit -- Earnings Previ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ect Exxon, Chevron, Conoco to Report Weak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xon Mobil, Chevron Put Squeeze on Buyb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e Tough Times Ahead for Exxon and Chevron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9:52 am Chevron weighs on Dow, slides back near its multi-year low from Monday after reporting at 88.74 -- session low 88.76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Misses on Q2 Earnings on Crude Price Plunge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Stock Tanks Following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osts Lowest Profit in Over a Dec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redicts Oil Prices Will Stay Low for a Long Ti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rofit Plummets After Writedown of Oil Asset Val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rofit Plummets to Lowest in a Dec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Slumps as Q2 Earnings Plunge on Weak Oil Pric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earnings badly miss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osts earnings of 30 cents a share vs $1.16 exp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osts worst profit in nearly 13 ye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profit tumbles 90 percent, misses estimates; shares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quarterly profit drops 90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's Earnings Get Clobbered This Quarter; Here's What You Need to Kn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's Profit Plunges on Impair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's stock slumps after 'weak' second-quarter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's ugly earnings put focus on oil divide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: Elevated Risk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xon &amp; Chevron weigh on Dow; LinkedIn fails to hide issues; Expedia so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xon Profit Drops 51%, Chevron 90% On Low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xon, Chevron Brace for Dark Times Ah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xon, Chevron Bracing for Dark Times Ahead as Oil Slump Ling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xon, Chevron shares have their worst day in ye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ing oil prices shrinks Chevron's profit by 90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e belt-tightening ahead as Exxon, Chevron profits d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il slump pounds ExxonMobil, Chevron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in Worsens for Oil Giants Exxon and Chevr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umbling oil prices slam profit at Exxon Mobil, Chevr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stocks pressured by slumping oil giants Exxon, Chevr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tocks mixed after ExxonMobil, Chevron profits d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clays Cuts Chevron Target On Project Delays, Cash Flow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Stock Slipping on Price Target Cut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Stock Declines With Slumping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Stock Drops as Oil Pric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Takes Harder Punch From Low 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Chevron Corporation Heading For More Trouble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2Q15 Earnings Fall 90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's S.African refinery cuts output after mechanical fau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's S.African refinery cuts output due to mechanical fau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Stock Falls Along With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ron (CVX) Stock Falls as Oil Prices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minion 2Q profit falls 21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minion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minion misses Street 4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Air Lines pilots reject tentative contract: un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ect Delta Airlines' Turbulence to Continue After Earnings Re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rge Majority of Delta Pilots Reject Three-Year Cont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Air (DAL) Stock Closes Lower Amid Airfare Investig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pilots reject tentative labor contract nearly 2-to-1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will stay at Dallas airport until court hears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Air Lines saw unit revenue drop in Ju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uthwest Airlines: Delta's Worst Enemy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ordered to pay $2.7 million for lawsuit de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flight makes emergency landing in Denver due to h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ta Air Lines shrinks Dubai service, points to Gulf carrier grow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celing cancellations not just for Delta main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(DD) Stock Hits 52-Week Low After Chemours Spin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Fined More for Texas Deaths, Named OSHA Severe Violator 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Tumbles to 52-week Low After Chemours Spinoff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SHA adds DuPont to severe violator list after l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agency: Deaths show DuPont has 'failed' safety progr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 DuPont Spin Off Its Liabilities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Issues Statement Regarding Trian's Latest Misleading CNBC Appear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and Kolon Settle Trade Secret Litig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cites DuPont over gas leak that killed 4 work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man in DuPont economic espionage case pleads gui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says Trian-backed breakup would cost $4 b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at Makes DuPont (DD) a Strong Sell?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kers who died at Dupont Texas plant lacked respirators -lawy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's Drop Offers Buying Opportunity Before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6:11 am DuPont misses by $0.03, misses on revs; reduces outlook for Agriculture seg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(DD) Stock Declining Following Earnings Release, Outlook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(DD) Stock Declining Following Earnings Release, Outlook Cut; Jim Cramer Weighs 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Cuts Dividend, Lowers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Cuts Profit Forecast Amid Weaker Agricul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Lowers Dividend, Cuts 2015 Profit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Trims Outlook on Agricultural Weak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cuts forecast on agriculture sales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cuts full-year outlook on weak farm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profit falls 12 p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sees "challenging" months ahead as farm sales wea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warns strong dollar will dent 2015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cuts forecasts on weak agricul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lysts Rein In DuPont Estimates After Q2, Guidance Disappoin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(DD) Stock Price Target Slashed at Jeff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ont sales slump might fuel Peltz ret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to lay off more than 1,000 workers in Iowa, Illinoi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recalls more than 2,000 lawn tractors for crash ris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's Growing P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(DE) Stock Tanking in Pre-Market Trading After Guidance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(DE) Stock is Slumping on Earnings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Lowers Outlook On Strong Dollar, Weak Dem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Profit Tum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Profit Tumbles Amid Glut of Used Farm Equipment at Deal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Reports Decline in Profit as Sales T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Tries to Plow Through Farming Downt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cuts earnings outlook on weak farm, energy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oh dear: John Deere cuts guidance. Opportunity or threat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profit falls 40 pct on weak demand for farm equip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profit falls 40 percent on weak demand for farm equip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profit tumbles 40 pct, cuts 4th-qtr sales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profit tumbles 40 percent, cuts fourth-quarter sales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shares fall 8 percent following weak third-quarter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ohn Deere says farming is still in trou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(DE) Stock Continues to Decline on Lower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 Posts Big Q3 Declines but Beats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's Downturn Will Continue, Morgan Stanley Wa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ere: The Agriculture Downturn Matters After 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 Quick Recovery For Deere Sales: RB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Financial closes mortgage unit, lays off hundreds in Irv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Financial to Terminate Mortgage Origination Lin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says it will close mortgage unit, cutting 46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to Close Home Loans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to Stop Originating Mortgages, Seeks to Cut 46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to close mortgage origination business, cut 46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to layoff 460 employees as it exits mortgage origination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exiting home mortgage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's 4Q profit falls 33 percent on one-time 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Earnings Dented by Expen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paying $18.5M over student loan viol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fails to provide sufficient student loan customer serv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Slammed By CFPB For Illegal Student Loan Servicing Pract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 Financial Services: Volume Surges after Earnings Re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General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t the Bad Times Roll for Dollar Gener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General (DG) Stock Down in Pre-Market Trading on Revenue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General Stock Falls On Sales Miss, Mixed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General trims FY same-store sales growth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ght Revenues Mute Dollar General Earnings Re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ter Dollar General's Revenue Miss, Cramer's Focused on Dollar Tree's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est Diagnostics downgraded by Goldm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t Disney Earnings Could Jolt These ETF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TOCKS-Nasdaq, S&amp;P 500 higher; Dow dragged down by Walt Disn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Walt Disney Co Shares Fell as Much as 10% on Wednes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t Disney (DIS) Stock Continues to Fall on ESPN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t Disney (DIS) Stock Continues to Fall on ESPN Wor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's Why Walt Disney Co Deserved To Fall After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t Disney (DIS) Stock Price Target Reduced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t Disney downgraded by Wells Farg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lls Fargo Tunes Out Walt Disn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t Disney (DIS) Stock Could Break Further to the Downside in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t Disney downgraded by Bernste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Walt Disney Co. breached its 50 day moving average in a Bearish man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cast accuses Discovery of 'extortionate demands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Discovery Communications (DISCA) Miss Q2 Earning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y profit misses Street on weak ad sales, strong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y unlikely to buy back shares this y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ong dollar stings Discovery Communic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y 2Q profit slumps, takes charge on cancelled sh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very profit misses Street on weak ad sales, strong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phi Automotive (DLPH) Stock Downgraded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phi Shares Downgraded To Equal-Weight At Barclays: Here's W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phi to contest pressure to file U.S. taxes despite UK tax b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p GM lawyer, Delphi CEO to face U.S. Senate on deadly ignition fla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phi Automotive (DLPH) Stock Declines on Mixed Earnings, to Purchase HellermannTyt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ly Dollar's Q3 Was Disappointing, But MKM Says It's a 'Non-Event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General warns it may go hostile for Family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2Q profit falls 2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steps up fight, buys Family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General trims FY same-store sales growth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ter Dollar General's Revenue Miss, Cramer's Focused on Dollar Tree's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mer's Stop Trading: Dollar Gener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7:36 am Dollar Tree misses by $0.01, misses on revs; guides Q3 revs below consensus; guides FY16 revs below consens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(DLTR) Stock Slumps as Revenue Misses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Swings to a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second-quarter sales miss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lar Tree swings to net loss, while sales get a boost from Family Dollar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rger Costs Hammer Dollar Tree Earnings, Boost Reven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n &amp; Bradstreet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n &amp; Bradstreet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mond Offshore Drilling Inc Stock Was Down 15% Last Month. Here's W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mond Offshore Slips to 52-Week Low on Weak Pricing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mond Offshore's Q2 revenue falls on weak dem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mond Offshore (DO) Stock Slumping on Price Target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(DOV) Falls to 52-Week Low on Lowered 2015 Outlook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(DOV) Stock Down After Credit Suisse Cut Price Targ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(DOV) Stock Slumping After Cutting Full Year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Reduces Full-Year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Trims Guidance on Weak Fundamentals, Shares Fall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Announces Agreement to Be Acquired by Webster Capital for $8.50 per Sh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Motorsports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On The Defe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ver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erpillar, 3M, Dow Sales Hit By Weak Global Grow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 Chemical (DOW) Stock Slumping After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 Chemical to cut 3% of workforce worldw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 Chemical to trim about 3 pct of global workfo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 Chemical warns of softness in China, shar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ruqi &amp; Faruqi, LLP is Investigating Dow Chemical Co. (NYSE: DOW) on Behalf of its Sharehol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rrency exchange rates hit Dr Pepper Snapple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rden Restaurants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rden cuts jobs, costs to save $20M annu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TE Energy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TE Energy Misses Q2 Earnings Estimates, Raises Guidanc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TE Energy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TE Energy (DTE) Stock Price Target Cut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CEO: Company faced challenging year in 2014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fined $25 million over coal ash pollu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pleads guilty in court to coal ash crim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pleads guilty to causing illegal pollu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to pay $146M to settle lawsuit over CEO ou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will be in federal court for coal ash crim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pleads guilty in federal court for coal ash crim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pollution could continue under proposed perm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seeks delay in suit over North Carolina coal ash sp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, Virginia agree to $2.5 million coal ash sett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ups seek to block Duke Energy coal ash from former clay mi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secutors: Duke Energy could have avoided Dan Ri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secutors: Duke Energy could have avoided Dan River sp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ort: Carolinas residents suspicious of Duke Energy's plans for transmission line to Ashevil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charges Duke with illegal pollution from 5 coal ash dum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utilities show poorly in latest J.D. Power surv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vironmental groups ask judge to dismiss part of Duke su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osition mounts to proposed Duke Energy transmission 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7:15 am Duke Energy misses by $0.04, misses on rev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(DUK) Misses on Q2 Earnings and Revenu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(DUK) Stock Sinking as Earnings Miss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Lags on Q2 Earnings and Revenues, Retains View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misses earnings estimates in down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's quarterly profit falls 11 p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power company Duke Energy's profit, revenue miss estim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ger, suspicion dominate S.C. public hearing on Duke Energy's Foothills transmission 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ke Energy to answer questions about controversial transmission 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Vita Healthcare Partners to pay $450 mln for violating False Claims Act -U.S. Justice Dept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Vita Receives U.S. Civil Subpoena Amid Medicare Prob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Vita to pay $450 million in settlement over drug was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s nail DaVita for $450M in whistleblower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Vita HealthCare Subpoenaed Over Medicare Co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Vita HealthCare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Vita HealthCare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 (DVN) Stock Downgraded at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 downgraded by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: Hedges Can't Hide Weak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 downgraded by Scotia Howard We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n Energy (DVN) Stock Price Target Reduced at Jeff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ectronic Arts must face ex-NFL players' lawsuit over video gam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deogame titan Electronic Arts to lay off more sta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ectronic Arts (EA) Stock Down in After-Hours Trading Despite Earnings B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ectronic Arts Down 4%: FYQ1 Beats; Q2, Year View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s of Electronic Arts drop in wake of first-quarter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deo game publisher Electronic Arts' revenue falls 10.6 p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ectronic Arts Fails To Impress With Q1 B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ectronic Arts: How Investors Should Play The Earnings D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w York AG questions eBay, PayPal on revised user agree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w York AG questions eBay, PayPal on revised user agreements - NY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To Slash 2,400 Jobs In Major Shake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crashes for second time in September leaving users enra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glitch blocks 'signing in' for users in India, US, U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Stock Gets Price Target Slashed at Jeff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Stock Receives Price Target Cut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shutters eBay Now, will rely on couriers such as FedEx &amp; possibly U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closes eBay Now and other mobile ap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Bay shutters eBay Now, will rely on couriers such as FedEx and possibly U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colab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colab (ECL) Stock Earnings Estimates Lowered at Barc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fax goes to US Supreme Court with tax app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upreme Court lets Equifax tax ruling st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fax Downgraded By Baird Analyst On Valuation, 'Heightened Expectations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fax downgraded by Robert W. Bai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rnstein Liebhard LLP Announces That A Class Action Has Been Filed Against Edison Internati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TY ALERT: The Rosen Law Firm Announces the Filing of a Securities Class Action Lawsuit Against Edison International to Recover Investor 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ESTOR ALERT: Faruqi &amp; Faruqi, LLP Encourages Investors Who Suffered Losses in Excess of $100,000 Investing in Edison International to Contact the Fi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merantz Law Firm Announces the Filing of a Class Action Against Edison International and Certain Offic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bbins Arroyo LLP Is Investigating the Officers and Directors of Edison International (EIX) on Behalf of Sharehol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Edison International of Pendency of Class Action Lawsuit and a Lead Plaintiff Deadline of September 4, 2015 -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Investigates Claims On Behalf of Investors of Edison International 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Rigrodsky &amp; Long, P.A. Announces A Securities Fraud Class Action Lawsuit Has Been Filed Against Edison Internati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ESTOR ALERT: Goldberg Law PC Announces An Investigation Of Claims Against Edison International On Behalf Of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Brower Piven Encourages Investors Who Have Losses In Excess Of $100,000 From Investment In Edison International To Contact Brower Piven Before The Lead Plaintiff Deadline In Class Action Lawsu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RTANT SHAREHOLDER ALERT: Wolf Haldenstein Adler Freeman &amp; Herz LLP Announces That a Federal Securities Class Action Lawsuit Has Been Filed Against Edison International, Inc. in the United States District Court for the Southern District 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dison International, Inc. Shareholder Alert: Former SEC Attorney Willie Briscoe and Powers Taylor Investigate Possible Breaches of Fiduciary Duty by Officers and Direc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fshitz &amp; Miller Law Firm Announces Investigation of Celladon Corporation, Edison International, Inc., Louisiana Bancorp, Inc., Navient Corp., On Deck Capital, Inc., Thoratec, and Vivint So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Brower Piven Encourages Investors Who Have Losses In Excess Of $100,000 From Investment In Edison International To Contact Brower Piven Before The Lead Plaintiff Deadline In Class Action Lawsu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Reminds Shareholders of Edison International of Pendency of Class Action Lawsuit and a Lead Plaintiff Deadline of September 4, 2015 -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Reminds Shareholders With Losses on Their Investment in Edison International of Class Action Lawsuit and Upcoming Deadline -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DING ALERT: The Rosen Law Firm Reminds Edison International Investors of the Important Deadline in the Class 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tsubishi Heavy Says Edison Claims $7.57 Billion in Dam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Edison International of Pendency of Class Action Lawsuit and a Lead Plaintiff Deadline of September 4, 2015 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RTANT INVESTOR ALERT: Goldberg Law PC Announces Securities Class Action Lawsuit against Edison International and Advises Shareholders to Contact the Firm Prior to the Lead Plaintiff Dead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URITIES ALERT: The Rosen Law Firm Announces the Filing of a Securities Class Action Lawsuit Against Edison International to Recover Investor Losses 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uthern California Edison Disappointed with CPUC Judge Ru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SUIT ALERT: The Law Firm of Andrews &amp; Springer LLC Announces That a Securities Fraud Class Action Has Been Filed Against Edison International 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dge rules SoCal Edison had illegal communications with CPU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Reminds Shareholders with Losses on their Investment in Edison International of Class Action Lawsuit and Upcoming Deadline 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'Let's Call The Whole Thing Off'...Deutsche Bank Cuts Edison View In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dison Int (EIX) Stock Price Target Cut at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dison downgraded by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The Law Offices of Vincent Wong Notify Investors of Class Action Involving Edison International and a Lead Plaintiff Deadline of September 4, 2015 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ESTOR ALERT: Faruqi &amp; Faruqi, LLP Encourages Investors Who Suffered Losses In Excess Of $100,000 Investing In Edison International To Contact The Fi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URITIES FRAUD ALERT: The Law Firm of Andrews &amp; Springer LLC Announces That A Securities Fraud Class Action Has Been Filed Against Edison International 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Edison International of Pendency of Class Action Lawsuit and a Lead Plaintiff Deadline of September 4,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uthern California Edison Responds to CPUC Judge Ru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3:47 am Edison unit Southern California Edison responds to CPUC ru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URITIES ALERT: The Rosen Law Firm Reminds Edison International Investors of the Important September 4, 2015 Deadline in the Class Action -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SUIT ALERT: The Law Firm of Andrews &amp; Springer LLC Announces That a Securities Fraud Class Action Has Been Filed Against Edison International -- E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Reminds Shareholders With Losses on Their Investment in Edison International of Class Action Lawsuit and Upcoming Dead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Bronstein, Gewirtz &amp; Grossman, LLC Reminds Investors of Class Action against Edison International and Lead Plaintiff Deadline of September 4,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Brower Piven Encourages Investors Who Have Losses In Excess Of $100,000 From Investment In Edison International To Contact Brower Piven Before The Lead Plaintiff Deadline In Class Action Lawsu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cuts profit, sales growth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 mixed bag for Estee Lau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(EL) Stock Slipping Following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beat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sales fall first time in 3 qt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sales fall first time in three quar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sales miss as skin care products lose sh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sales miss on lower skin care product dem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: The End of Beat-and-Ra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ee Lauder (EL) Stock Earnings Estimate Lowered at Deutsche B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tivist Elliott reaches standstill agreement with EM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tivist investor Elliott publicly urges EMC to spin off VMw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ta storage company EMC gives muted outlook, to cut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Stock Declining, a Target for Cybersp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Stock Slips as it Plans to Sell Syncpli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cuts profit forecast as bookings fall at VMware un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Posts Profit Decline, Further Cuts Year Vi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employees brace for more layoffs as the company vows to cut $850 million in expen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Exploring Reorganization Alternativ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C Stock Slumps Amid Pressure to Restructure its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EMC is feeling the h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Eastman Kodak Co. Stock Fell 11.9% in Ju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ber Maker Slumps Amid Eastman Chemical Contract Disp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erson Electric (EMR) Stock Declines on Negative Analyst No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erson Electric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erson Electric Co Continues to Face Headwi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erson Electric Profit Drops 23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erson earnings take hit; CEO Farr expects continued 'difficult' condi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erson downgraded by Arg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OG Resources Free Cash Flows Turn Negative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EOG Resources Debt Rising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OG Resources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OG Resources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OG Resources (EOG) Stock Falling Amid Decline in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OG Resources (EOG) Stock Gets Rating Downgrade at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OG Resources downgraded by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Oppenheimer Downgraded EOG Resources And Marathon 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OG Resources 2Q15 Revenues Fell 41% from Last Y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ty Residential Q1 FFO Misses by a Penny, Guides In Lin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T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T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T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ress Scripts says costly new cholesterol drugs could 'wreak havoc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ress Scripts says costly new cholesterol drugs could wreak havo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lers target Express Scrip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*TRADE Earnings Miss on Low Trading Activity, Revenue Up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TG chief steps down amid SEC trading prob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*TRADE Financial Posts Mixed Results for Ju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Market Is Revaluing E*TRADE on Lower-than-Expected 2Q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aton to pay $147.5M to settle trade secret su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a Strong U.S. Dollar Hurting Eaton Corp's (ETN) Busines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aton (ETN) Stock Drops on Earnings Results, Weak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aton (ETN) Stock Price Target Lowered at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aton downgraded by Atlantic Equ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: Radiation rule violation should get lower r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ups have concerns with 3 Entergy nuk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 downgraded by Goldm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6:52 am Entergy misses by $0.31, misses on revs; reaffirms FY15 EP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 Corporation (ETR) Lags Q2 Earnings and Revenu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 Q2 Earnings &amp; Revenues Miss Estimates, Down Y/Y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ergy (ETR) Stock Price Target Cut at Jeff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g Cap 20: Does Edwards Lifesciences Have More Left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elon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s preparing to hammer Exel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pco Holdings Misses Q2 Earnings; Exelon Merger in Focu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.C. Regulators Reject Exelon's $6.8 Billion Bid for Pep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.C. Regulators Reject Pepco-Exelon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.C. commission rejects Exelon-Pepco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C regulators reject proposed merger of Exelon, Pep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elon (EXC) Stock Slumping as Pepco Merger Blo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elon Bid for Pepco Rejected by DC Regula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elon's $6.8 Billion Pepco Deal in Doubt After D.C.'s Rej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pco (POM) Stock Plunges After D.C. Rejects Exelon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pco Plunges 16% After Regulators Nix Exelon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pco shares tumble 17% as D.C. commission blocks Exelon deal-- re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pco-Exelon Merger Rejected by Regula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ulator rejects $6.8 bn Exelon-Pepco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.C. Regulators Reject Exelon's Bid For Pepco. What Now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edia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el Industry Assails Expedia-Orbitz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el trade group blasts proposed sale of Orbitz to Exped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el trade grp blasts Expedia-Orbitz pl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el industry urges gov't to reject Expedia-Orbitz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s take aim at Expedia-Orbitz tie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edia's Troubled Merger Doesn't Hold Stock 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vy mauls Ford in new series of a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Recalls Vehicles for Compliance Issue; Shares Fall 0.8%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w GM's Chevy Silverado Clobbered the 2015 Ford F-150 This Y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Ford F-150 Is Getting Clobbered This Y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 Strong US Dollar Could Hurt Ford and General Motors Q2 Prof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1st-qtr profit misses expectations, 2015 profit outlook affi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India to recall 20,752 EcoSport cars to inspect corrosion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Issues Safety Compliance Recall in North Americ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Issues Two Safety Compliance Recalls in North Americ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Motor recalls vans, SUVs over panel, seat belt iss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first-quarter profit misses expectations, 2015 profit outlook affi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recalls 432K cars because of software proble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recalls 433K cars because of software proble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recalls F-150 pickups for steering shaft proble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recalls over 220,000 vehicles in North America for 3 iss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temporarily halts edge sales to repair fla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Short Interest Ri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suit Accusing Ford, IBM of Aiding Apartheid Cannot Proceed, Court S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na's Auto Sales May Fall for First Time Since 2000: Fo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Motor Company Issues Safety Compliance Recall in the United St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sh test results a blow to Ford new aluminum F-150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(F) Stock Falls Following F-150 Crash Test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Defends Safety And Repair Costs Of New Aluminum F-150 Pick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Responds To F-150 Safety Test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's aluminum F-Series gets mixed revi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New Ford F-150 Is Somewhat Safe, But Repairs Are Expe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new Ford F-150 pickup truck is safe but costs more to fi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es This Crash Test Mean Ford's Aluminum F-150 Is Unsafe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Ford is shredding cash...liter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You Should Sell Cummins, Avoid Ford and U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15 Ford F-150 Supply Constraints Are Still Helping G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(F) Stock Retreats as Car Sales Fall in Chin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China sales growth declines for third month; July down 6 pct yr/y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's (F) China Retail Sales Decline 6% in July &amp; 0.7% YTD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the 2015 F-150 Didn't Boost Ford's Prof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Headlight Failures Prompting Wrecks Draw Second U.S. Prob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Motor Company Issues Safety Compliance Recall in North Americ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recalls 26,400 trucks, models F-650 and F-750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watchdog joins German investigation of Ford -sou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d (F) Recalls F-650 &amp; F-750 Vehicles for Seat Belt Iss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w Hard Will China's Slump Hit Fo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tenal (FAST) Stock Price Target Cut at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tenal's (FAST) May Sales Dampened by Industrial Slump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tenal (FAST) Stock Declined on Mixed Second Quarter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s Slump After Fastenal Company (FAST) Beats On Earnings, Misses On Reven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tenal downgraded by Robert W. Bai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tch court - Facebook must turn over user data in sex video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glitch makes outside links disapp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must hand over New York users' info to prosecutors, court ru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Q2 Earnings Coming Amid Heavy Spe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Down Before Earnings But Gets 2 PT Hik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Ordered by Hamburg Regulator to Allow Pseudony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(FB) Stock Falls in After-Hours Trading Despite Earnings B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CFO: Expect growth to keep slow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lips: Ad Rev Growth Decelerating; Trims OpEx Vi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dips as expenses bite into reven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dips, revenue surges on mobile a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down 9% at $715 ml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falls 9 pct as costs so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(FB) Stock Slipping Following Earnings Re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lumps Despite Q2 Beat: Where's WhatsApp In All That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disliked; Whole Foods falls short; Wynn up despite losing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drops on earnings; Whole Foods falls to 52-week 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is sli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hares dip as results fail to imp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tock opens lower despite upbeat analy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is losing one of its revenue streams because everyone is glued to their pho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Dealt A Blow In Europe's Privacy C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Accused Of Lies, Cheating And Theft Of YouTube Video Con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Accused Of Lies, Cheating and Theft Of YouTube Video Con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(FB) Stock Declines, Faces Ad Sales Challenges in Ind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truggles to sell advertising in Ind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tock Falls after 2Q15 Earnings Re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's 'M' Personal Assistant Faces Significant Challen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must obey German law even if free speech curtailed - mini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Is Heading for a Deep Pull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itter, Facebook: Targets Lowered at Pivotal on Higher Capital Co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nefit Fraud Probe Targets 400 Facebook Us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Weak Ahead Of Wednesday's Earnings Re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must allow users to use pseudonyms, German regulator s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rman privacy watchdog orders Facebook to stay out of usernam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rman regulator orders Facebook to allow pseudony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l Facebook, Say Bearish Cha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Falls 4% Despite Q2 Beat, Higher User Grow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falls 9 pct as costs soar, shares sl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falls 9 percent as costs so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falls 9 percent as costs soar, shares sl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profit falls nine percent as costs so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hares slide even as profit beats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stock slides even as 2Q results so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's Heft Comes at a Co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, Whole Foods slip after earnings repo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Heft Comes at a Co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Facebook Being Hurt by the Stronger Dollar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Q2 Earnings Miss But Mobile Ad Growth Strong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nd Manager Says 'Stay Away' From Faceb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estors React as Facebook Stock Slumps After Earnings - Stocks in the N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ning Update: Whole Foods Tumbles, Facebook Disappoi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&amp;P 500 Futures Are Little Changed Before GDP; Facebook Retrea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DATE 3-Facebook profit falls 9 pct as costs so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s may be the biggest threat to Facebook right n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es Facebook Inc. Lie, Cheat, and Steal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s Chinese messaging app is taking the country by storm and Facebook should pay atten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cancelled a student's internship after he highlighted a massive privacy iss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rescinds a Harvard student internship after he points out privacy ga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 un-friends intern who exposed app fla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vard student loses Facebook gig for app that shows fla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vard student loses Facebook internship after exposing privacy fla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Facebook Repelling Top Talent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lice believe alleged gang leader posted a chilling Facebook update after beginning bloody stand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mpa investment advisor faces prison for $9M Facebook stock sche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's last push into e-commerce was a disaster but it's gearing up to try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's last push into ecommerce was a disaster but it's gearing up to try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's last push into ecommerce was a disaster, but it's gearing up to try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et the scrappy team of Facebookers 'whose explicit goal is to get you off Facebook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et the scrappy team of Facebookers whose explicit goal is to get you off Faceb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are Facebook: Kik Is Racing To Build A Global Chat Platfo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3 Reasons to Be Skeptical About Facebook, Inc.'s Valu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social: Twitter Undercuts IPO, Facebook Sells 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chnical Scenarios for a Pullback in Facebook (FB)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chnical Scenarios for a Pullback in Facebook (FB) St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book: Man pleads guilty to sending 27 million spam mess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'Spam King' just pleaded guilty to violating a court-ordered Facebook ban and sending 27 million mess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enses: The Only Setback in Facebook 2Q15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rman justice minister asks Facebook to delete racist p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rman justice minister takes aim at Facebook over racist p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rmany Tells Facebook: Get Tougher on Racist Anti-Refugee P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mer's Stop Trading: Freeport-McMoR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(FCX) Stock Plummeting on Lower Copper Prices, Mixed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(FCX) Stock Slips as Commodities Get Cru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(FCX) Stock Tumbling on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Posts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Takes Another Huge Earnings H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agrees to pay $137.5M to end lawsu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Freeport-McMoRan Inc. Stock Dropped 10% To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: 2Q15 Earnings, Outlook Fail to Cheer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ing Commodity Prices Leave Few Options for Freeport-McMoR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ne Reason Freeport-McMoRan (FCX) Stock Closed 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Slumps 12% As Oil, Commodity Prices Shriv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Stock Seesaws on Offering N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Continues to Trade Weakly: Investor Takeaw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Halts Indonesian Copper Expo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(FCX) Stock Down as Metals Sl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Continues to Sag as Copper Prices Trade Weak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Slump: Falling Crude Prices Add Fuel to F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9:47 am Freeport-McMoRan (-5%) falls to 13 year 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port-McMoRan (FCX) Stock Falling with Copper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ly Dollar's Q3 Was Disappointing, But MKM Says It's a 'Non-Event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ly Dollar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ly Dollar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ly Dollar rejects Dollar General b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ly Dollar rejects latest bid from Dollar Gener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Denies Illegal Drug Delivery Char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faces U.S. criminal charges over online pharmac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indicted for shipping illegal online pharmacy me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indictment on illegal drug shipments will go forw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dge says he won't toss FedEx drug indic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10:43 am FedEx confirms that the EC initiated a Phase II review, in connection with its offer to acquire TNT Express N.V (&lt;a href="/q?s=tntey" name="tntey"&gt;TNTEY&lt;/a&gt;)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ssels launches in-depth probe into FedEx-TNT tie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 Probes FedEx-TNT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 opens anti-trust probe into FedEx-TNT Express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 opens anti-trust probe into FedEx/TNT Express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 opens anti-trust probe into FedEx/TNT Express tie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 to probe FedEx takeover of Dutch rival T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Bid for TNT Faces In-Depth Review as EU Raises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Faces In-Depth EU Probe Into Bid to Take Over T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moves to 4Q loss, results miss Wall St.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dEx shares fall on weak quarter, disappointing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[$$] EU Probes FedEx, TNT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FedEx's $4.8B Proposal to Buy TNT Express in Trouble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ropean Regulators Launch Probe of FedEx-TNT 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rstEnergy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 Downgrades F5 Networks, Boosts Price Target To $132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5 Networks Downgraded At Piper Jaffray; Stock Is Fairly Valu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5 Networks downgraded by Piper Jaffr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5 Stock Dips, Piper Jaffray Sees Earnings Slow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5 Stock Downgraded By Citigroup On Revenue Grow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5: Piper Cuts to Hold, Shares Fairly Value Growth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5 Networks Q3 Revenue, Profit Growth Seen Slow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5 Networks revenue misses estimates as big deals slow 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y Insider Selling in Aquinox, GoPro, Dyax, F5 and M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delity National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Bancorp cutting up to 100 bran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Bancorp to Consolidate Up to 100 Bran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CEO makes ex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(FITB) Q2 Profits Down on Lower Revenu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Bank posts sharp decline in net income for 2Q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Bank posts sharp drop in 2Q pro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Bank posts sharp drop in Q2 pro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Profit Drops as Revenue Decli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downgraded by Citigro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fth Third to close another Greater Cincinnati bran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7:32 am FLIR Systems misses by $0.01, beats on revs; reaffirms FY15 EPS guidance, rev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R Systems' Q2 Earnings Lag on Currency Woes, Up Y/Y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or Misses Earnings on Low Revenues, Reaffirms Guidanc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or misses 4Q revenue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or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or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or (FLR) Stock Falls on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or Misses Q2 Earnings on Macro Issues, Cuts Guidanc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or drops on 2Q results and reduced outlook for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owserve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owserve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owserve downgraded by BB&amp;T Capital Mk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 Subpoenas Flowserve in Bribery Prob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Corp. Faces Currency Pressure, End-market Challeng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nal care specialist FMC hit by US healthcare c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Corp.'s (FMC) Q2 Earnings Fall Shy, Cuts FY15 View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Corporation Announces Plans to Delist from Chicago Stock Excha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Corp. Sinks to 52-Week Low as Challenges Pers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Corp downgraded by Longb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Group (FOSL) Stock Price Target Decreased by Analy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 a Reason Fossil (FOSL) Stock is Slum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head of the Bell: Fossil 4Q results, outlook disappo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Group misses Street 4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Group's 4Q results, outlook disappo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shares fall on impact from stronger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Group (FOSL) Falls: Stock Goes Down 6.2%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Fossil Group's (FOSL) Earnings Miss on Weak US Comp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:15 pm Fossil reports Q2 results, misses on revs; guides Q3 EPS below consensus; guides FY15 EPS below consens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(FOSL) Stock Slumping in After-Hours Trading on Revenue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Cuts Earnings Guidance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Falls 5%: No Mention of Apple, Upbeat on Coming Weara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Stock Slumps on Revenue Miss, Earnings Beat - Stocks in the N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cuts outlook, shares drop in late tra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takes $50.9M sales hit in Q2 from currency exchange r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(FOSL) Stock Price Target Cut at KeyBan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Already Feeling The Heat From Apple Watch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Still A Sell After 'Noisy' Quarter, Piper S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Stock Slumps on Revenue Miss, Earnings B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ssil Group Posts Mixed Q2 and Cut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enty-First Century Fox (FOXA) Stock Drops, 'Fantastic Four' Misses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rst Solar -- Bear Chart of the 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rst Solar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rst Solar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(FTI) Stock Falls on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Feels the Pinch From the Energy B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Misses Q2 Earnings on Low Land Activity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Plans Further Headcount Reduc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Shares Dip 10 Percent on Bleak Second Quarter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expects more job cuts this y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MC Technologies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's Why FMC Technologies Stock Fell 10% To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nt to Blame Something for FMC Technolgies 17% Decline in July? Here It Is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3 Reasons Frontier Communications Stock Could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ontier Airlines CEO steps down citing personal reas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ontier Communications pos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ontier Communications pos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misses 1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posts 3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Q2 Earnings Miss Estimates, Guidance Intact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INC. SHAREHOLDER ALERT: Rigrodsky &amp; Long, P.A. Announces Investigation Of Buy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wood Feffer LLP Announces Investigation of AGL Resources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AGL Resources Inc. of Commencement of an Investigation Concerning the Fairness of the Sale of the Company to Southern Co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issLaw LLP Investigates AGL Resources, Inc. Acquisi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INVESTOR ALERT BY THE FORMER ATTORNEY GENERAL OF LOUISIANA: Kahn Swick &amp; Foti, LLC Investigates Adequacy of Price and Process in Proposed Sale of AGL Resources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Inc. Shareholder Alert: Former SEC Attorney Willie Briscoe and Powers Taylor LLP Investigate Merger with Southern Compa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downgraded by Arg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yan &amp; Maniskas, LLP Announces Investigation of AGL Resources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Brower Piven Commences An Investigation Into The Proposed Sale Of AGL Resources, Inc. And Encourages Investors To Contact The Firm For Additional Inform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AGL Resources Inc. of Commencement of an Investigation Concerning the Fairness of the Sale of the Company to Southern Co. -- GA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Resources Inc. Stockholders Encouraged to Contact Securities Law Firm about Takeo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Shareholder Notice: Faruqi &amp; Faruqi, LLP Announces the Investigation of AGL Resources Inc. (GAS) Over the Proposed Sale of the Company to Southern Compa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S SHAREHOLDER ALERT: The Law Offices of Vincent Wong Launches an Investigation of the Board of Directors of AGL Resources Inc. Regarding the Sale of the Company to Southern Co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L SHAREHOLDER NOTICE: Faruqi &amp; Faruqi, LLP Announces the Investigation of AGL Resources Inc. (GAS) Over the Proposed Sale of the Company to Southern Compa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J lawyers oppose GE unit's sale to Electrolux - sou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ectrolux CEO seeks to rescue GE deal after legal b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ulatory rebuffs could force GE to seek other deals, more buyb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ues to block GE appliance business sale to Electrolu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ulators Tell AIG, Prudential and GE Capital to Improve 'Living Wills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regulators tell two insurers and GE Capital to upgrade resolution pla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risk panel keeps GE Capital designated as systemically ris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 Stock Lower Than Day It Revealed GE Capital Sale, Buyback Progr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lead patents on costly hepatitis C drug challenged in five count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tocks mixed as Gilead Sciences and Monsanto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tocks mixed; Gilead Sciences, Monsanto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ogen And Gilead Sciences Catch The Eye Of Short Sell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 (GLW) Stock Stalling Following Rating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 downgraded by BofA/Merr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s Is Corning's Dilemma, According To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4K TV Cannot Save Corning, Warns Analy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 2Q profit falls 74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's long-time CFO Flaws to retire, replaced by Tony Tripe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 (GLW) Stock Falls After Earnings Re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 sales miss Street on weak demand for LCD gla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 (GLW) Stock Earnings Estimates Cut at Jeff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ning Continues to Slip Toward a Major Buy Z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 Strong US Dollar Could Hurt Ford and General Motors Q2 Prof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uld Plodding GM Undermine Tesla's Cheaper Model 3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India to recall 1.55 lakh vehic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India to recall 155,000 vehic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Recalls 780,000 SUVs for Defective Lift Gat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Stock Plunges Below IPO Price; Will It Ever Rebound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TC probes GM dealers' 'certified used' clai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all lawsuits, costs, probes still haunt General Mo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W, GM shudder as China profit engine sput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onger US Dollar Continues to Pummel General Mo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nsion plan makes GM look less entic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zil GM plant on strike; Mercedes eyes job c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(GM) Stock Down as Chinese Auto Industry Strugg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(GM) Recalls 73,424 Cobalts in US &amp; Canad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adds 181,000 cars to 2014 headlight rec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AW blasts GM for possible China-to-U.S. ex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AW blasts GM over possible Chinese im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AW blasts GM plan to sell Chinese-made cars in 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 unions are angry with GM over a possible Chinese imp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(GM) Adds 181,000 Cars to Headlight Rec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w Badly Will the China Slowdown Hurt General Motors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l General Motors On China Risk: Morgan Stanl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mping Car Sales in China Contribute to GM 52-Week 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 times more deaths linked to faulty switch than GM first repo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eral Motors to halt production in Argentina for 4 days in Se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 of the Day: Keurig Green Mountain (GMCR) - Bear of the 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MCR INVESTOR ALERT: Investigation of Keurig Green Mountain, Inc. Announced by The Law Offices of Howard G. Smi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RTANT INVESTOR ALERT: Goldberg Law PC Reminds Investors With Losses Greater Than $100,000 in Keurig Green Mountain, Inc. of August 18, 2015 Dead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(GMCR) Stock Declining Following Price Target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Support Trails 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's Troubles Linger: Faces Lawsuits and Lower Target Pric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URITIES ALERT: The Rosen Law Firm Reminds Keurig Green Mountain, Inc. Investors of the Important Deadline in the Class Action Filed by the Fi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Reminds Shareholders of Keurig Green Mountain, Inc. of Pendency of Class Action Lawsuit and a Lead Plaintiff Deadline of August 18, 2015 -- GMC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nTrust Slashes Keurig Green Mountain's Target, Calls For 'More Realistic Earnings Outlook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dbush Slashes Keurig Green Mountain Target By $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Keurig Green Mountain is Getting Ki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TY ALERT: The Rosen Law Firm Announces Filing of Securities Class Action Lawsuit Against Keurig Green Mountain, Inc. -- GMC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(GMCR) Stock Price Target Lowered at KeyBan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slumps on 2Q results and lower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hares fall after disappointing quarter,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Reminds Shareholders of Keurig Green Mountain, Inc. of Pendency of Class Action Lawsuit and a Lead Plaintiff Deadline of August 18, 2015 - GMC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Announces the Filing of a Class Action Against Keurig Green Mountain, Inc. and Certain Officers - GMC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The Law Offices of Vincent Wong Notify Investors of Class Action Involving Keurig Green Mountain, Inc. and a Lead Plaintiff Deadline of August 18, 2015 - GMC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Law Offices of Howard G. Smith Announces the Filing of a Securities Class Action on Behalf of Keurig Green Mountain, Inc.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s Wall Street Firm Just Took Keurig Green Mountain Inc to the Grinder -- Should You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court revives investor lawsuit vs Keurig Green Moun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court revives lawsuit vs Keurig Green Moun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Yet Another Reason Why Keurig Green Mountain, Inc. Can't W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 Are Wedbush's 'Long-Term Concerns' About Keurig Green Moun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Levi &amp; Korsinsky, LLP Notifies Shareholders of Keurig Green Mountain, Inc. of Pendency of Class Action Lawsuit and a Lead Plaintiff Deadline of August 18,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Keurig (GMCR) Disappoint Q3 Earnings Estimate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ECTED: Keurig stock falls 25% on weak sales, workforce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Cuts Its Forecast After Pod Demand Slo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Takes Another Sales Hit, Cuts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's Founder Loses $144M In Minutes As Shares Come Crashing 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, Inc. Third-Quarter Earnings: Shares Sinking After-Hours - Stocks in the N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tock Plunge Heaps Pressure on Soda Gadg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earnings dive 27%, company axes 5% of workfo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eliminating 5% of workfo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plunges on 3Q sales; says it will cut around 33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quarterly profit falls 27 p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tock falls 25% on weak sales, workforce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to cut 5 pct of workforce as revenue misses targ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to cut 5.0 pct of workforce as revenue misses targ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sla Drops, Keurig Flops, Hebalife Tops Earning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Keurig Green Mountain (GMCR) Stock Be Hurt by Weak Guidance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ke Takes Cold $1 Billion Bath on Keuri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MCR INVESTOR ALERT: The Law Offices of Howard G. Smith Reminds Investors of the Lead Plaintiff Deadline in the Class Action Lawsuit Against Keurig Green Mountain, Inc.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Downgrades Keurig, Calls Move 'Three Quarters Too Late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(GMCR) Stock Tanks on Weak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(GMCR) Stock Tanks on Weak Guidance as Jim Cramer Com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Gets Roa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Shares Plummet After Sales Forecast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Sinks On Q4 Outlook, Downgrad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tn downgraded by Canaccord Genu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Plunges After K-Cup Maker Cuts Sales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business model broken: Greenber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coffee loses steam, cuts 5% of workforce as sales sl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downgraded to hold, stock drops 28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is cras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loses steam, cuts 5% of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ays 200 Vermont workers to be laid 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hares dive on downturn in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hares take a big h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hares tumble 30% after reduced sales and earnings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stock plunge costs Coca-Cola $569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turnaround plan a telling sign of a floundering business, analysts s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gan Stanley Highlights Keurig Green Mountain's Third Straight Quarter Of Negative Revisions, Downgrades To Equal-We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Pomerantz Law Firm Reminds Shareholders With Losses on their Investment in Keurig Green Mountain, Inc. of Class Action Lawsuit and Upcoming Dead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Alert: Bronstein, Gewirtz &amp; Grossman, LLC Reminds Investors of Class Action against Keurig Green Mountain, Inc. and Lead Plaintiff Deadline of August 18,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sla production problems, Keurig sales slump, SeaWorld attendance sin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o More Downgrades For Keurig Green Moun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 stocks edge lower in early trading; Keurig plun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Keurig Green Mountain Stock Plunged 29% This Mor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 Plummets Most in 3 Ye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layoffs latest blow to struggling Vermont t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's next big thing is looking increasingly doo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DING ALERT: The Rosen Law Firm Reminds Keurig Green Mountain, Inc. Investors of Important August 18, 2015 Deadline in Class Action Filed by Firm -- GMC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kness Seen in Keurig Green Mountain (GMCR): Stock Tumbles 29.8%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the Selloff in Keurig Green Mountain Is Likely to End So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PM Reminds Investors of the Upcoming Deadline in the Class Action on Behalf of Keurig Green Mountain, Inc.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Mountain: Analyst Slashes Price Target, Insists Stock is Still a Bu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PM Announces Expanded Class Period in the Securities Class Action That It Has Filed on Behalf of Keurig Green Mountain, Inc. Inves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eurig Green Stock: Will It Continue To Tank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EHOLDER UPDATE: Levi &amp; Korsinsky, LLP Notifies Shareholders of Keurig Green Mountain, Inc. of Expanded Class Period and a Lead Plaintiff Deadline of August 18, 2015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assin's Creed Unity" game delay hurts GameStop's reven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must face $120 million suit over mortgage securities - cou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profit hit by weak fixed-income tra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Q2 earnings dive on $1.45 bn legal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Q2 earnings dive on $1.545 bn legal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Q2 earnings dive on hefty legal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Q2 earnings slump on legal c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earnings drop 67% on $1.5 bn legal cha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second-quarter earnings drop on legal c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profit hit by big legal provision, weak bond tra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gal bills and bond trading woes halve profits at Goldman Sach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Fined $1.8 Million by Finra Over Inaccurate Trading Dat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must pay $1.8 million for reporting failures-FINR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must pay $1.8 million for reporting failures: FINR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must pay $1.8 mln for reporting failures-FINR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unit must pay $1.8 mln for reporting failures -FINR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Fined by FINRA for Reporting, Supervisory Failure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falls out of list of top-10 European fund manag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Raises Estimate of Possible Legal Losses to $5.9 Bill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Raises Legal-Loss Ra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Raises Possible Legal Cost Estimate to $5.9 Bill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Has $5.9 Bil Worth Of Disdain For Legal Fe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Sachs raises range of potential legal c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raises top end of legal-loss estim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raises top range for potential legal co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aysia officials visit Goldman office as part of 1MDB probe - sour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EAT-UPDATE 1-Malaysia officials visit Goldman office as part of 1MDB probe -sour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's Higher Legal Risks Masked in $272 Million Sett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ldman Distressed-Debt Traders Ensnared in Market Turm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dyear Tire (GT) Stock Slipping Following Two Notch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dyear Tire to cut up to 390 workers in Euro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dyear to shut down UK manufacturing plant, cut 360-39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DATE 1-Goodyear to shut down UK manufacturing plant, cut 360-39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dyear Tire shares fall after earnings war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dyear to Build Tire Factory in San Luis Potosi, Mexico...Meets Growing Market Demand for Premium Tires in the America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dyear to close Latin American office, move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dyear profits losing ai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re maker Goodyear's revenue falls 10 pct on strong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inger (GWW) Shares Fall on Reporting Flat May Sal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inger's Q1 Earnings, Revenues Trail Estimat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.W. Grainger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.W. Grainger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inger Detects Cybersecurity Inci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inger Falls Prey to Cyberattack; No Serious Impact Yet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.W. Grainger Reports Cyberatt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Grainger Q2 Earnings Suffer on Canadian Dollar Slump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.W. Grainger downgraded by RBC Capital Mk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inger's (GWW) July Sales Dip 1% on Currency Headwi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(HAL) Stock Closed Down After Oil Settled L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il Services: Will Offshore Drilling Slump Sink Halliburton, Schlumberger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OKs Extended DOJ Review on Baker Hughes Deal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and Baker Hughes extend DOJ review peri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, Baker Hughes Agree to Extend Antitrust Review Peri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, Baker Hughes agree to extend antitrust review period on mer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ish Expectations for Halliburton 2Q15 Reven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and Halliburton are tan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ker Hughes falls on fears Halliburton deal blo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2Q profit falls on costs tied to oil slow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Faces Antitrust Hurdles Over Baker Hug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Sees Profit Fall By 93 Per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Slick After Antitrust Concerns Surfa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reports 1Q loss on costs tied to oil price sl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says 9000 jobs cut in 6 mth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says has cut 9,000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says has cut 9,000 jobs in wake of oil's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seen facing antitrust issues on Baker Hughes deal- Bloomber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to cut up to 8% of workfo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-Baker Hughes megadeal reportedly faces antitrust 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gerian oil union shuts down Halliburton operation over job c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(HAL) Stock Slides on Oil 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(HAL) Stock Tumbles With Slumping Oil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ropean regulators ask Halliburton for more merger information: compa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(HAL) Stock Declines on Baker Hughes Regulatory Scruti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(HAL) Stock Declining as Oil Prices 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(HAL) Stock Down as Oil Prices Dr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iburton (HAL) Stock Up as Oil Prices Incr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man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ep Cherokee hack fallout: Chrysler, Harman face suit; concern rising over connected c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man Int'l (HAR) Stock Price Target Cut at Pacific Cr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man International (HAR) Falls: Stock Goes Down 5.9%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bro (HAS) Stock Falls on BMO Capital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bro downgraded by Piper Jaffray and Wells Farg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traders are buying Hasbro p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ntington Bancshares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Huntington (HBAN) Miss Q1 Earnings on Higher Cost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dson City (HCBK) Lags Q1 Earnings on Lower Revenue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dson City (HCBK) Q1 Earnings Disappoint, Profit Down 86.1%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dson City's Profit F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Hudson City Bancorp Earnings Continue to Weigh Down Its Merger Hopes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dson City Bancorp, Inc. Advised of Further Regulatory Delay on Merger Application Submitted by M&amp;T Corpo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dson City 2Q net income falls amid continued wait to be acquired by M&amp;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CP Announces Resignation of Chief Investment Offic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me Depot admits 56 mln credit cards may have been compromised during hack att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ss reports 1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ss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ss suspends Iraqi Kurdistan operations, evacuates sta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ss hurts on lower pr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ss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tford Financial (HIG) Stock Down in After-Hours Trading on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ley-Davidson (HOG) Stock Slipping After RBC Rating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ley-Davidson downgraded by RBC Capital Mk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ley-Davidson recalling 66,421 motorcyc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BC Downgrades Harley-Davidson, Cautions Operational Estimates Are 'Too High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ley-Davidson is recalling more than 185,000 bik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ley-Davidson results hit the brak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iangle photographer accuses Harley-Davidson of copyright infring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EOC sues Honeywell over medical testing poli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 antitrust watchdog eyes DuPont, Honeywe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neywell to close Cranston plant by end of y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.S. agency sues Honeywell over employee wellness te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t the close: Strong dollar kills Honeywe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U says Honeywell, DuPont car refrigerant deal may be illeg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neywell unit probed in toxic gas leak in Illinoi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wood Drops After InterContinental Says Not in Tal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wood Hotels profit falls, trims 2015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wood Hotels quarterly profit falls 11 p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wood falls after rival rebuts report of merger tal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merich &amp; Payne (HP) in Focus: Stock Falls 6.2% in Session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merich &amp; Payne (HP) in Focus: Stock Lost 6.2% Last Friday (Revised)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wlett-Packard profits fall on strong dol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wlett-Packard to split into two public companies, lay off 5,000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wlett-Packard Company -- Moody's downgrades Hewlett-Packard Company to Baa2; outlook s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en Will Hewlett-Packard See Sale Growth? Not Y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wlett-Packard Price Targets Cut Ahead Of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wlett-Packard (HPQ) Stock Falls in After-Hours Trading on Light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wlett-Packard FYQ3 Rev Light, EPS Beats; Shares Sl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nos remains short Hewlett-Pack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mel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mel says bird flu outbreak will hurt turkey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mel Foods (HRL) Downgraded to Sell on Headwind Wo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mel Lags on Q3 Earnings, Raises Earnings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mel shares waver as 3Q profit rises and sales sl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mel shrinks from all-time highs as 3Q sales sl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ris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iting hacking risk, FDA says Hospira pump shouldn't be u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DA says hospitals should stop using Hospira p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DA warns of security flaw in Hospira infusion pum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st Hotels and Resorts (HST) Stock Dropping on Negative Analyst No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st Hotels downgraded by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dit Suisse Downgrades Host Hotels To Neutral After Q2 Earn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(HSY) Stock Price Target Lowered at Credit Sui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Lowers View Again as China Sales Slow; To Cut Job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uld Hershey Co. Chinese Troubles Deter You From Buying Diageo plc, Reckitt Benckiser Group Plc And Unilever plc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get Hershey, Bite into these Food Stocks Instead - Stocks in the N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misses 3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says growth in China weaker than exp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to cut about 300 jobs, lowers 2015 revenue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(HSY) Stock Sliding on Analyst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Foods downgraded by Wells Farg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lls Fargo Sours On Hershey, Cuts To Hol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na Is Not Working Out So Well for Hersh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ocolate maker Hershey reports flat quarterly s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(HSY) Misses on Q1 Earnings, Revenues - Tale of the T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(HSY) Stock Closed Down After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(HSY) Stock Declines After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Results Hurt by Overseas Weakness, Currency Headwi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posts 2Q loss on costs, revenue remains fl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posts second-quarter loss on charges, weakness in Chin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reports flat quarterly sales, cuts forecast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shey (HSY) Stock Gets Price Target Cut at BM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ana (HUM) Stock Falls After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ana misses profit, sales expec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e Investors Betting Against GameSt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assin's Creed Unity delay hurts GameStop's reven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ite Solid Earnings, GameStop Tumbles on Guidance and Downgrad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 Over? Short Sellers at GameStop May Play to Lose: Real M&amp;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(GME) Stock Earnings Estimates Cut at Oppenhei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(GME) Stock Tumbles on Weak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CEO treated for cancerous brain tum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CEO undergoes surgery for brain tum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Hits 52 Week High: Will it Sustain the Momentum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attracts bearish options bets after weak results hit sha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becomes third-most shorted stock as video game digital downloads gain popula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falls on outlook analysts call 'conserv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misses Street 3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misses Street 4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profit forecast falls short on weak demand for conso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profit forecast misses Street on weak demand for conso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says it will exit the Spanish mark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meStop stock tumbles as Benchmark analyst shouts se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cks Fall In Choppy Session; Downgrade Hits GameSt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5:15 pm Genworth Financial misses by $0.02, misses on rev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Buffeted in Debate Over Long-Term Care Insurance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CEO Halts Sale of Life Insurance Unit; Shares T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Financial (GNW) Stock Plunging After Earnings 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Financial (GNW) Stock Still Falling After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Financial Inc (GNW) Drops 13% on Earnings Miss For Second Quarter: Should It Be Bought on the Dip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Financial downgraded by Raymond Jam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Financial reports 2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Financial reports 3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Financial reports 4Q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Posts $193 Million Loss on Europe Unit Tagged for Sa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shares fall after disclosing 'material weakness'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shares plummet on 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worth suffers ratings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Genworth Financial Shares Dropped More than 13%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Genworth come back to life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uine Parts (GPC) Q2 Earnings &amp; Revenues Lag Estimates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uine Parts misses Street 2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5 things struggling retailers like The Gap and J. Crew must do to grow ag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 Gap Close Its Gaps, Or Will The Pain Continue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(GPS) Stock Falls Following Earning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(GPS) Stock Falls in After-Hours Trading on June Sales Dat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(GPS) Stock Flat After Reporting July, Second Quarter Sales Re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To Shut A Fifth Of Stores In North Americ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closing 175 namesake stores to boost br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downgraded by JP Morg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issues lackluster 2Q profit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issues lackluster outlook for second 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maintains forecast as 2Q profit f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profit falls again due to strong dollar, supply de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says strong dollar weighs on reven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to close 175 North American stores in turnaround pl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to close 175 stores in turnaround pl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to close 175 stores, cut jobs at headquar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 to cut North American stores, j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's 1Q profit down 8 percent on currency fluctu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's Dismal July and Q2 Sales Weigh on Earnings Fore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's Dismal July and Q2 Sales Weigh on Earnings Forecast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, CarMax and LendingClub Shares Not Done Going L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de the fight for survival at Gap, J.Crew and Abercrombi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Gap A Dead Brand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Gap (GPS) Stock Continues to Fall After Earnings Re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Gap (GPS) Stock Falls Ahead of Earnings Re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Gap (GPS) Stock Retreating on Analyst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e Gap Forms Oddball Partnerships To Boost Struggling Bu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 of the Day: Garmin (GRMN) - Bear of the 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(GRMN) Stock Declines After JPMorgan 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(GRMN) Stock Sliding on Weak Outlook, Price Target 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Ltd. Misses Earnings Expectations as Fitness Growth St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Plunges 11% on Q2 Warning; Dealing With FitBit, Ap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Stock Is Crashing: Needham's Richard Valera Explains W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downgraded by JP Morg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misses 2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misses 4Q profit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misses Street 1Q foreca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runs out of steam amid currency and competitive pressu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shares drop on disappointing out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min to Appeal ITC Judg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dge Funds Were Right As Garmin Ltd. (GRMN) Sinks On Lowered 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 the Future of Garmin Back in Question?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y Garmin Shares Sank To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l Garmin's (GRMN) Q2 Earnings Disappoint Estimates? - Analyst B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ilent Technologies Authorizes New Share Repurchase Progr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ilent Technologies (A) Stock Up After Introducing New Modu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ilent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9 pm Agilent beats by $0.03, beats on revs; guides Q4 EPS and revs below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ilent Technologies (A) Beats on Q3 Earnings &amp; Revenu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coa Gains on Sale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coa earnings inch up despite lower aluminum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coa shares rise as second-quarter sales top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coa shares rise slightly as revenue top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coa earnings beat forecasts, propelled by higher aluminum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momentum gro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estimates raised despite watch, China concer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shares jump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is about to hit all-time highs: Technici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's Falling Stock Hurting the Major Indexes To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is already dominating the smartwatch market at the expense of Samsu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in talks to launch its own mobile phone pl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Continues to Grow US Smartphone Market Share Lea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exec hints at radical new TV produ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other Earnings Beat for Apple in Fiscal 3Q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Watch To Dominate Smartwatch Market For Y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Still Growing Strong in China, Cook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leads tech stock revers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shares rebound after Tim Cook releases rare email o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's stock rebounds after CEO comments on China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Spikes On Upgrade, While BofA Shares Also P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Spikes On Upgrade; BofA, JPMorgan Also P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Watch sales strong in the second quarter, report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(ABBV) Stock Climbing on Positive Analyst No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Completes Acquisition of Pharmacyclic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boosts cancer drug pipeline with $21 billion Pharmacyclics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raises outlook as Humira again delivers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reports better-than-expected 4Q on Humira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hikes forecast, tops Stree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bbVie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Profit Tops Analysts Estimates as Drug Sales Rise 11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profit jumps 24 percent as Humira sale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's Investments Begin Kicking 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 (ABBV) Stock Price Target Raised at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 $25 Billion Hedge Fund Just Made AbbVie One of Its Biggest B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sourceBergen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sourceBergen expands into animal health with $2.5B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sourceBergen (ABC) Beats on Fiscal Q3 Earning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sourceBergen Beats on 3Q15 Earnings, Ups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ott Labs raises dividend to 24 c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ott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ott tops 3Q profi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ott Laboratories (ABT) Beats on Q2 Earnings, Keeps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ott profit jumps 68 pct on higher generics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ott Laboratories (ABT) Stock Price Target Raised at Leeri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1:02 am Abbott Labs to acquire Tendyne Holdings for $250 mln, secures option to acquire Cephea Valve Technolog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ott Announces Positive Results of Its Naturally Dissolving Stent from ABSORB Japan Stu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E to Acquire Chubb for $28.3 Billion in Cash and Sto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4 pm ACE Limited beats by $0.12, beats on top 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nture Expands Functionality and Ease of Use with Latest Version of Accenture Life Insurance &amp; Annuity Plat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nture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nture raises full-year revenue forecast after strong first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nture raises revenue forecast for the third ti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nture revenue beats as consulting drives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nture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16 am Accenture acquires Madrid-based technology company, Solium; details not disclo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nture bolsters energy services in Europe with EnergyQuote JHA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3 am Accenture announces an agreement to acquire the management consulting unit of Schlumberger (&lt;a href="/q?s=slb" name="slb"&gt;SLB&lt;/a&gt;), Schlumberger Business Consulting; terms not disclo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Price Target Raised To $103 At Bernstein: Here's W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Reports Record Reven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1Q profit jumps as it adds more subscrib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Reports Strong Q4 and Fiscal 2014 Financial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plans up to $2 billion share buy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shares soar after Fotolia buy, Creative Cloud ju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(ADBE) Stock Upgraded at RBC Capital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Systems upgraded by RBC Capital Mk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Systems hits record high on upbeat repor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(ADBE) Hits 52-Week High on Bullish Analysts' Repor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Debuts Learning Management System, Captivate Pri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, Analog Devices, Facebook Price Target Hik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Systems upgraded by Robert W. Bai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ird: Now's The Time To Buy Adob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be (ADBE) Upgraded to Outperform by Robert W. Bai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(ADI) Stock Price Target Hiked at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Rising: Wins Slot in Next iPhone, Says Citi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Introduces the First Integrated Analog Controller Optimizing High-Efficiency Rechargeable Battery Manufactu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st-minute put surge hits Ana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(ADI) Stock Jumps in After-Hours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Jumps 6%: FYQ4 Forecast Well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Rises on Solid Earnings Beat and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(ADI) Stock Rises on Earnings Beat, Strong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Beats Q3 Earnings &amp; Revenue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Rises as SunTrust Ups to Buy; All About App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Steady in a Shaky Sec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upgraded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Juices Analog Devices'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og Devices (ADI) Enters Oversold Terri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oming Obamacare tax inspires new ADP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elsonHall Recognizes ADP as a Leader in Global Payroll Solu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Well Poised on Strong Segmental Performanc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Announces Increased Authorization For Stock Repurchase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beats 3Q net incom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38 am Alliance Data beats by $0.07, misses on revs; guides FY15 EPS above consensus, reaffirms FY15 rev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(ADS) Q2 Earnings Beat, Guidance Up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Beats Q2 Earnings, Raises Core EPS Guid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To Launch New Co-Brand Credit Card Program For Univision Communications, The Leading Media Company Serving Hispanic Americ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upgraded by JP 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iance Data upgraded by Stif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desk (ADSK) Stock Gains on Positive Analyst No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lls charge at Autodes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desk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desk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desk raises full-year revenue forecast on strong subscription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desk revenue beats estimates as subscriptions ju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redit Suisse Added Autodesk to 2 Focus Li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0 pm Autodesk signs an agreement to acquire San Francisco-based IoT developer SeeControl; terms not disclosed (Shares Halted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desk beats earnings expectations, revenue in 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desk buys SeeControl, eyes Internet of things r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T Announces Dismissal of Federal Securities Class Action by U.S. District Cou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T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T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31 am ADT approves new $1 billion share repurchase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ADT Corporation Announces Quarterly Dividend; Approves New $1 Billion Share Repurchase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T: Market Leader In Growing Indust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T upgraded by Citi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32 am ADT reports EPS in-line,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T Stock Climbed Following Earnings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(NYSE: AEE) Announces First Quarter 2015 Results and Affirms 2015 Earning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Corporation (AEE) Beats on Q1 Earnings &amp;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Corporation -- Correction to Text, April 07, 2015 Release: Moody's upgrades Ameren Corp. and Ameren Illinois; affirms Union Electric; outlooks s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Corporation Beats Q1 Earnings Estimates, Up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utility looks to build eastern Missouri solar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Illinois Grid Modernization Delivering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upgraded by Gold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en upgraded by Wolfe Rese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0 am American Electric beats by $0.07, misses on revs; guides FY15 EPS in-line, higher and narrower from prior ran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lectric Power (AEP) Beats Q2 Earnings Estimat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merican Electric by Mizuh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Announces 100% Increase in Regular Quarterly Divid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Brasil keen to expand in generation, eyes acquisi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Stock Gets Rating Upgrade at JP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Wins Long-Term Contracts Totaling 1,384 MW by Providing Innovative Energy Solutions to Help Meet California Electricity Nee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shares rise on 4Q results and $400M stock buy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S upgraded by JP 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Announces Its Acquisition of Huma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.M. Best Affirms Ratings of Aetna Insurance Company Lim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to Acquire Humana for $37 Billion, Combined Entity to Drive Consumer-Focused, High-Value Health C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Merrill Lynch Upgraded Aet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14 am Aetna beats by $0.23, misses on revs; raises FY15 EPS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Beats on Q2 Earnings, Misses Revenue, Ups Guid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Lifts Guidance as Profit Top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Q2 EPS, Guidance Beats Expectations, Analysts Up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Q2 Earnings Beat Estimates, Guidance Raised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a Buy as Insurer Adds Government Pl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posts Q2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profit beats as government plans exp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profit beats as moderate medical costs help government pl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reports strong profit as Humana deal continu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turns in better-than-expected 2Q, hikes forecast a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's On A Roll Ahead Of Humana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insurer Aetna's profit rises 33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ana Deal Gives Aetna Strength in Retail Market: CE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ll Chart of the Day -- Ensuring Returns With Aet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FLAC by Piper Jaff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LAC upgraded by Keefe Bruyet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to Acquire Naure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: Pharma's Biggest Dealmaker Is On The Hunt A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(AGN) in Focus: Stock Jumps 6.1%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4 am Allergan confirms that it has filed an ANDA with the US FDA to market its Treprostinil Inhalation Solution; the generic version of United Therapeutics' (&lt;a href="/q?s=uthr" name="uthr"&gt;UTHR&lt;/a&gt;) Tyvas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27 pm Allergan: FDA approves 28 additional styles of co's Natrelle 410 breast impla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4 am Allergan beats by $0.03, reports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Reports Exceptional Second Quarter 2015 Performance with 116% Increase in Net Revenue to $5.76 Billion and 29% Growth in Non-GAAP EPS to $4.41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Second-Quarter Profit Surges on Botox, Namend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reports better-than-expected reven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revenue more than doubles on Botox, eye drop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says more acquisitions to c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's (AGN) 2Q Earnings &amp; Revenues Shoot Up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's (AGN) Q2 Earnings In-Line with Expectation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rgan &amp; Apple Remain Most Popuar Picks Among Hedge Funds but Facebook Gains Gr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International Group posts 1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G Expands Presence in Chinese-American Life Insurance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30 am American Intl acquires First Principles, terms not disclosed; Names Douglas Dachille Chief Investment Offic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7 pm American Intl announces its Board authorizes the additional repurchase of up to $5 bln in common stock; increases quarterly dividend to $0.28/share from $0.125/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G Board of Directors Authorizes Repurchase of Additional Shares of AIG Common Stock, Declares Increased Common Stock Divid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International Group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nTrust Initiates On Apartment REITs With A Positive Outlook &amp; 5 Buy Recommend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t Board of Directors Approves 12th Consecutive Dividend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t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ssurant by Piper Jaff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25 pm Assurant beats by $0.47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t Beats Q2 Earnings on Solid Segmental Perform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t upgraded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t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t (AIZ) Hits 52-Week High on Strong Q2 Perform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kamai Opens Dubai Office to Support its Growing Middle East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kamai Technologies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kamai Technologies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kamai Tech upgraded by JMP Secu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upgraded by Keefe Bruyet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(ALL) Stock Price Target Increased at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upgraded by Macquari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cquarie Ups Allstate To Neutral But Warns More Headwinds To C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(ALL) Stock Up on Deutsche Bank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state upgraded by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Arm Inks Deal to Acquire SimonsVoss Technologi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to Acquire Electronic Lock Company SimonsVo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(ALLE) Beats Q1 Earnings on Strong Revenu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Beats Q1 Earnings and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Increases Dividend by 25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to Acquire Sliding, Folding Door Hardware Leader Bri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to Acquire Zero International, Add Recognized Brand to New Construction Solutions Portfoli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0 am Allegion to acquire Milre Systek; terms not disclo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to Acquire Korean Electronic Lock Company Milre Syste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0 am Allegion to acquire Netherlands Security Provider AXA Stenman for EUR 185 mln; Expected to be accretive to earnings per share and EBITDA margins by 2016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to Acquire Netherlands Security Provider AXA Sten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49 am Allegion beats by $0.01, reports revs in-line; raises FY15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(ALLE) Posts In-Line Q2 Earnings, Revenues Beat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egion (ALLE) Enters Oversold Terri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l to Acquire Alter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tera "Aces It" at the Annual EE Times/EDN ACE A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tera (ALTR) Beats Q2 Earnings and Revenues; Down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7 pm Altera announces a favorable US tax court opinion, with respect to its litigation with the I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exion Completes Acquisition of Synagev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Alexion Stock Could Ri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ftime's hottest trades: LNKD, CUDA, ALXN &amp; QC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exion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exion to bolster rare disease offering with $8.4 billio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exion to buy Synageva BioPharma in $8.4 billio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exion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P Morgan Moves Alexion Pharma To Overweight, Says Strensiq And Kanuma Are $1.7B Opportu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40 am Alexion Pharma beats by $0.08, beats on revs; raises FY15 rev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exion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(AMAT) Stock Gaining After Being Added to Goldman's 'Conviction Buy List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(AMAT) Stock Jumping After Releasing New Etching Equip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Sees Sales Increase to $11.6 Billion by 2018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Upgraded At Susquehanna After 25% Corre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upgraded by Susquehan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profit beats on memory chip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 Applied Materials (AMAT) Stock be Helped by Sales Forecast Increas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ied Materials revenue rises 9.9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TEK (AME) Stock Gains on KeyBanc Price Target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TEK Announces Acquisition Of Global Tub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TEK Completes Acquisition of Surface Inspection Systems Division of Cognex Corpo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TEK to Acquire Cognex Surface Inspection Syste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TEK (AME) Posts In-Line Q2 Earnings, Beats Revenu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liated Managers Group Announces Strong 1Q15 Perform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liated Managers Group Stock Returns 10% in Past 3 Mont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liated Managers Group Reports a 66% Rise in Net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liated Managers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liated Managers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liated Managers Beats Q2 Earnings, Revenues Up Y/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liated Managers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Dazzles With a Duo of Fresh Dat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Receives Positive CHMP Opinion For Use Of Repatha (Evolocumab) For The Treatment Of High Cholestero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cholesterol drug could get EU green light this wee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first to win EU backing for new kind of cholesterol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psoriasis drug tops J&amp;J's Stelara in Phase III stu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tops estimates with 51 percent spike in 1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's Single Most Important FDA Decision of 2015 Is Nearly He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: Blood cancer drug Kyprolis beats rival's in stu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panel backs Amgen cholesterol drug for some pat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Announces Positive (blinatumomab) Phase 2 Study Results In Patients With Relapsed/Refractory Philadelphia Chromosome-Positive B-Cell Precursor Acute Lymphoblastic Leukem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Reports Positive Data on Leukemia Drug Blincyto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Inc. Grabs a Potential Blockbuster 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wins first approval for new class of cholesterol dru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Submits Supplemental New Drug Application For Kyprolis (Carfilzomib) In Relapsed Multiple Myelom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Approves Amgen's Kyprolis for Earlier Myeloma Trea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Earnings Point to New 52-Week Hi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Raises 2015 Outlook, Results Bea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Tops Analysts Profit Estimates, Raises 2015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beats big on bottom 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hikes 2015 forecast after 2Q increase in profit,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profit tops Street view, boosts full-year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shares rise after quarterly results top Street vie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's profit jumps 7% in 2nd quarter as sales rise, costs dec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, Alexion Top Views, But Their Outlooks Diff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Beats on Q2 Earnings &amp; Revenues, Raises Outlook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Crushes Wall Street's Expectations in Q2, But This Figure Is a Bit Worris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raises profit outlook after posting a strong second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rning Movers: Amgen Jumps on Earnings; Exxon, Chevron Tum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is is Why Amgen is Soa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dependent Research Firm Sees Higher Upside in Amg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Files for U.S. Approval of Therapy for Dialysis Pat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Submits New Drug Application For Novel Intravenous Calcimimetic Etelcalcetide (AMG 416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files for approval of parathyroid disorder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files for FDA approval for drug to treat dialysis pat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Cholesterol Drug Wins U.S. Approval to Treat Some Pat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wins approval for second biotech cholesterol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Approves Amgen's New Cholesterol-Lowering Medication Repatha (evolocumab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Approves New Amgen Cholesterol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approves Amgen cholesterol-lowering drug Repatha for some pat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approves Amgen's cholesterol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approved for pricey new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Amgen Can Disrupt the Market for Cholesterol Dru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gen wins FDA approval for cholesterol drug Repath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prise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prise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meriprise Financial by Piper Jaff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3 pm Ameriprise Financial beats by $0.06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prise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Tower (AMT) Stock Up as Pacific Crest Increases Price Targ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Tower (AMT) Stock Up Ahead of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17 am American Tower beats by $0.10, reports revs in-line; raises FY15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quisitions Deliver Strong Earnings Growth for American Tower Cor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Tower (AMT) Stock Closes Up After Morgan Stanley Rating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Tower upgraded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on.com, Inc. Earnings: Growth Accelerates A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on.com Announces Second Quarter Sales up 20% to $23.18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on.com Inc. Soars on Rising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on.com, Inc. (AMZN) Shares Take Flight After Posting Surprise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dge Funds Saw Amazon.com, Inc. (AMZN) <text:s/>Meteoric Rise Co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Amazon.com, Inc. Stock Surged 23% Higher in Ju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Amazon.com Surpassed Wal-Mart Stores, In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on.com (AMZN) Stock Climbed After Starting 'Prime Now' Liquor Deliv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on.com (AMZN) Stock Upgraded at Everc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(AN) Stock Rises on 9% Year Over Year June Vehicle Sales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Announces Reported Retail New Vehicle Unit Sales of 27,862 in June 2015, Up 9% versus June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upgraded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2Q profit climbs 12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Announces April 2015 Reported Retail New Vehicle Unit Sales Increased 6% versus April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Announces December 2014 Reported Retail New Vehicle Unit Sales Increased 12% versus December 2013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Announces February 2015 Reported Retail New Vehicle Unit Sales Increased 8% versus February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Announces October 2014 Reported Retail New Vehicle Unit Sales increased 8% versus October 2013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July sales rise 8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Reports All-Time Record Quarter and All-Time Record Full Year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sales jump 12 percent in Decemb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tops Street estimates as sales clim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other record quarter for AutoNation: CE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Q2 profit gets boost from higher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profit rises 15 pct on increased vehicle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upgraded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ation Announces Reported Retail New Vehicle Unit Sales of 29,875 in July 2015, Up 9% versus July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3 am AutoNation acquires 16 stores in Georgia, Alabama, Maryland and Tennessee, representing over $600 mln in annual reven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on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on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on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on by Piper Jaff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on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 Apache (APA) Crush Estimates at Its Next Earnings Report?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ache reports 1Q lo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ache upgraded by Citi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Apache (APA) Might Surprise This Earnings Season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.S. Army Awards Lockheed Martin Contract to Upgrade Apache Helicopter Targeting and Pilotage Syst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.S. OKs $3 bln upgrade of Boeing Apache helicopters for U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darko Petroleum (APC) Stock Upgraded by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darko Petroleum upgraded by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2 pm Anadarko Petroleum beats by $0.53, reports revs in-line; guides Q3 and full year sales volu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darko Petroleum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ging Production Yields Surprising Gain for Anadarko Petroleum Corpo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DATE 1-Anadarko Petroleum quarterly profit lower, beats Str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darko Petroleum (APC) Stock Rises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darko Petroleum Q2 Earnings Beat Estimates, Fall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darko jumps after earnings surp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darko Petroleum (APC) Stock Price Target Raised at Barcl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 April 2015 Air Products to Introduce New Range of Superwetters and New Defoamer at European Coatings Show View News Release 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7 May 2015 Air Products to Launch New Oil-Based Defoamers at Eastern Coatings Show 2015 View News Release 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 Wins Supply Contract for Semiconductor Fab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 and Chemicals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 Air Products (APD) Sustain Its Earnings Streak in Q3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0 July 2015 Air Products Reports Fiscal 2015 Third Quarter EPS Up 13 Percent* View New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42 am Air Products beats by $0.07, reports revs in-line; guides Q4 EPS in-line (raises FY15 outlook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 (APD) Beats on Q3 Earnings, Ups FY15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 Profit Rises Amid Cost Cu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 and Chemicals posts 3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' (APD) Q3 Earnings Trump, Revenues in Line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 upgraded by Global Hunter Secu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43 am Air Products announces it has been selected by Techpack Solutions in Korea to supply its integrated oxy-fuel solu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1 August 2015 Air Products Rated as Most Attractive Employers by Future Natural Sciences Talents in China for Third Consecutive Year View New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7 August 2015 Air Products Signs Second Deal to Supply Integrated Oxy-fuel Solution to Techpack Solutions in Korea View New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 Products (APD) Unveils New Doe Canyon Helium Fac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phenol Corporation Has Entered into Exclusive Negotiations to Acquire FCI Asia Pte Lt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phenol Jumps 4%: Bull and Bear Cheer $1.3B FCI B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phenol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phenol plans October stock spl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phenol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3 am Amphenol reports EPS in-line, revs in-line; guides Q3 EPS above consensus, revs above consensus; guides FY15 EPS in-line,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Announces $500 Million Stock Repurchase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to Add Investor Value with $500M Share Buyback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1Q profit rises 4.9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Acquires Valley Air Supply, In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Celebrates New Specialty Gas Facility in Tooele, Uta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Increases First Quarter Dividend by 9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to Build New Air Separation Unit (ASU) in Tuscaloosa, 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32 pm Airgas acquires the assets and operations of firms Weldinghouse and Priority Energy Services; financial terms not disclo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(ARG) Q1 Earnings Beat, Updates FY16 Guid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(ARG) Q1 Earnings Beats By a Penn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(ARG) Stock Climbed Following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gas Awarded with Top Three Supplier Awards by Eastman Chemical Compa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9 pm Airgas announces a redemption call for $250 mln of its outstanding 3.25% Notes maturing in October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lonBay Communities, Inc. Acquires Development Site on Upper West Side of Manhatt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valonBay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 AvalonBay (AVB) Beat Earnings Estimates in Q2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lonBay Communities (AVB) Stock Climbs Following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lonBay upgraded by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vago Tech by Arg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3-23 Avago Technologies Demonstrates Next Generation Data Center Technologies at OFC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3-24 Avago Technologies Introduces Compact 40Gbps TOSA and ROSA for 40G LR4 Lite Applic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5-12 Avago Ships Next-Gen Express Fabric Switch Technology, Converges In-Rack Server, Storage, and Networks on PCI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5-18 Avago Technologies Unveils New Industrial Fiber Optic Products at PCIM Europe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5-19 Avago Technologies Adds Automotive-grade Dual-channel Optocouplers for Bi-directional Digital Communic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5-19 Avago Technologies Debuts Miniature RFIC for SDARS Car Radio Systems at IMS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6-15 Avago Technologies Launches New High Resolution Motion Feedback Encoders for Industrial Motion Contro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announces big quarter, big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to Acquire Broadcom for $37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to buy Broadcom in $37b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will pay $37 billion for rival Broadcom as chipmakers bulk 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buys Broadcom in $37 bn chipmaker tie-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looks to grow with $37B deal for chipmaker Broadc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o buy Broadcom for $37 billion in biggest-ever chip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o buy Broadcom for about $37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(AVGO) Stock Gains on Rating Initi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Eyeing Bid for Marvell, Says Light Rea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nears deal for Broadcom - 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Avago Tech by Topeka Capital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dor Capital Management Boosts Stakes in Avago Technologies Ltd (AVGO) &amp; Apple Inc. (AAPL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5:26 pm Avago Tech +2% after co beat by $0.10, reported revs in-line; guided Q4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Delivers Dime Beat To Wall Street's Q3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Revenue Rises 37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(AVGO) Stock Higher in After-Hours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(AVGO) Posts Strong Q3 Earnings on Higher Revenu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Jumps 7% on FYQ3 Beat; Street Cheers Apple, Samsung and FB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Sees 'Robust' Wireless Chip Demand, Soars On Q3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rumps Analysts' Fears: What They're Saying N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: Avago, Workday Results Show Positive Industry Tre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Dennison (AVY) Tops Q1 Earnings Despite FX Headwind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Dennison (AVY) Ups 2015 View on Q1 Earnings Beat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Dennison (AVY): The Perfect Mix of Value and Rising Earnings Estimates?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Hits 52-Week High on Q1 Strength &amp; Positive Outlook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Dennison Increases Quarterly Divid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Dennison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Dennison (AVY) Beats Q2 Earnings, Revenues In Line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y Dennison Reported Another Solid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ock Charts Show American Express Could Be a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nging Membership to Life Through Mobile; American Express Relaunches iPhone and Android Smart Phone Ap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akmark's Bill Nygren Buys American Express, Fiat in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EPS Up 15% for the Quarter; 14% for Full Year; Card Member Spending and Loans Rise; Investment Gain Used for Business Building Initiatives and Restructu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cutting 4,000 job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ck Please! American Express and Chili Pair Up; Allow Card Members to Use Membership Rewards Points for Mea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Profit Beats Estimates as Expenses Dec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Strikes Back at the Strong Dollar With Solid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to Introduce Houston Travelers to THE CENTURION Lounge at George Bush Intercontinental Air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' Stock Looks Like a Low-Risk Bet Before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DATE 2-Cost cutting eases strong-dollar pain for American Exp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and Best Buy Team Up to Enable Card Members to Use Membership Rewards Points on BestBuy.c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Preferred Guest and American Express Introduce Bold New Card Design to Complement Enhanced Bene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tivist investor ValueAct Capital invests $1B in American Exp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(AXP) Stock Up on Possible ValueAct Sta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(AXP) Closes Higher, Adds Apple Pay to Corporate C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Adds Apple Pay for U.S. Corporate C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Company (AXP) Rises: Stock Jumps 6.3%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and Starwood Hotels &amp; Resorts Launch New Travel Benefits for Starwood Preferred Guest Credit Card Memb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Pay to Support American Express Corporate C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adds cash back to Serve prepaid c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rican Express to Offer Prepaid Cards With Cash-Back Re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 2nd Quarter Same Store Sales Increase 3.6%; EPS Increases 15.6% to $6.51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 3rd Quarter Same Store Sales Increase 2.3%; EPS Increases 13.1% to $9.57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 Authorizes Additional Stock Repurch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 Q1 Earnings Beat Views After Rivals Mi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im Cramer Recommends AutoZone Buy Before O'Reilly Analyst Mee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: AutoZone Should Be Your Pick if You Must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Zone: A 'Rare Rate Hike Beneficiary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ort Interest in Boeing Near a 12-Month L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(BA) Stock Initiated With an Overweight Rating at JP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's largest Dreamliner passes key design hurd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, FedEx Reportedly In Talks For $5 Bil Or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dia clears defence deals worth $4.7 bln, buys four Boeing spy plan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rbus and Boeing eye opportunities in wake of Iranian nuclear settl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Alliance Wins U.S. Navy Contract for V-22 Osprey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joins forces with India's Tata to build aerospace k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joins forces with Tata to build aerospace k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 sanctions lift, Iran looks to buy Boeing j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ran May Buy Boeing Jets, GE Engines So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landed with extra $536m charge for tanker aircra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reports surge in 4th-qtr profit, sees cash boost in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wins $50.2 bln of business at Paris Airsh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, Vietnam Airlines Celebrate First 787 Dreamliner for Flag Carr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inan Air plans to buy 30 Boeing 787-9s worth $7.7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.S. Air Force picks Boeing 747-8 to replace Air Force 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(BA) Likely to Top Q2 Earnings Despite KC-46 Cost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Forecasts Rising Demand for Commercial Airline Pilots, Technici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Q2 Revenue Seen Up, But EPS To Fa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38 am Boeing beats by $0.24, beats on revs; guides FY15 EPS in-line, reaffirms FY15 rev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ysts Like Boeing Before Earnings Despite Unforeseen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(BA) Stock Closed Higher Following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Cash Flow Surges on Increase in 787 Dreamliner Deliv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Cash Flow Surges on Record Commercial-Jet Deliv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Chief Pledges Focus on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Earnings Update: Solid Quarter, $177 Fair Val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Handily Beats Second-Quarter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ales Rise, Profit Top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ales Rise, Profit Tops Vi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hares Take Off on Better-Than-Expected Quarterly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Top Views on Strong Commercial Airlines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beats forecast on surging commercial jet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beats the Str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crushes earnings expectations, lower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earnings beat, despite tanker cha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earnings blow past analysts'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profit beats estimates as plane deliveries su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hares jump as earnings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's Q2 results beats Street, guidance c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's stock gets a boost from profit, sale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Places $10 Billion Order for Boeing Freight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igher Aircraft Deliveries Help Boeing Overcome A $500 Million Cha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PT-UPDATE 2-Boeing profit beats estimates as plane deliveries su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(BA) Stock Gets Price Target Hike at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Beat Earnings. So Why Aren't Investors Buying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bea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, Japanese Partners Formally Sign Agreement on 777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WGS-7 Satellite to Provide Military with 17 Percent More Bandwid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VA Orders Five Boeing 777 Freighters Deliveries set October 2017 - September 2019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, Vietnam Airlines Sign Exclusive Pilot Training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2Q15 Puts Boeing on Track for Annual Aircraft Deliv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Oklahoma City Expansion Grows Facilities, Business Pres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Unveils First Royal Australian Air Force Growl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expands Oklahoma City facility, business pres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, Airbus Chase Potentially Huge Order from Indian Air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2Q15 Cash Flow Generation Helps Boeing Reward Sharehold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plans to keep Super Hornet production rol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ran plans to buy 80-90 Boeing, Airbus planes a year, post sanc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updates jet specifications: more seats, shorter ran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ranian nuclear deal could clear way for Boeing business: round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 Al plans to buy, lease Boeing 787 Dreamlin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 Al to Acquire $3.4 Billion of Boeing 787s to Renew Jet Fl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raeli airline El Al in talks to buy, lease 15 Boeing Dreamliners for $800-900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raeli airline El Al in talks to buy, lease 15 Boeing Dreamliners for $800-900 ml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July Orders Top Airb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ter 5-year boom, Boeing may sell fewer planes than it builds next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Raises India New Plane Forecast as Demand Gro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projects a demand for 1,740 new aircraft in In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raises forecast for Indian plane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ees demand for jetliners, pressure to increase produ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ees strong demand, focusing on cutting 787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ees strong jetliner demand; focus on cost-cut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Forecasts Demand for 1,740 New Airplanes in In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has patented a flying drone that turns into a submar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approval for Exova Houst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ees Opportunities for 767, but Not for the Middle of the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ited Airlines Takes Delivery Of Its 300th Next Generation Boeing 737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Delivers Nok Air's First Direct-Purchased Next-Generation 737-800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on track to meet 737 MAX production targets - spokes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on track to meet 737 MAX production targets -spokes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(BA) Stock Up on Increased Chinese Aircraft Growth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Expects China's Jet Market to Remain Stro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Raises Its Estimate of Chinese Aircraft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ees Demand in China for 6,330 Airplanes Valued at Nearly $1 Tr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raises China 20-year aircraft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raises China 20-year aircraft demand, says outlook ros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, Korean Air Celebrate the Delivery of Airline's First 747-8 Intercontinen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settles lawsuit accusing company of mishandling 401(k) pl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Boeing by Standpoint Rese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date: Boeing settles class action suit over 401(k) pl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Company Settles Retirement Class-Action Lawsu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Completes 777X Firm Configu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finalizes blueprint for 777X aircra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hits 777X jet milestone, says program on schedu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wins $1.49 bln order for 13 P-8A aircra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.S. OKs $3 billion upgrade of Boeing Apache helicopters for U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.S. OKs $3 bln upgrade of Boeing Apache helicopters for U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03 am Boeing confirms it was awarded a $1.49 bln contract award from the Navy for 13 P-8A Poseidon maritime surveillance aircraf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and Boeing partner with DoD on wearables initi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Receives $1.49 Billion Contract for 13 P-8A Poseidon Aircra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Wins $1.49B U.S. Navy Contract for P-8A Poseid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 gets $1.49 bln order to build 13 surveillance plan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eing-built Satellite Will Create First Global High-Speed Broadband Networ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nailed 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: Consumer Banking Indicators Are Mostly Posi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(BAC) Stock Gain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Beats Profit Estimates Amid 40% Gain in Home Lo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Beats, Profits Surge on Lower Legal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CEO Brian Moynihan is finally starting to deli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Corp (BAC) More Than Doubles Quarterly Profit In Q2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Earnings Beats Estimates as Home Loans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Earnings Boosted by Lower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Profit More Than Doubles as Legal Costs Dec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Profit Surges on Reduced Legal Fe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Reports Best Quarter Since Financial Crisi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beats on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cost cuts bolster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earnings jump on big drop in legal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hires sales staff in latest effort to boost reven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posts earnings of 45 cents a share vs 36 cents estim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profit up as consumer credit impro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profits jump as legal costs dr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rises as profit more than doubles; Netflix, Intel in foc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rises on profits; Delta soars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rises on profits; Delta turns lower af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's Profit Climbs, Top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 -- Bank of America Could Have Huge Earnings Growth in 2016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e comes Bank of America..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gal woes in the rearview, Bank of America more than doubles Q2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rning Movers: Bank of America Jumps on Earnings; Delta Air Lines So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Results Are In: Readers Love Bank Of America, Prefer Guidance And Net Interest Margin As Favorite 'Big Bank' Metric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Shares Could Hit $20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upgraded by Arg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s Fargo Becomes World's Most Valuable Bank - Stocks in the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profit beats expectations as legal expenses fa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Court Case that Saved Bank of America $7.6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Bank of America (BAC) Stock Stands Out in a Strong Industr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y This Measure, Bank of America and Citigroup Are Screaming Bu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's Turnaround Ain't CEO Brian Moynihan's First Rode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D Bank bets on US branches as rivals cut 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D Bank Strengthens Branch Footprint: A Smart Mov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Will Beat The Market, Says KB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upgraded by Keefe Bruyet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BW Ups Bank Of America To Buy: A Cheap Bank With Limited China Expo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y Analyst Sees Bank of America Rising 25% Despite Downtur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Recipient Of Rare Triple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Upgraded En Masse On Wall Str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upgraded by Bernstein, Robert W. Baird and Macquari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upgraded by Robert W. Bai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's stock jumps, as analyst upgrade fuels bou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, JPMorgan Raised to Buy After Shares Tum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: 'Now a Compelling Long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fA Leads Bank Stocks Higher After Analysts Upgrade Sha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Is a Buy on the Way Do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(BAC) Rises: Stock Adds 5.2% in Ses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Shares Bid Up Ahead Of Spinof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fA Upgrades Baxter International On 'Margin Story,' But Valuation Is Ri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&amp;P Reaffirms Baxter Rating Following Baxalta Spinof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BioScience Files for European Approval of Investigational 20% Subcutaneous Immune Globulin Treatment for Primary Immunodeficien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Receives U.S. FDA Approval for 0.9% Sodium Chloride Injection, USP from Sabinanigo, Spain, Facility for the U.S.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Reports Strong Second Quarter Financial Results Exceeding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Int'l. (BAX) Stock Price Target Raised at Barcl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xter and Water Street Announce FDA Approval of CEFAZOLIN 2 Gram Premi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Bed Bath &amp; Beyond by Longb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d Bath &amp; Beyond approves $2 billion buy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d Bath &amp; Beyond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Acquires Bank of Kentucky: More Buyouts to Come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announces 12.5-percent common stock dividend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announces expansive multiyear plan to repurchase sha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completes Texas branch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completes The Bank of Kentucky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pushes into Mid-Atlantic with Susquehanna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receives approval for Susquehanna Bancshares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receives approval for The Bank of Kentucky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 Gives Approval to BB&amp;T's Susquehanna Acquisition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 OKs BB&amp;T's acquisition of Susquehanna Bancsha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(BBT) Beats on Q2 Earnings, Revenues Up Y/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Q2 Earnings Beat on Higher Fee Income; Costs Ris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chief indicates more big deals likely in coming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05 am BB&amp;T Corp completes acquisition of Susquehanna Bancshares (&lt;a href="/q?s=susq" name="susq"&gt;SUSQ&lt;/a&gt;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Closes Susquehanna Deal: More Acquisition in Cards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expands focus on real estate sec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Agrees to Buy National Penn for $1.8 Billion to Add Cl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Extends Takeover Spree With $1.8 Billion National Pen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to acquire National Penn Bancshares, In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to buy National Penn Bancshares for about $1.8 bl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Buys National Penn Bancshares Inc for $1.8B in Cash and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Expands With $1.8 Billion National Pen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Pays Up To Keep Expanding With Acquisi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agrees to buy another of region's largest banks for $1.8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on Buying Spree: National Penn Nex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to Buy National Penn Bancshares for $1.8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to buy National Penn for $1.8B, expand in mid-Atlan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Pays Up to Keep Expanding With Acquisi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Paying $1.8 Billion to Buy Regional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B&amp;T Corp. (BBT) Stock Upgraded at BMO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Announces Capital Return to Sharehold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Reports Increase in Holiday Reven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hikes shareholder dividend, offers one-time pay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jumps after 1Q sales, profit top Wall St. vi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launches its first wedding regist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to Become First Major Retail Chain to Offer Apple Wa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Watch to be sold at Best Buy stores from Augu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Launches Specialized Windows 10 Training Classes, Features Great Selection of New Windows 10 Lapto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Watch arrived at Best Buy to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 Watch hits Best Buy shelves to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Launches Geek Squad Academy Nationwi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10 am Best Buy beats by $0.15, beats on revs and comps; guides Q3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, Best Buy: Stock Market Mov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(BBY) Stock Up in Pre-Market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(BBY) Tops Q2 Earnings &amp; Sales, Stock Jumps 11.7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2Q performance beats analysts'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Beats Earnings Estimates After Seeing Rebound in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Rallies Off Q2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Shares Surge Higher on Improved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Turnaround Gathers Ste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beats Q2 views, expands Apple Watch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earnings beat, stock sur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posts surprise increase in quarterly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powers up on earnings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shares soar 11% after earnings easily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's stock soars after profit, sales rise well abov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dge Funds Stunned By Best Buy Co., Inc. (BBY) <text:s/>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estors cheer another strong Best Buy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(BBY) Stock Gains as Analysts Weigh 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grabs market share in mobile and applian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stock upgraded to strong buy at Raymond Jam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ength Seen in Best Buy (BBY): Stock Surges 12.6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l Street Is Still Buying Best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Brings Good News for Apple Wa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(BBY) Shares March Higher, Can It Continu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Provides First Positive Data Point For Apple's Wa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Buy gaining ground on rival Amazon: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R. Bard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rd Said to Pay $200 Million to Settle Vaginal Mesh Ca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R. Bard upgraded by Gold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 Dickinson to buy CareFusion for $12 billion in cash,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 Dickinson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 Dickinson upgraded by UB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, Dickinson (BDX) Stock Coverage Reinstated at Barcl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 Dickinson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 Dickson Reports Better-than-Expected Earnings as Sales Ju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, Dickinson (BDX) Beat On Q3 Earnings; Revenues Lag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ton Dickinson gets vote of confid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anklin (BEN) Set to Benefit from Rise in AUM &amp; Revenu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anklin Resources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ker Hughes up 16% after merger with Halliburt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and Baker Hughes Announce Approval of Transaction by Stockholders of Both Compan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to acquire Baker Hughes for $34.6 b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to aquire rival Baker Hugh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ker Hughes confirms merger talks with Halliburt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, Baker Hughes in merger tal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ker Hughes (BHI) Stock Climbs Ahead of Second Quarter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ker Hughes (BHI) Stock Climbs Following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ker Hughes boosted by rising demand for well completion ser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Announces $5 Billion Share Repurchase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Idec 2014 Revenues Increase 40% to $9.7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Sees Promise in Gene Therap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shares soar on optimistic Alzheimer's drug study dat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to buy private U.K. company with chronic pain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approves Biogen's MS drug Plegri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(BIIB) Stock Getting a Boost After Analyst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46 am Biogen announces new results from a prespecified interim analysis of its Phase 1b study of aducanumab, demonstrating acceptable safety and toler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's Alzheimer trial results encourag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55 am Biogen beats by $0.12, misses on revs; lowers FY15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(BIIB) Beats on 2Q Earnings, Misses on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Second Quarter 2015 Revenues Increase 7% to $2.6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profit rises 30 pct on higher Tecfidera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gives Biogen the nod to manufacture MS drug in Durh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BC's Michael Yee Still Sees Value in Biogen's Long-Term Pipe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Buzz Wears Off at Biog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(BIIB) Stock Rebounding Following Bernstein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upgraded by Bernste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rgan Stanley Still Likes Biogen After Bleak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gen 2Q15 Earnings Beat Wall Stree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 vote of confidence for Biogen as chairman buys $3M sha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Biogen by H.C. Wainwr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1 am Biogen announces that new clinical data from its B-YOND study, supports the long-term safety and efficacy of ALPROLI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New York Mellon posts 1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New York Mellon posts 4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New York Mellon pays $14.8M to settle internship prob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5:51 am BlackRock beats by $0.16, beats on revs; reported Q2 2015 AUM of $4.721 trillion, up 3% Yo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(BLK) Stock Gains Following Second Quarter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Crushes Q2 Earnings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Posts Solid Q2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Profit Top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Q2 Earnings Beat on Top-Line Growth, Costs Up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quarterly profit rises 1.3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steps up China drive with new license to raise onshore fu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says Italy regulator dismisses charges over 2013 share s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says Italy's regulator dismisses charges over Saipem share s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BlackRock Is a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9:00 am BlackRock to acquire FutureAdvisor; terms not disclosed, financial impact of the transaction is not material to BlackRock E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buys 'robo-adviser' to woo millennia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buys robo-advising pione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ckRock to Acquire FutureAdvis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ll Corp to buy British drinks can maker Rexam for $6.85 bl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ll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inks can maker Ball in talks to buy UK rival Rex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Squibb (BMY) Stock Up As Jefferies Increases Price Targ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Squibb Expands R&amp;D Presence Within Hubs of World Class Science and Innov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' stock jumps on lung-cancer drug succ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: Drug combo cured hepatitis C in 97% with HIV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ptiDream Announces Milestone in Macrocyclic Peptide Drug Discovery Alliance with Bristol-Myers Squib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9:22 am Bristol-Myers announces that the European Commission has approved Evotaz tablets in combination with other antiretroviral agents for the treatment of HIV-1 infected ad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' HIV-1 Drug Approved In Euro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' HIV-1 Drug Evotaz Gets European Approval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Halts Trial Early After Success in Kidney Canc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cancer immunotherapy advances on two fro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' Opdivo found effective in kidney canc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Squibb Receives Breakthrough Designation for HIV Trea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Squibb Receives U.S. FDA Breakthrough Therapy Designation for Investigational HIV-1 Attachment Inhibitor for Heavily Treatment-Experienced Pat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' HIV-1 Inhibitor Gets Breakthrough Designation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(BMY) Beats on Q2 Earnings, Updates View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Beats on Q2 Earnings, Raises 2015 Guid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Gets a Revenue Boost from Opdiv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Raises Forecast as Sales and Profit Top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lly, Bristol-Myers Beat Q2 Views, Lift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ging new drug sales highlight strong Bristol-Myers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Bristol-Myers Squibb Solid Earnings Beat Failed to Imp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bVie, Bristol-Myers get FDA nod for hep C treat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wins approval for 1st hepatitis C type 3 dr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2 am Bristol-Myers and Otsuka America Pharmaceutical announces that the FDA has approved an update to the Sprycel (dasatinib) product labe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Squibb (BMY) Stock Gets Rating Upgrade at Piper Jaff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tol-Myers upgraded by Piper Jaff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iper Jaffray Upgrades Bristol-Myers Squibb, Sees Valuation As Fai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[$$] Bristol-Myers Myeloma Drug Accepted for FDA Revie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Technologies to Acquire Broadcom for $37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go buys Broadcom in $37 bn chipmaker tie-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Enables China's First Deployment of 4Kp60 Set-top Box Technolog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Introduces Industry's First Family of Secure Microcontrollers with Integrated NF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Introduces Powerful New StrataDNX Switch SoCs for Carrier and Data Center Networ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Launches First HD Satellite Set-top Box SoC for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Returns 25.18%: Trades above Its Moving Avera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call buying surges on report of deal with Avag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profit beats as demand rises from smartphone mak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ppenheimer Likes Avago, Skyworks Solutions; Upgrades Marvell And Downgrades Broadc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Rising: Q2 Revenue In-Line, EPS Mis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Swings to a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adcom Offers New Products for Cable Operator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Agrees to Acquire Xlume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Announces Strategic Collaboration With Brainlab A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Collaborates With MedAxiom And TogetherMD To Bring Value Based Solutions To Healthcare Syste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Launches The Precision Novi Spinal Cord Stimulator System in Euro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Precision Spectra System Cures Pain Bette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11 am Boston Scientific beats by $0.01, reports revs in-line; guides Q3 EPS in-line, revs in-line; guides FY15 EPS in-line,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(BSX) Beats Q2 Earnings, Sales View Up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profit so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Closes Acquisition Of The American Medical Systems Male Urology Portfoli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46 pm Boston Scientific announces FDA approval of Innova Vascular Self-Expanding Stent System, an advanced treatment option for patients with narrowing or blockages in the superficial femoral artery or proximal popliteal art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Announces FDA Approval of Innova Vascular Self-Expanding Stent Syst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's stent approved for peripheral artery dis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Expands Globally, Fights Currency Wo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(BSX) Stock Upgraded at Goldman Sac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Scientific upgraded by Gold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Receives 2014 Certificates Of Achievement Awards For Quality Performance From Toyot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Receives Volvo Cars Award Of Excell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Enters Into Agreement To Acquire Remy Interna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Receives 2014 Excellence In Quality Award From Honda North Americ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says it will buy Remy International for $951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to Buy Remy Interna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Borg Warner by Northco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to Acquire Remy International to Boost Revenu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Celebrates Grand Opening In Hung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Receives 2015 GM Supplier IMPACT A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rgWarner Receives 2014 World Excellence Awards From Fo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5:51 pm Boston Properties beats by $0.02, beats on revs; guides Q3 FFO below consensus; raises low end of FY15 FFO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Properties (BXP) Beats on Q2 FFO and Revenu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ston Properties planning major Kendall Square expan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Profit Beat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Profit Soars on Lower Litigation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Stock Hits 6-Year High As Cost Cuts Lift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results jump after a big legal charge a year ag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's (C) Costs Plunge on Solid Q2 Earning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earnings surge on lower legal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shares rise on higher than expected second quarter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Data chooses Citigroup, Morgan Stanley to lead IP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Upgraded; CVS Gets Price Target Hi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Upgraded; Salesforce, Ulta Also See A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echnologies Gains Approval for Comprehensive Global Data Protection and Privacy Framewor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echnologies Stock Coverage Initiated at JMP Secu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echnologies Acquires Grid-Tools, a Leader in Automated Software Testing, to Speed Up Application Development and Deliv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echnologies Agrees to Acquire Rally Software, Accelerates Ability for Businesses to Build Transformative Applications Quick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echnologies Completes Acquisition of Rally Softw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echnologies Designated a "Leader" in Gartner Magic Quadrant for IT Project and Portfolio Management Software Applications, Worldwi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ops 2Q net incom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3 pm CA Tech beats by $0.02, misses on revs; guides FY16 EPS in-line, revs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, AT&amp;T reach new distributio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CEO said met with Apple to discuss TV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cripps and CBS renew affiliation agreement for WTVF, Nashvil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Beats on Earnings, Misses on Revenues - Stocks in the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earnings beat; announces restructuring cha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profit beats estimates as affiliate revenue jum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Corp (CBS) Q2 Earnings Beat, Revenues Miss Estimat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Stock Upgraded at Pivotal Research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BS Stock Up on Cablevision Carriage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and CBS Reach New Comprehensive Content Carriage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tops 3Q earning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2Q profit climbs 8.8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Announces Most Ambitious Targets to Date in 10th Corporate Responsibility and Sustainability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Beats on Q1 Earnings, Sales Mis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(CCE) Beats on Earnings &amp;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Beats Consensus but Fails to Gr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(CCE) Stock Soars on Merger Tal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Coca-Cola Bottler Merger to Aid Ailing Coke's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erprises Agrees to Three-Way Soda Bottler Mer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Ent upgraded by Credit Agric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ca-Cola Bottler Merger: Benefits for CCE and KO Investo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own Castle Announces Agreement to Acquire Sunes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own Castle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 Hang-Ups Here: Wireless Tower REIT CCI Reports Strong Q2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31 am Carnival announces the U.S. Department of the Treasury and the U.S. Department of Commerce granted approval for the company to begin travel to Cub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ZZ-Carnival: cruising to 2-mth hi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(CCL) Stock Gained After Approval for Trips to Cub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Corporation &amp; plc Reports Significantly Higher Second Quar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Gets U.S. Approval To Sail To Cub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aims to launch Miami to Cuba cruises in M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floats past Wall St. estimates on lower fuel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gets US approval for cruises to Cub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orders 9 cruise ships as earning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profit beats as onboard spending rises, fuel costs fa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shares jump on Deutsche Bank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umis upgrades Carnival on improving outlook for cruise operato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Gets Fed Approval to Sail to Cub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upgraded by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Corporation &amp; plc Increases Dividend By 20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increases dividend by 20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Corp reaches settlement with U.S. over alleged disability viol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Corporation Expands Fleet in China to an Industry-Leading Six Ships in 2016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reaches settlement over access for disabled passeng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settles US claims of disability discrimin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to expand fleet in China, build second cruise terminal in Barcelo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On Track For Record Year From Port Of New Orleans In 2015; Expects To Embark 3 Millionth Passenger Post-Katrina Next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nival On Track For Record Year From Port of New Orleans in 2015; Expects to Embark 3 Millionth Passenger Post-Katrina Next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no, Celgene Lead 5 Top Biotechs Nearing Buy Poi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$7.3B deal: Celgene will buy drug firm Recept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tech boon as Celgene agrees $7.2bn Receptos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bulls see good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raises 2015 EPS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to Acquire Quanticel Pharmaceutica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to Acquire Receptos, Advancing Leadership in Immune-Inflammatory Disea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to Buy Biotech Drugmaker Receptos for $7.2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to Buy Receptos for $7.2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to buy Receptos for $7.2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will buy drug developer Receptos for $7.32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, Receptos shares rally on $7 billion off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 Oks new Celgene pill for psoriasis, psoriatic arthriti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tech ETF Pops On Celgene-Receptos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tech Leader Celgene Breaks Out From B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(CELG) Stock Jumping After Acquiring Receptos For $7.2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Hits High As Street Applauds Receptos Buyo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Stock Is a Buy as Receptos Deal Is a Win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shares higher after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: 'A Great Acquisition at a Great Price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: tomorrow's growth to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t Biotech Celgene Clears Buy Point On Recept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indexes edge higher; Celgene surges on deal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 edge higher; Celgene surges on deal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l Street lauds Celgene's $7.2 billion Receptos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Shares in Celgene Corp Are Rocketing Higher To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(CELG) Stock Continues to Climb Following Receptos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 Says Buy Celgene, Avoid AK Steel, Take FitBit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5 Reasons Celgene Corporation Is a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43 am Celgene reports Q2 in-line with last week's upside preannouncement; reaffirms FY15 EPS guidance (raised last week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's Adjusted Profit Rises on Revlimid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[$$] Celgene's Adjusted Profit Rises on Revlimid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rgan Stanley Raises Price Target On Celgene, Still Highlights Several Ris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 Mutual Funds Pile In Celgene Other Leading Sto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Receives Antitrust Clearance for Receptos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May be The Single Best Biotech in the Wor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gene draws vote of confid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 Reasons Why It's So Easy to Fall in Love With Celge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rner gets a positive prognosi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rner-University of Missouri Extend Two Decade-Long Union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erner by Oppenhei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G's Computerworld Names Cerner to 2015 List of 100 Best Places to Work in 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rner Announces Apple Watch Ap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rner Collaborates with Geisinger, xG Health Solutions to Enable SMART on FHIR EHR Ap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rner Recognized by KLAS for Growth in Population Health Manag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idos, Cerner Win Pentagon $9 Billion Health-Records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rner (CERN) Stock Earnings Estimate Raised at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(CF) Announces Five-for-One Stock Split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(CF) Strikes Fresh 52-Week High at $322.39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Announces Agreement to Acquire Remaining Fifty Percent Interest in GrowHow from Yara for $580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to Acquire Remaining 50% Stake in GrowHo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(CF) Stock Climbing on Merger Specul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Spike 7.5% on News of Talks with OCI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Stock Up 10%: Inversions Are Back, Baby!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shares surge on merger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Rises on Report of Merger Talks With Fertilizer Ri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Closes Acquisition of 50% Stake in GrowHo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rtilizer makers Agrium, CF post higher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(CF) Beats on Q2 Earnings, Revenues Trail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(CF) Stock Spikes on $8 Billion OCN Asset Purch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and OCI to Create Global Nitrogen Lea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ties up with OCI to create fertilizer gi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to buy OCI in $8bn fertiliser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rmer-Owned Co-op CHS to Invest $2.8 Billion in CF Industries Un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rmer-Owned Co-op CHS to Invest in CF Industries Un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rmer-owned co-op CHS to invest $2.8 billion in CF Industries un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and CHS Announce Agreement to Form..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(CF) Stock Higher After Rating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upgraded by Barcl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F Industries Posts Strong Operating Results in 2Q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Up as Oil Prices R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shares have best day in 6 mont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Noteholders Win Extra Payment of $379.7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Climbs, FourPoint Energy to Buy Assets For $840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Up on Financial Strategy Announc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upgraded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nTrust Upgrades Chesapeake Energy To Buy, Notes Potential Of Duplicating Last Year's Succ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e Reason Chesapeake Energy (CHK) Stock is Gai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Jumping Following Revenue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Beats Q2 Earnings Estimates, Miss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at Boosted Chesapeake Stock Fri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Gains on Higher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Up on Rising U.S.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4 am Chesapeake Energy announces the proposed voluntary dismissal of a shareholder derivative a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Up on Higher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Gains on Rising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sapeake Energy (CHK) Stock Closes Up as Oil Prices 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Honored as Best Green Logistics Opera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m CFO TO CIO: Operations Savvy Lifts C.H. Robinson Exe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Awarded with European Label for Sustainable Trans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Celebrates 25 Years of Business in Mexi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Drives Efficiencies for Global Proppant Supply Ch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Expands Asian Operations to Vietn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mart Honors C.H. Robinson with First Ever 3PL A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Maintains Top Spot on Inbound Logistics 3PL Li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27 pm C.H. Robinson beats by $0.08, misse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Gets a Boost From Truc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.H. Robinson (CHRW) Beats Q2 Earnings, Misses Revenu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in Tie-Up with Providence Swedish Health Alli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the bulls are playing Cig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them Proposes to Acquire Cigna Corporation for $184 Per Share in Cash and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necticut Medical Practices Collaborating With Cigna are Having Success Improving Quality and Lowering Medical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's Connected Care Approach for Customers with Hepatitis C Achieves 98.4 Percent Real World Cure R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shares jump as rival Anthem reportedly nears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shares rally on report of Anthem buyo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shares spike on Anthem takeover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linois Bone &amp; Joint Institute and Cigna Collaborate to Improve Quality and Cost for Knee and Hip Replace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(CI) Stock Surging on Possible $48 Billion Anthem Mer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Shares Soar on Reports of $48 Billion Anthem Buyo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soars on Anthem takeover talk; Caterpillar, McDonald slip on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up on Anthem deal talk; Under Armour's strong gains; SanDisk spik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on soars, Anthem buys Cigna, Starbucks gets a boo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them to buy Cigna to create biggest U.S. health insur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them to buy Cigna, creating biggest U.S. health insur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(CI) Stock Up on $54 Billion Merger Deal With Anth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Previews Strong Second Quarter 2015 Results, Raises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(CI) Stock Gets Rating Upgrade at Sterne Ag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Accepts Anthem Higher Off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(CI) Beats Q2 Earnings on Higher Revenues, Guides Up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(CI) Stock Up in Pre-Market Trading on Earnings,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Corp. Profit Top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Earnings Beat on Membership Growth in Q2, Guides Up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Reports Strong Second Quarter 2015 Results, Affirms Increased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posts Street-topping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insurer Cigna says 2nd-qtr medical costs stay low; profit bea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insurer Cigna's profit beats as it adds more memb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(CI) Stock Gaining on Increased Analysts Earning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Hong Kong Launches "Cigna HealthFirst Elite Medical Plan"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gna Receives Freedom Award for Support of National Guard, Reserve Employe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cinnati Financial Misses on Q1 Earnings, Revenues Up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cinnati Financial posts 1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cinnati Financial posts 3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cinnati Financial's Solid Underwriting Offsets Cat Exposur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ger pushes Cincinnati company stock to so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Cincinnati Insurance Company Announces Preliminary Plan to Expand Business in High Net Worth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Cincinnati Insurance Company Announces Preliminary Plans to Expand Assumed Reinsurance Oper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Cincinnati Insurance Company Launches National Advertising Campaig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cinnati Financial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cinnati Financial Hits New 52-Week High on Strong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gate-Palmolive (CL) Stock Getting a Boost Following Higher R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 Colgate-Palmolive (CL) Stock Gain After Analyst Upgrad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gate-Palmolive 2Q profit climbs 11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gate-Palmolive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gate-Palmolive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gate-Palmolive gains; Credit Suisse upgrad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gate-Palmolive gains; UBS upgrades to 'buy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Dividend Stocks: Colgate-Palmol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olgate-Palmolive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4Q profit beats Wall St.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Increases Quarterly Dividend 4 Percent to 77 Cents Per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Ranks No. 12 Among Top 100 Most Reputable US Compan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-Clorox shares rise on Venezuela exit; options volume sur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ite House Recognizes Clorox for 'Best in Class' Retirement Pl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lorox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34 am Clorox beats by $0.07, beats on revs; guides FY16 EPS below consensus, revs below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(CLX) Stock Up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(CLX) Tops Q4 Earnings &amp; Sales, Issues FY16 Outlook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Reports 4 Percent Sales Growth and 11 Percent EPS Growth in Q4; Provides Fiscal Year 2016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jumps after cleaning up in 4th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Soars to New Highs -- and Could Be Headed Even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orox and Google Expand Strategic Relationshi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rica (CMA) Stock Rises on Analyst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rica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rica 2Q profit rises 5.7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rica Directors Increase Quarterly Dividend 5 Percent to 21 Cents per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rica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rica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omerica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rica upgraded by Robert W. Bai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investor banks on Comeric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Launches Streaming Service for Cord-Cutting Custom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Rises on Online Video Service, Cablevision Gains on Buyout Interest -- Telecom Winners &amp; Los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launching Cable altern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launching streaming video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to offer a new streaming TV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's Streaming Service Could Push Customers Back to C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ew Comcast online video service for its Internet custom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Spikes $45bn Bid For Time Warner C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adds Internet customers; box office pumps up reven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mee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Corporation and Discover Communications Renew Long-Term Distribution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, Discovery Renew Distribution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, Discovery mend rift with new distribution p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, Discovery renew distribution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lone's Discovery Renews Comcast Carriage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: Comcast high-speed Internet finally available in Houst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ce at odds, Discovery strikes new distribution deal with Com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Wants to Expand its Content Kingd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hiring hundreds in Chicago to staff two new technician support cent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Just Launched Its Google Fiber Kill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launches pilot to help seniors 'cross the digital divide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speeding up its discounted Internet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Pouring Money into Theme Parks to Boost Growt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Invests In Santa Cruz Area By Increasing Residential Internet Speeds At No Additional Cost, Launching 30 New TV Networks, And Introducing New Business Internet Ti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9 pm Comcast's NBCUniversal invests $200 mln in Vox Me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Invests in Vox Again, Eyes Digital Media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e Reason Comcast (CMCSA) Stock is Gai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Said to Plan New Video Service for Digital Publish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said to be launching video service aimed at YouTub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to launch its own YouTube rival called 'Watchable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's Grand Plan to Challenge Google, Facebook Is Becoming Cl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me Warner Cable Attracts Soros Investment, Comcast to Challenge Google's YouTub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Comcast Planning to Launch a Digital Video Platform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Invests In BuzzFeed, Readies A YouTube Ri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's Dream Run Continues with 'Straight Outta Compton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Buys This Technology to Boost Digital Ad Plat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Extends Internet Essentials, Its High-Speed Internet Adoption Program, To Low-Income Senior Citizens In San Francis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Leads Group of 3 Cable and Satellite Stocks to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Launches New 250 Mbps Internet Tier in Oregon &amp; SW Washingt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Hong Kong gold contract to start trading this mon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expands lean hogs daily trading lim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2 am CME Group beats by $0.03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earnings rise on increased trading volu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's Q2 Earnings Beat on Improved Trading Volum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's Results Top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2Q15 Trade Volumes Rose from 2Q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Foreign Exchange Trade: High Growth in March, Apri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Interest Volumes Rose in 1Q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Stock Is Benefitting from Investments outside the 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Daily Volumes Increase, Affecting Its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Futures Draw More Currency Traders Than Ever Amid Bank Fin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to launch new pork cutout inde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E Group may increase corn delivery facilities by 65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Mexican Grill: Five Reasons It's Time to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hipotle Is Headed to New Highs, Despite Recent F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hipotle May Be the Best Restaurant Stock in the Wor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dia Advisory: Chipotle Q2 Traffic Grows 10%, Buoyed by Anti-GMO St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 Chipotle (CMG) Keep the Earnings Streak Alive in Q2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Bears Are Getting Burned A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leading the market for fast-casual limited service restaura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profit rises but sales growth slower than expec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sales surge, but not enough for Wall Str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shares surge on spicy-hot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, Under Armour expecting double-digit sales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29 am Chipotle Mexican Grill (+8%) hits new all time high despite missing Q2 top line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 Reasons Chipotle Bounced Back To A New All-Time High (With Carnitas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(CMG) Stock Soaring Following Earnings Release; Jim Cramer's Ta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Profits Up 27%, but Growth Is Slowing: 4 Key Big-Picture Takeaw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Raises Prices, Customers Keep Co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Raises Prices, People Keep Co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Rises After Price Increases Help Profit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Sales Growth Continues Cooling Of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Stock Sizzles To High As Traffic Fears 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a growth story: Pr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is spi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sizzles on July sales optimis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spiked to an all-time hi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High Can Chipotle Go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High Can Shares of Chipotle Go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Mexican Grill (CMG) in Focus: Stock Up 7.8%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Mexican Grill, Inc. (CMG) Pushes To All-Time High, But Is It Really All That And A Bag Of Chips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Much More Can Chipotle Heat Up For Investors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Up, Whole Foods Down: The Business of Tru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hipotle Is Still a Better Investment Than Paner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hipotle Mexican Grill by Maxim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Plans One-Day, 4,000-Worker Hiring Bin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Mexican Grill (CMG) Stock Gets Price Target Hike at Wedbu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aims to hire 4,000 people in one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to Hire 4,000 People in a Single Day at First-Ever National Career Day on September 9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 wants to hire 4,000 new employees in one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potle's Growth Runway Seen At Least Decade Lo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ke, BofA Upgraded; Chipotle Price Target Hik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dbush Hikes Price Target for Chipotle Mexican Grill (CMG)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dbush Raises Target On Chipotle From $620 To $740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And Buhler Industries Announce Extension Of Long-Term Supply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gine-Maker Cummins Among Winners in U.S. Truck Efficiency Pl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Inc. Increases Quarterly Common Stock Divid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Earnings Keep Climbing Despite International Pres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Jumps On Strong Q2, Analysts Che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Profit Top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Q2 Earnings Beat, Rise Y/Y on Solid Perform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Rises After Engine Maker Profit, Sales Top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esel engine maker Cummins 2nd-qtr profit, revenue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esel engine maker Cummins' quarterly profit, revenue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esel engine maker Cummins' revenue rises on N America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mmins upgraded by Standpoint Rese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MS Energy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erPoint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enterPoint by Ladenburg Thalman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Announces Dividend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posts higher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upgraded by Credit Agric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upgraded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Expands In Healthcare Lending With $9B Deal As GE Continues Asset Sale Pu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to Acquire GE Capital's U.S. Healthcare Finance Un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(COF) Stock Price Target Raised at BMO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Expands into Healthcare Finance, to Buy GE Un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to Acquire GE U.S. Health Care Finance Unit for $9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upgraded by Arg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's Initiatives to Lift Revenues; Higher Cost Hur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is Is Capital One Most Impressive Accomplish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And Hudson's Bay Company Announce New Credit Card Program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acquires Monsoon, rolls out revamped iPhone ap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acquires Oakland design studio as part of Bay Area fintech buying sp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(COF) Q2 Preview: Earnings Beat in the Cards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 - Capital One nears deal to acquire GE health finance unit - 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in Talks to Buy GE Healthcare Unit, Sources Sa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nears deal to acquire GE healthc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ital One Takes First Place in Bank Director Magazine 2015 Bank Scorec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Electric's Sale of Health Care Biz Looks Like a WinnerFor Capital 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ot Oil &amp; Gas Corporation Reports 36 Percent Increase in Proved Reserves to 7.4 Tcf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ot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ging Earnings Estimates Signal Good News for Cabot Oil &amp; Gas (COG)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ot Oil &amp; Gas Belongs In Your Portfolio Ahead of Second-Quar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2Q adjusted profit beats analysts'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Completes Acquisition of Luxury Designer Footwear Brand Stuart Weitz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to Open First Paris Flagship Store on Rue Saint- Hon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to buy luxury footwear maker Stuart Weitz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f the shoe fits: Coach buying Stuart Weitzman for $530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ckingham's Trade Pair? Coach Upgraded To Neutral, Kors Downgraded To Neutr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upgraded by Buckingham Rese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rclays Highlights 'Upside For Some' In Handbag Group, Considers Coach, Kate Spade, Michael Ko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Earnings Preview: Turnaround in Plac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Earnings Season Could Be Great for Coach (COH)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5 am Coach beats by $0.02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(COH) Rises on Both Q4 Earnings &amp; Revenues Beat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(COH) Stock Soaring Following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, Inc. (COH) Jumps On Q4 Beat; Hedge Funds Were Bear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ndbag maker Coach's profit, sales beat on Stuart Weitzman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art Weitzman Buy Helps Coach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art Weitzman Helps Lift Coach Profit Abov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tor Upgrades Coach, View Now In Line With Most Of Wall Str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Reported Strong Results, Should You Buy Michael Kors Stock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(COH) Stock Upgraded at Jefferies,Turnaround Takes Ho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stock upgraded to buy at Jefferies on high hopes for turnar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ach upgraded by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xury Handbag Pair Trade: Jefferies Likes Coach, Downgrades Vera Brad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 trades: McDonald's and Coa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AFCO selects Rockwell Collins full suite of avionics as baseline for 85 A320 NE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na Eastern Airlines selects Rockwell Collins PAVES Broadcast IFE and Airshow for 15 new 737 aircra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ntagon Insider: Rockwell Collins Records a Big Win in a $856 Million Day at the Pentag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Profit, Sale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increases capacity and expands ARINC global network in Europe, the Middle East and Afric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introduces new features to ARINCDirectSM Flight Operations System for business aviation operato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36 am Rockwell Collins beats by $0.03, misses on revs; narrows FY15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(COL) Beats on Q3 Earnings, Revenues Lag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Third Quarter EPS from Continuing Operations Increases 12% to $1.33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profit rises on aircraft demand su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selected to provide communications for E-4B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third quarter EPS from continuing operations increases 12% to $1.33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electronic Engine Control Unit to be featured on new Rotax 915 iS turbocharged aircraft engine for light aircra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yal Netherlands Air Force selects Rockwell Collins Intertrade to manage avionics repai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Acquires International Communications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acquires International Communications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unveils new DF-500 for advanced direction finding capabil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well Collins Buys SatCom Tech Mak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(COP): Strong Industry, Solid Earnings Estimate Revision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ConocoPhillips Now Grossly Undervalued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onocoPhillips Could Gain 40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(COP) Stock Climbs Ahead of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9 am ConocoPhillips beats by $0.03; on track to achieve the higher end of its 2015 production targ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(COP) Beats on Q2 Earnings, Miss Revenue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Reports Better-Than-Expected Profit in Oil Cra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Reports Second-Quarter 2015 Results; Announces Improved Guidance for 2015 Capital Expenditures and Operating Costs; On Track to Meet Production Targ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onocoPhillips by Bernste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(COP) Stock Rises as Oil Prices Bounce 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(COP) Stock Up on Rising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(COP) in Focus : Stock Moves 5.7%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ocoPhillips (COP) Stock Jumped as Oil Prices R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(COST) Stock Moving Higher After Analyst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Is 'Rare Opportunity,' Oppenheimer Upgrades With 15% Upside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Shares On The G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Still a Dominant Player: What is Worrying Investors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: A Rare Opportu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death cross is more bullish than bear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y Analyst Sees 15% Upside in Cost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me to Buy Costco Wholesale Corporation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ostco Is Incredible; But Serious Danger Lur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ostco Wants to Keep Expanding Overseas More and M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 Bull Case for Cost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(NAS:COST), Makes China Market Debut Through Alibaba Group's (HKG:1688) Tmall Global Plat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key June sales metric tops Street's vie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key sales metric climbs 5 pct. in Ju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key sales metric flat in Jan., misses Street's vie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posts 7 percent jump in same-store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reports strong December 2013 sales rising by 5% in the United St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same-store sales surprisingly strong in Decemb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co's same-store sales rise 4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ading up your cart with Costco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Costco Effect: 5 Ways It Stands Out From the Compet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rren Buffett's Bullish Stake in Cost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 Number That Shows Why Costco Wholesale Corporation Is the Best Retailer Ar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Completes Acquisition of Garden Fresh Gourm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Soup Hits 52-Week High on Strategic Initiativ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Soup Hits New 52-Week High on Garden Fresh Bu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calls target new hig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's completes $231M acquisition of salsa mak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Soup Company Ranked among Top 10 Best Corporate Citize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34 am Campbell Soup raises FY15 EPS guidance, citing earlier-than-expected benefits from the previously announced cost reduction initiati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Lifts 2015 Earnings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Soup (CPB) Stock Rises After Raising EP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Soup lifts profit outlook, expecting bigger sav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Soup raises 2015 outlook, expecting bigger sav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Upgrades Profit Outlook, Says It Will Scale Back Artificial Ingredi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makes quicker savings, raises profit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Campbell Soup Finally Popular Again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(CPB) Highlights Growth Plans, Raises FY15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Soup (CPB) Price Target Raised at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Campbell Soup "Mmm Mmm Good" for a Bullish Options Trad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's Quest for Souped-Up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mpbell Quest for Souped-Up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lesforce.com, inc. (CRM) Sees Solid Support from Hedge Funds as It Posts Strong Results and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attracts bul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upgraded by Citi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20 pm Computer Sciences beats by $0.10, misses on revs; reaffirms FY16 EPS in-line; Co also to acquire Fruition Partners and Fixneti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Profit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Reports Solid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Buys 2 Firms, Posts Q1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uter Sciences upgraded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Makes Another Strategic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will invest $1 billion to spur digital economic growth in U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Announces Intent to Acquire MaintenanceN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Announces Intent to Acquire OpenD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Invests in Virtual Networker (Network World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evenue and profit beat estimates as hardware demand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to buy OpenDNS for $635 million to boost security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to invest $10 billion i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bust switching sales power strong quarter for Cis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Jumps on Sale of Set-Top Box Business, SanDisk Soars on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's Got Trading Strength Thanks to New CE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isco Systems by Macquari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Undervalued With a 3% Dividend Yie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[$$] Cisco Undervalued With a 3% Dividend Yie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0 pm Cisco Systems beats by $0.03, beats on revs; guides Q1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Beats Sales Estimates: Breaking Down the Numb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CEO: Pleased with strong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Ends Chambers Era With Another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evenue and Profit Gr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ising: FYQ4 Rev $12.8B, EPS $0.59/Sh Beat; Q1 View Bea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cores With Earnings, Back in Guidance Game As We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(CSCO) Beats on Q4 Earnings, Revenue (revised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(CSCO) Stock Gains in After-Hours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Gets Lift After 4Q Earnings, Revenue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Tests Bottom End Of Trading Range Ahead Of Q4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beats expectations as new CEO takes re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Up 4%: Software in Spotlight, Switching Scrutin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beats analysts' sale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beats, stock ticks 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evenue rises 4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evenue rises 4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ises aftermarket as 4Q results top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hares rally 3% on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tops Q4 expectations as new CEO takes contro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's Earnings Beat Is A 'Good Case Of Cisco Being Cisco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U.S. sales help Cisco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switching, router sales help Cisco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(CSCO) Beats Q4 Earnings and Revenue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Pops; Valuation, Dividend, and Chart Look Great!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ises Rises as Sales Top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ises in Germany as Sales Top Estimates on Americas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Rising: Software Mix Cheers the Bulls in CEO Robbins's First Q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hares Jump on Fourth Quar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(CSCO) Price Target Raised at BMO Capital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Inc. Earnings: Another Solid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 Rallies Off Q4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Systems, Inc. (CSCO) Jumps on Earnings Beat Assuring Hedge Fu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jumps on earnings beat, Houlihan surges in IPO; Kohl slumps on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rly Wall Street Reactions To Cisco's Impressive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Is Surging Toward New Hig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Cisco Results Good News for 3 Top Stocks to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sco CEO Chuck Robbins is flipping all the right switch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3Q profit rises 12 percent, top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Honored As A Top Company For Veterans By DiversityIn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Named To Top 100 Green Companies In The U.S. By Newsweek Green Rank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Recognized For Exceptional Service For Automotive Custom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Recognized as a Best Corporate Citizen by Corporate Responsibility Magaz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Stock to Benefit from Strong 1Q15 Operating Perform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delivers 11 percent more 1Q profit by controlling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meets 4Q profit forecast, freight volume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optimistic long-term but predicts flat 3Q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railroad's 2Q profit chugs ahead 2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Intermodal Division 5-Year Growth Supports Stock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Merchandise Should Benefit from Improving Housing Sec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bes Names CSX One Of America's Best Employ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w oil prices good for economy, CSX and its customers - CE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Earnings Preview: Still On Track to Deliver Long-Term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2Q profit improves 5 percent as fuel costs stay l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Corporation Announces All-Time Record Quarterly Financial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Stock Rises on Record 2Q15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Stock Rises After Stifel Nicolaus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SX upgraded by Stif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ifel Upgrades CSX, Marten Transport, Kansas City Southern; Cites Recent Market Volat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(CTAS) Shows Promise with Portfolio Rationalization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riott Honors Cintas Corporation with 2014 Supplier Sustainability A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Shares Should Benefit From Industrial Growth, Better Job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8 pm Cintas beats by $0.01, reports revs in-line; guides FY16 EPS in-line,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Posts Solid Earnings as It Moves Out of Document Shred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(CTAS) Beats Q4 Earnings on Solid Organic Growt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Corporation Announces Agreement to Purchase ZEE Med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(CTAS) Acquires ZEE Medical for $130M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8 pm Cintas announces Board approval of an additional share repurchase program of $500 ml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Corporation Announces Additional Stock Buyback Authoriz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(CTAS) Doubles Share Repurchase Authorization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te of Alabama Recognizes Cintas Location in Tuscaloosa for Superior Achievement in Workplace Safe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intas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kansas OSHA Recognized Cintas Location in Fort Smith with Highest Safety Design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ntas Shows Promise with Stringent Cost-Cutting Measu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Doesn't Win New Fans at Analyst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positioned as a leader in Magic Quadrant for Cloud-Enabled Managed Hosting, Euro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successfully delivers terabit speeds in central Florida field tr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upgraded by Raymond Jam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ket demand drives CenturyLink global data center expans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named a leader in research report on DDoS services provid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upgraded by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honored in 2015 North America SIP Trunking Leadership Scorec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, CenturyLink snag federal funds to expand Internet in N.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Gets CAFII Subsidy to Provide Rural Broadb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nturyLink selected to provide statewide voice service for the Texas Health and Human Services Commis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Named a Leader in New Life Sciences IT Outsourcing Research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Named to Winner's Circle in HfS Research Report on Population Health and Care Manag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Tech upgraded by Credit Agric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1Q results top Street, lifts full-year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Acquires Odecee, a Digital Solutions Company in Austral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buying TriZetto for $2.7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forecasts higher revenue growth as healthcare spending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forecasts revenue above estimates as IT spending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quarterly revenue rises 16.5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revenue up 16 percent in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Fast Can Cognizant Technology Solutions Earnings Grow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Technology Stock Still a Solid Buy in IT Consul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09 am Cognizant Tech beats by $0.06, beats on revs; guides Q3 EPS and rev above consensus; raises FY15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Announces Record Second Quarter 2015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Earnings Beat On 'Run Different' Tr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Technology Looks Healthier Than E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boosts forecast again after healthy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quarterly revenue rises 22.6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quarterly revenue rises 22.6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revenue, profit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's Revenue Rises Amid Health-Care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(CTSH) Catches Eye: Stock Moves 6.4% Higher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Technology Solutions (CTSH) Stock Price Target Raised at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gnizant Beats on Q2 Earnings &amp; Revenues, Guides Up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 Activist Investor's Call for Change Prompts Citrix's Steep Clim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Continues To Rise After Multiple Wall Street Firms Upgrade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Extends Lead in App Delivery and VDI with New Innovations That Provide Unmatched Val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Named a Leader in the Magic Quadrant for Enterprise Mobility Management for the Fourth Consecutive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Rising: Three Upgrades on Elliott's Entrance: Credit Suisse Ups Target to $8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(CTXS) Stock Higher on Analysts Upgrad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Trades 138% above Its 5-Day Average Volu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upgraded by Piper Jaffray, BofA/Merrill and Needh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tops 3Q profi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iper Jaffray Upgrades Citrix, Sees $92/Share Takeout Val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Announces CEO Succession Pl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Near Two-Year High On Q2 Beat; CEO Swi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urges 8%: Bulls Love 'Shareholder Value' Mo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urges After Reaching Settlement With Activist Elliot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(CTXS) Stock Gains on Earnings Beat, Elliott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Beats Q2 Earnings and Revenue Estimat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Leads S&amp;P 500 on Earnings Beat, Agreement With Activist Inves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upgraded by Robert W. Bai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adership shake-up at Citrix sends shares fly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Named a Leader in the Magic Quadrant for Enterprise File Synchronization and Sharing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Changes at Citrix Drive Soaring Stock Pr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rix Systems Stock: 3 Reasons Why It Is a Top Choice for Growth Investor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Judge Throws Out Suit Challenging Dolans' P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ystems (CVC) Raised to Buy, Should You Add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Rises After Drahi Expressed Interest in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ystems (CVC) Stock Closed Up to Lead S&amp;P 500 Inde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ystems Corporation (CVC) Lifted On FBN Outperform Initiation: Hedge Funds Disag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Touches 52-Week High on Potential French Interest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gets lift on French interest, Biogen tops los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trikes deal to offer Hulu streaming ser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Rises on Online Video Service, Cablevision Gains on Buyout Interest -- Telecom Winners &amp; Los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hares Rise After Billionaire Patrick Drahi Is Open to Possible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Cablevision by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usual Covered Call Opportunity In Cablevision Syste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Cablevision Systems Corporation Stock Jumped 18% in Ju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33 am Cablevision beats by $0.03, reports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(CVC) Stock Up in Pre-Market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2Q profit beats analysts' estimates, revenue 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Posts Subscriber Growth on High-Speed Data G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ystems (CVC) Tops Q2 Earnings &amp;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ystems Tops Q2 Earnings, Revenue Estimat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ystems reports subscriber and revenue 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posts net gain of 5,000 subscribers in the latest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revenue rises 1.6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stems video subscriber losses, but at a co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(CVC) Stock Price Target Raised at Canaccord Genu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02 am Cablevision and CBS reach new comprehensive content carriage agreement; first partner to announce plans to deliver CBS all access and SHOWTIME internet ser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RECT: CBS, Cablevision reach pact for online cont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Reaches New Content Agreement With CB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and CBS Reach New Comprehensive Content Carriage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will offer CBS' video streaming services to broadband custom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 will sell streaming CBS, Showtime to cord-cutt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blevision, CBS Strike Carriage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(CVS) Stock Price Target Raised at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buying Omnicare for about $12.7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CVS Plans to Make Target Pharmacies Profi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the CVS Target Deal Trims the F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&amp;P 500 at record on Best Buy earnings, CVS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and Walgreens are completely dominating the US drugstore indust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te Aid Rises On 'Positive' July Sales; CVS And Walgreens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Has Been Surging -- Will the Gains Continu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8 am CVS Health beats by $0.06, reports revs in-line; guides Q3 EPS in-line; narrows FY15 EPS guidance,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(CVS) Beats on Q2 Earnings, Revenue Estimat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Corporation Reports Solid Q2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's sales rise 7.4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earnings rise despite no tobacco fi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profit beats estimates on higher pharmacy sales, clai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(CVS) Stock Price Target Raised at BMO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CVS is Shoring Up Its National Retail Footpri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Eyes Specialty Pharmacy Opportunity through Acquisi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Reports a Solid Quarter and Outlook in Pharmacy Ser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Rides High on PBM Strength, Impressive Show in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Reaps Robust Profits In Health Care Uphea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Health Grows in Specialty Care, Buys Omnicare for $12.7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: CVS expands footprint into Chandler, hiring 700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VS (CVS) Stock Gets Price Target Hike at Oppenhei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group Upgraded; CVS Gets Price Target Hi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 says no production impact from US Gulf st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, Shell win tender to supply Petroperu with 1.45 million barrels ULS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, Shell win tender to supply Petroperu with 1.45 mln bbls ULS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ge Oil and Gas Projects and Capital Discipline Could Make Chevron a Long-Term Win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rt upholds $96M award to Chevron in dispute with Ecuad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nk Of America Upgrades Chevron, Says ConocoPhillips Is Top Pi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 (CVX) Stock Gets Rating Upgrade at BofA/Merrill Lyn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 (CVX) Stock Higher as Oil Price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 May Have Just Hit Peak Hysteria for Shares of Chevr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 (CVX) Stock Up After Oil Rebou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vron Is Gearing Up for Even Bigger G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ion Acquires Solar Facility In Californ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ion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33 am Dominion beats by $0.01; guides Q3 EP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ion Earning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ion Resources (D) Beats on Q2 Earnings by a Penn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ion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nEdison Gains on Dominion JV for Four Brothers Proj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 Delta Air Lines (DAL) Retain its Earnings Streak in Q2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Air (DAL) Stock Closed Up as Ancillary Fees Soar to Record Hi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azil regulator approves Delta Air Lines, Gol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Air (DAL) Stock Up on Gol Airlines Deal 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increases summer capacity from Athe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soars on cheap fuel, but hints of a decline in fa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 and Delta Air Lines further strengthen their strategic alli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Air to buy stake in China Eastern Airlin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Invests In China Eastern Air, Takes 3.6% Sta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invests $450 million to expand partnership with China air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to Buy Stake in China Easter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to buy stake in China Eastern Airlines for $450 m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BS Ups Delta Target On Management's 'Confident Tone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Most Efficient Airlines: Delta Beats American Airlines, Un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e You Bullish On Delta Air Lines Stock? This Is Why You Should B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Tops the Industry Again in On-Time Arriva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C approves Virgin-Delta partnershi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lauded for fiscal prud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adds first direct flight from Salt Lake City to London in M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ta Air (DAL) Stock Receives Rating Upgrade at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's (DD) Unit Invests in New Processing Faciliti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 Sends Letter to Shareholders Highlighting Company's First Quarter Momentu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 reports decline in first-quar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 wins board proxy fight against activist investor Peltz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 wins proxy battle against activist Peltz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 wins proxy fight against Peltz's Trian F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: That Went We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ian: DuPont appears to have won proxy f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 Pont (DD) Stock Higher on JPMorgan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 upgraded by JP 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Pont upgraded on positive reward-versus-risk prof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PMorgan Ups DuPont To Buy, A Bet On Positive Change Ahea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boosts guidance as construction offsets ag swo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raises quarterly dividend to 60 c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ups guidance as construction offsets ag swo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upgraded by Goldm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: Improved Margins 'Contrary to Our Investment Case,' Goldman Sachs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Is Ready to Ru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resumes production at Tianjin, China facil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10 am Deere beats by $0.09, misses on revs; lowers revenue and income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&amp; Company (DE) Beats on Q3 Earnings, Revenues La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(DE) Beats on Q3 Earnings, Revenues Lag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ere (DE) to Rise on Improved Housing Market; Risks Rem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hn Deere Adds New Models to Self-Propelled Forage Harvester Line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hn Deere Adds New Models to Triple-Mounted Mo-Co Line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hn Deere Adds to Technology Portfolio with Precision Ag Product Upd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Announces Plans to Increase Quarterly Dividend to $0.28 Per Share and to Repurchase up to $2.2 Billion of Common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Financial Services Announces $2.2 Billion Share Repurchase Program and Increases Quarterly Common Stock Dividend from $0.24 to $0.28 Per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Financial's 2Q profit jumps 7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's 3Q net income up nearly 9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1 pm Discover Financial Services beats by $0.01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Financial Beats Q2 Earnings Estimates, Falls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Financial Services (DFS) Stock Price Target Raised at BMO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Card Offers a Good Grades Reward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Awarded the Highest Honor in J.D. Power 2015 Credit Card Satisfaction StudyS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unseats Amex as consumers' favorite credit card; J.D. Pow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Discover Is America's New Favorite Credit Card Compa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Financial tops AmEx in customer satisfaction surv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 Recognized for Innovative Business Technology by CIO Magaz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(DG) Stock Upgraded at RB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Hits 52-Week High on Compelling Strategi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Hits 52-Week High on Solid Q1 &amp; Growth Effort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-Family Dollar deal gets FTC 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store merger a g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TC approves Dollar Tree's takeover of Family Dol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1Q profit tops Street, key sales metric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Expands into Three New St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Opens 12,000th St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 to Invest $104.4 M in New Distribution Cente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4 am Dollar General beats by $0.01, reports revs in-line; reaffirms FY16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dy, tobacco sales help Dollar General's profit top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Beats On Q2 Earnings; Keeps FY15 View Int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Earnings Edge Abov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sales rise 7.9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(DG) Stock Gets Price Target Hike at Barcl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unt retailer Dollar Tree sales rise 48.3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Clears the Simplex Group A Strep Direct Test from Focus Diagnostics, a Quest Diagnostics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est Diagnostics (DGX) Beat on Q2 Earnings; Revenues Lag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est Diagnostics Tops Earnings, Revenues Lag Estimat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est Diagnostics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est Diagnostics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est Diagnostics to Enhance Quality of Noninvasive Prenatal Screening with QNatal Advan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est Diagnostics to Launch Interactive Insights and IntelliTest Interactive Reports and Health Data Analytics Tools at HIMSS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est Diagnostics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 Great Deal Between Danaher and Pall Corpo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 beats 3Q earning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 buying Nobel Biocare for about $2.2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: Buy, Buy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Danaher by RBC Capital Mk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 (DHR) Stock Initiated at RBC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 (DHR) Tops Q2 Earnings, Revenues up Y/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 Tops Q2 Earnings, Revenues on DBS Strengt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aher upgraded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rgan Stanley Ups Danaher To Buy On 'Transformational' Pall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(DIS) Stock Gets Rating Upgrade at Atlantic Equ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upgraded by Atlantic Equ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(DIS) Stock Climbing Following Higher Rating, Price Targ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(DIS) Stock Climbing on Rating Upgrade, Price Target Hi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upgraded by Topeka Capital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:44 pm Walt Disney pushes to new session hi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Co. Earnings: It's a Great Big Beautiful Tomorr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Co. Earnings: The Magic Wand Waves 1-for-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Company Posts Earnings Beat, Barely Misses on Revenues - Stocks in the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t Disney growth across the bo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Looks for 'Gold Rush' in Sports, International Expan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Discovery Adventure Park Opens in Andaman Mogansh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Communications posts 4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adds online adventure channel to reach Web gene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tops 3Q profit views but trims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, Discovery mend rift with new distribution p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upgraded by UB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upgraded by Pivotal Research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Communications posts 4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tops 3Q profit views but trims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, Discovery Renew Distribution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, Discovery renew distribution agre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very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Successfully Completes First Coast-to-Coast Automated Dr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ZZ-HellermannTyton: best day ever on Delphi cash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cquires Software Maker, Posts Higher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(DLPH) Q2 Earnings Beat Estimates, Fall Y/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tops profit forecast, buys equipment mak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Positions for Strong Growth with Acquisitions and Investments; Expands Capabil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beefs up portfolio in connected, automated c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buys HellermannTyton for 31.1b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net income rises in second quarter, revenue fal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upgraded by Credit Agric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phi Automotive upgraded by Buckingham Rese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 wins OK for Family Dollar takeo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store merger a g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 (DLTR) Stock Rising Following Earnings Estimates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Value and Upside Seen in Dollar T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dy, tobacco sales help Dollar General's profit top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General Earnings Edge Abov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unt retailer Dollar Tree sales rise 48.3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 Falls After Sales Forecast Lags Analysts'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n &amp; Bradstreet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n &amp; Bradstreet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n &amp; Bradstreet to Fuel Informatica's Intelligent Data Plat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Drilling (DO) Stock Coverage Initiated at Barcl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Diamond Offshore by Barcl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Drilling beats 3Q profi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Drilling posts 4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 Diamond Offshore (DO) Beat Earnings Estimates in Q2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09 am Diamond Offshore beats by $0.18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(DO) Beats on Q2 Earnings and Revenu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Drilling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profit beats on demand for ultra-deepwater ri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profit rises on demand for ultra-deepwater ri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's (DO) Emerging Markets Hold Prom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amond Offshore Is Headed Even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ver Saddlery to Open Two Stores in Connectic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ver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ver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ver Motorsports, Inc. Reports Improved Results for the Second Quarter of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6 pm Dover increases its quarterly cash dividend to $0.42/share, up from $0.40/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ver Increases Dividend By 5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ver upgraded by Bernste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and Deere Are Two Ex-Dividend Stocks to Buy N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Beats Earnings Expectations, Despite Sales Sli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Profit Tops Forecasts as Plastics 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Q2 Earnings Outshine, Currency Dents Sal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profit top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, Dan Loeb settle board deb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and Project Lead The Way Partner to Grow STEM Skills in Key Dow Commun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orning Reports Increased Profits for First Half of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hemical Company Becoming a Deep Value for Investo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5 am Dr Pepper Snapple beats by $0.03, reports revs in-line; guides FY15 EP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(DPS) Beats Q2 Earnings, Sales In Line; Ups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Group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Group posts 1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Group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Group posts 4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. Pepper Snapple beats second-quarter earning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Top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2Q15 Earnings Exceed Wall Stree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2Q15 Sales Growth Outshines Beverage Gia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Dr Pepper Snapple (DPS) is a Buy - Video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Dr Pepper Snapple Group, Inc. Stock Rose 10% in Ju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Group Invests In Emerging Premium Sports Drink BODYARM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Invests $20M in Sports Drink Bodyarmor Ow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 Pepper Snapple Takes a Stake in BodyArm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den 3Q adj. profit tops Street; boosts 2015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den Restaurants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den Restaurants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den Restaurants' Strong Dividend Is Appetizing so Buy N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den profit rises as Olive Garden sales impro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2Q profit climbs 18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Increases Quarterly Dividend Payout by 5.8%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Nuclear Unit License Expands Midwest Power Generation Op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earns Gallup Great Workplace Award for the third consecutive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increases dividend nearly 6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to receive license for new nuclear un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's natural gas costs drop again, down 57 percent since 2008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improves customer satisfaction; now second-highest rank in Midwest Large Seg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reports second quarter 2015 results, raise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TE Energy to upgrade street lighting in Ecor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: Cowen Ups to Buy; DTV More Strategic Than Thou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the Pending Merger with DIRECTV Could benefit AT&amp;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RECTV Successfully Launches Two Satellites Significantly Increasing HD and 4K Capac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 Completes Acquisition of DIRECTV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 Expects $2.5B in Synergies from DIRECTV Takeove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's DIRECTV Takeover Gets FCC Chairman's Thumbs Up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-DIRECTV Deal Crosses the FCC Hurdle, Clos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 Dominates the US Pay-TV Market with DIRECTV Transa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 Lures DIRECTV Subscribers with Wireless Credit Offe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AT&amp;T DIRECTV Merger Makes for Solid Bundling Opportun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 Lures DIRECTV Subscribers with Wireless Credit Off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 (DUK) Hikes Quarterly Dividend Payout by 4%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 builds momentum in safely closing ash basins across the Carolina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 increases quarterly dividend payment by approximately 4 percent; future annual dividend growth expected to track long-term growth in adjusted diluted earnings per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 raises quarterly dividend by 4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 to upgrade its Notrees Energy Storage Syst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's $1.2B deal to buy N.C. municipal power assets may close July 31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ke Energy Unit Acquires 20MW Shawboro Solar Project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gulators OK Duke Energy's $69M program for solar expansion in South Carol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rginia OKs $2.5M coal ash spill settlement with Du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fe just got a little sweeter for Duke Energy Renewab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HealthCare Partners Recognized as a Top Green Company in U.S. by Newswee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HealthCare Partners Celebrates International Nurses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HealthCare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Healthcare's Strong Core Growth Appears Impressiv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gets big show of sup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21 pm DaVita reports EPS in-line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HealthCare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reports 'solid' quarter despite whistle-blower settl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HealthCare Partners to Acquire Renal Ventu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Healthcare to Buy Renal Ventures for $415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ta to Strengthen Chinese Foothold with New Joint Ven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n Energy, Pfizer Shares Fantastic Says American Century Mana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n Energy upgraded by Macquari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cquarie Hikes Devon Energy To Outperform, Likes Cash Flow At Growth At Current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n Energy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ders bullish on Devon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ushing Earnings Expectations, Devon Energy Corp. Continues to Defy the Downtur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n Energy Production, Profit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n Quarterly Results Beat Street, Oil Output 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n Energy Beats on Q2 Earnings; Cuts Capital Cost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n Energy (DVN) Stock Jumping Amid Rally in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 Electronic Arts (EA) Stock Continue to Grow Earnings?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(EA) Stock Upgraded at UB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raises 2015 forecast, profit beat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tops 3Q profit, sales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upgraded by UB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' Digital Business Drives a New 52-Week Hig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: UBS Ups to Buy, $80 Target; Room for Upside Despite 46% Ru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Electronic Arts (EA) Stock Stands Out in a Strong Industr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console sales boosts demand for Electronic Arts gam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BS Ups Electronic Arts Inc. (EA) Rating, Price Target: Do Hedge Funds Want To Play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cast Allies with Electronic Arts to Launch Gaming Servi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Electronic Arts revived itsel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Electronic Arts May Be the Greatest Comeback In All of Technolog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 Electronic Arts (EA) Continue to Surge Higher?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bulls play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ean Lifts Targets On Activision Blizzard, Electronic Arts And Take-Tw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0 pm Electronic Arts beats by $0.13, beats on revs; guides Q2 EPS below consensus, revs below consensus; raises FY16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Inc. Able to Beat on Earnings and Revenue for Fiscal 2016 Q1 - Stocks in the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Raises Guidance on Strong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First-Quarter Results Top Analyst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(EA) Stock Rises on New Video Game Relea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 Digital Sales Exceed Disc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onic Arts, Other Game Makers Expect a Blockbuster Holiday Seas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Stock Rose on Heavy Volume Ahead of PayPal Spin Of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Unveils Apple Watch App Along with Updated Mo..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to roll out Amazon Prime-like service in Germany - WSJ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to roll out Amazon Prime-like service in Germany: WSJ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(EBAY) Stock Closed Higher on Possible $1 Billion Enterprise Unit S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06 am eBay edges above its June peak at 63.30 to set a new multi-year high of 36.40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9:29 am eBay obtains European Central Bank PayPal separation approval (final approval needed); Separation is on track to be completed on Friday July 17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Inc. Obtains European Central Bank 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Bay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 rise as eBay, Citi, others report strong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Expanding Its Investment in Valet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ay buys Twice in first growth move since PayPal spinof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eBay Inc. (EBAY) Could Be Positioned for a Slump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colab by Global Hunter Secu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olab 3D TRASAR A2 CIP Program Named Product of the Year by Environmental Lea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olab Acquires Water Treatment Provider i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olab Ninth on CR Magazine's 2015 100 Best Corporate Citizens Li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olab to Acquire Travelers North Tower in St. Paul, Minn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ngbow Still Bullish On Ecolab But Why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. Paul-based Ecolab's Recent Acquisition Extends Reach i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olab (ECL) Stock Price Target Raised at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Ecolab turned water management into a fast-flowing revenue stre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olab and Trucost Expand Water Risk Monetizer to Include Revenue-at-Risk Assess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olidated Edison (ED) Invests Sensibly, Adds Renewabl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other Beat at Consolidated Edison (ED) in Q2 Earnings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olidated Edison Profit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olidated Edison Beats on Q2 Earnings, Reaffirms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Achieves Milestone in Helping Employers Manage the Affordable Care 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: First Quarter Mortgage Originations So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Workforce Solutions Leads the Parade with Workforce Insights at FORUM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launches new credit risk sc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tops 3Q net incom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8 pm Equifax beats by $0.05, beats on revs; guides Q3 EPS above consensus, revs above consensus; raises FY15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(EFX) Beats Q2 Earnings and Revenues; Guides Hig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Profit Up 20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Reports Record Second Quarter 2015 Results Significantly Exceeding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: An Excellent Company Trading At Fair Val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quifax by RBC Capital Mk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&amp; Danal Team Up to Unveil Mobile Shopping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fax Launches Enhanced Lost Sales Analysis Tool for Automotive Lend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dison by Mizuh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son International Raises Common Stock Dividend 17.6 Percent; Sees Multi-Year Return Opportu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son International Teams Up with Tesla for Battery Storage Projec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son International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son International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son International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son bulls look for come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8 pm Edison beats by $0.33, misse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son Internationa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olidated Edison Profit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buying Fric Malle fragr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revenue beats estimates on strong holiday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stee Lauder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Now a Strong Buy on Growing Cosmetics Secto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im Cramer Expects Beautiful Quarter From Estee Lau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Leads Pack of 3 Personal Products Stocks to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tee Lauder upgraded by Telsey Advisory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To Acquire Virtustre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rises on strong VMware results, despite slashing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to buy Virtustream for $1.2 billion to expand cloud offer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's Innovation Network Keeps Getting Sm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P to resume share buybacks after failed merger talks with EM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Getting a Boost Following Wells Fargo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Stock Higher After Beating Earning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upgraded by Wells Farg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Rising on re/Code Report it May Merge with VMw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Shares Jump After Report of Deal Involving Buyout by VMw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Jumps, VMware Falls: Street Ponders Re/code Story Merger Gains Fav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C Stock Climbs on Possible Downstream Merger With VMw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Mware (VMW) Stock Closes Up After CEO Downplays EMC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, Jun 11 - Eastman increases Acids prices on July 1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, May 21 - Eastman Increases Prices on MIBK on June 5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Poised For Growth Despite Challeng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upgraded by Nomur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, Apr 21 - Eastman launches Aerafin polymer a new polyolefin for hot melt adhesi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, Apr 30 - Eastman Reports 14% Increase in Adjusted EPS for First-Quarter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, Jul 14 - Eastman increases Acids prices on August 1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buying Taminco for about $1.73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's Q1 Earnings Trump, Charges Hit Profit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Reports 14% Increase in Adjusted EPS for First-Quarter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, Jul 27 - Eastman Reports Record Adjusted EPS in Second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(EMN) Stock Jumps on Record Second Quarter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(EMN) Jumps: Stock Up 6.8%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tman Chemical to Gain from Strategic Moves Amid Headwi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erson Buys Yggdrasil to Boost Upstream Opportuniti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erson Electric 3Q profit more than trip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erson Electric Shares Buzz On Network Power Spinof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erson Electric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erson Electric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st &amp; Sullivan Recognises Emerson Process Management for its Unparalleled Process Automation Ser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erson Electric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erson Expands Product Portfolio: Will it Aid a Rebound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Stock Advances After Jefferies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upgraded by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(EOG) Stock Rises as Oil Prices Reco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9 pm EOG Resources beats by $0.17, reports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Profit Beats Street As Cost Cuts Offset Drop In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(EOG) Stock Up Ahead of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Tops Q2 Earnings and Revenues, Down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upgraded by Credit Agric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Still a Solid Way to Play a Long-Term Oil Recov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ve Cohen Bullish Energy Bets: EOG Resources Inc (EOG), Occidental Petroleum Corporation (OXY), M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ll Charts of the Day -- Occidental, EOG, Cis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OG Resources Low Numbers Still Beat 2Q15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ty Residential Up to Buy on Re-Positioning Activiti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ultifamily REIT Equity Residential: A Closer Look After Strong Q1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quity Res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rclays: EQT Corp Worth $100/Share And A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T Corp's Midstream Presence to Lower Costs, Drive Growt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T Midstream Partners Increases Quarterly Distribu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T Midstream Partners Increases Quarterly Distribution and EQT GP Holdings Announces Initial Distribu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rkshire invests in Express Scripts, makes confidential disclo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xpress Scripts by Oppenhei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climbs as Walgreens states interest in dea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rises after-hours following 4Q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xpress Scripts by Mizuh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7 pm Express Scripts beats by $0.04, misses on revs; guides Q3 EPS in-line; raises FY15 EPS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(ESRX) Stock Gains in After-Hours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Announces 2nd Quarter Results; Increases 2015 Guidance Ran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Raises Guidance as Earnings Top Vi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ress Scripts (ESRX) Tops Q2 Earnings, Ups 2015 View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sex Property Beats Q1 FFO Estimates, Raises Guid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sex Property upgraded by Robert W. Bai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ssex Property by Canaccord Genu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sex Announces Acquisition in Downtown Los Ange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ssex Announces Development Deal in San Francisc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:38 pm Essex Property (halted) beats by $0.06; raises FY15 FFO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*TRADE Announces Launch of Apple Watch Ap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*TRADE Earns Two First Place Awards, Best New Tool Award, and Five Best-in-Class Ratings from StockBrokers.c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*Trade to cut debt by $340 million in restructu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-Trade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-Trade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-Trade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-Trade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-Trade Fastest-Growing Division: Investment Produc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Acquires UK Safety Technology Manufacturer Oxalis Group Ltd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CEO: Confident in new produc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Increases Dividend by 12.2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call buyers target new hig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expands line and speeds up deliveries for FLEX Reman transmiss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upgraded by JP 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New Flex Center Custom Colored Enclosures Provide Aesthetic Appeal, Cost and Labor Sav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Advances Electrical Safety, Reliability with Auto-Monitoring Ground-Fault Circuit Breakers and Wall Receptac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's High-Efficiency Transformers Help Customers Meet 2016 U.S. Department of Energy Efficiency Require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Expands SmartWire-DT Connectivity Options to Enhance Panel Wiring Efficiency and Reli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Showcasing Expanded Power Management Solutions for Reliable, Safe Healthcare at ASHE 2015 Booth #1205 from July 12 through 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Wins National Manufacturing Award for Aerospace Aftermarket Repai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to Showcase Expanded Range of Power Management Solutions for Solar and Energy Storage Systems at Intersolar North America 2015 Booth #8221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Named Supplier of the Year by PACCAR Par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Residential Solutions Featured on FOX New Competition Series,HOME FREE, Premiering Wednesday, July 2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Showcasing Power Management, Electrical Modernization Solutions for Hydropower Utilities at HydroVision Booth #4057 from July 15 through 17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5 Data Centers Selects Eaton to Help Increase Efficiency and Maintain High Availability in Denver Colocation Fac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ximize Uptime with Eaton's New High-Performance Low Voltage Motor Control and Distribution Cen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Enhances Aftermarket Offerings for Transmission Rebuild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Develops Innovative Fusing System for Utility and Commercial Customers to Simplify Maintenance and Support Safe, High Quality Pow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Second Quarter Operating Earnings Per Share of $1.16, Above Midpoint of Guidance and Up 5 Percent Over Second Quarter of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Tops Q2 Earnings, Trims Guidance on Weak Demand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vid Weekley Homes Presents Eaton with Prestigious Partners of Choice Award for Eighth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ton Helps Reduce Downtime in Utility, Industrial, Commercial and Renewable Energy Applications with New Three-Phase Overhead Loadbreak Swi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ergy's Expansion of Transmission Lines to Drive Growt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ergy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ssissippi regulators OK small Entergy rate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Entergy by Mizuh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(EW) Stock Upgraded at BMO Capital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Achieves Record 89 Percent Forecast Accuracy Levels and Saves $2.8 Million Leveraging JDA Solu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Jumps After FDA Approves Heart Val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Outlines Growth Strategy at Annual Investor Confer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Posts Fresh Positive SAPIEN 3 Data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upgraded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' Sapien 3 Heart Valve Wins FDA Nod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Receives FDA Approval For SAPIEN 3 Transcatheter Heart Val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gets U.S. approval for 3rd generation heart val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shares rise on new heart valve 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DA Approval Pumps New Life Into Edwards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One-Year Report Of Outcomes With Edwards SAPIEN 3 Valve Demonstrate High Survival And Low Stroke 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rgan Stanley Overweight Edwards Lifesciences, Potential Product Markets Are Enorm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5:01 pm Edwards Lifesciences announces it has agreed to acquire CardiAQ Valve Technologies, a privately held company and developer of a transcatheter mitral valve replacement system, for up to $400 ml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Enters Into Agreement To Acquire CardiAQ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to buy CardiAQ Valve for up to $400 ml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to buy heart device maker for $400 ml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(EW) Stock Upgraded at RB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Hits High As Street Lauds Buyo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upgraded by RBC Capital Mkts and Northland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umped Up Over Edwards Lifesciences and CardiAQ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5 pm Edwards Lifesciences beats by $0.08, beats on revs; guides Q3 EPS in-line, revs in-line; guides FY15 EPS above consensus,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Keeps Earnings Streak Alive With Q2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Lifesciences raises outlook on strong valve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wards Completes CardiAQ Buyout, Resolves FORTIS Iss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(EXC) Stock Gaining on Exclusive Electricity Supply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Unit Constellation to Supply Electricity to Cleveland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Unit Wins Contract from Defense Logistics Agenc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's Maryland Natural Gas Plant Becomes Operational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aware Public Service Commission Issues Order Approving Exelon and Pepco Holdings Inc. Mer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Generation Breaks Ground On New 1,000 Megawatt Natural Gas Power Generating Unit At Wolf Hollow Generating St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Generation New Maryland Natural Gas Power Plant Now Opera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Recognized for Sustainability Leadership in 2015 Newsweek Green Rank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linois plan would aid Exelon nuclear pla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3 am Exelon beats by $0.06, reports revs in-line; guides FY15 EP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on Unit (EXC) Expands Home Energy Services into Texa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yland judge will not stay Exelon-Pepco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2 am Exelon announces that all of the Illinois nuclear plants in PJM cleared in the transition capacity auction for the 2016-17 planning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utsche Ups Expedia To Buy, But Beware Airbn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(EXPE) Stock Upgraded at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Accelerates Mobile Growth, Introduces Major App Updates to Address Traveler Reque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Announces Plans for New Headquarters in Seatt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Announces eLong Transa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App Now Available on Apple Wa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Launches Expedia+ business Loyalty Program to Help Small Businesses Save Money and Bring Order to Often-Messy Travel Proc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Upgraded On Acquisitions; Airbnb Push Loo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buys rival travel operator Orbitz for $1.6 b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first-quarter profit top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hares soar on strong bookings despite strong U.S. dol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to buy Orbitz in $1.6 b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upgraded by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line travel company Expedia to buy Orbitz Worldwi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rbitz shareholders approve $1.3B deal to sell to Expe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cking for trade higher in Expe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 up as Expedia surges while LinkedIn tan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ll of the Day: Expedia (EXPE) - Bull of the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launches new technology to help blind travelers book tri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oking giant Expedia bids for Australia's Wotif.c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acquires Travelocity for 280 million doll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buys Travelocity for $280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tor Fitzgerald Sees 'Strong' Q2 Results Out Of Expe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(EXPE) Stock Jumps in After-Hours Trading as Earnings Top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Gains After Profit, Sales Beat Analyst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Jumps 7%: Q2 Revenue In-Line, EPS Bea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Jumps 8%: Q2 Revenue In-Line, EPS Bea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Profit Top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ets Sights on Growth Abroa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hares Fly As Room Night Growth Acceler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beats 2nd-qtr profi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beats Wall Street view, share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hares up 7% after EP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to Soar to New Highs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-Wall Street ends flat; Expedia flies after the be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(EXPE) Stock Soaring Following Price Target Incr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Earnings Report Leads Travel Sites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Gains After Profit, Sales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Jumped After Beating Wall Str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hares Rise 8%+ On Strong Travel Trend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oars on Earnings Beat; FireEye Plunges on CFO Departure, Slowing Growth: Tech Winners &amp; Los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It Too Late To Buy Expedia Inc (EXPE) As Shares Take A Trip Up Today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Expedia Makes Mon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(EXPE) Hits a 52-Week High on Strong Q2 Result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ays Seattle campus could more than double in s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a Stock Hits All-Time High on Strong 2Q15 Numb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the eLong Sale Was a Good Decision for Expe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and HP hit the road with Big Data analytic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orts drive higher Ford India sales in M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orts drive up Ford India's February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F-150 Earns Highest Truck Score Ever as Ford Trucks Sweep AutoPacific 2015 Vehicle Satisfaction A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Motor launching car-sharing pilot in US and Lond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Motor says U.S. jury finds it did not infringe tech pat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mart Mobility Shifts from Research to Implementation; Company Announces New Programs, Next Areas of Foc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U.S. Sales Up on Strong Customer Demand for Newest Products F-Series, Mustang, Edge, Explorer, Transit V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jumps into the car-sharing pool with pilot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launches its new manufacturing unit in Gujar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ales growth mainly from Asia in next decade - exe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ays launch of new F-150 on track, fleet production co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to triple exports from India with new $1 bln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says prefers Ford to GM, downgrades GM to 'neutral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ew Mondeo helps push Ford sales higher in Euro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truck, SUV demand helped Ford, GM raise prices in Ju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Celebrates Innovation Through Desig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Earns Three Segment-Level Awards in J.D. Power 2015 U.S. Automotive Performance, Execution and Layout (APEAL) Stu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Motor Company (F): Proof That F-150 Demand Is Still Robu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Reduces Production Line Injury Rate by 70 Percent for Its More Than 50,000 'Industrial Athletes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bets U.S. consumers will snap up high-end pickup tru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, IBM defeat appeal over apartheid abuses -U.S. cou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 trades for the 2nd half: Ford &amp; U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.S. court rejects appeal of apartheid lawsuits against Ford, IB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appeals court rejects apartheid cases against Ford, IB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ter strong quarter, Ford aims to 'disrupt like a startup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 quarter for Ford since 2000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 Ford Sustain High Profit If Market Share Declines Continu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(F) Stock Driving Higher After Earnings; Jim Cramer Com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Drives Fully-Loaded F-150 Sales to 44% Profit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F-150 Limited sets new bar for luxury tru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Follows General Motors Lead With Solid Q2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Has Strength in North America Beyond F-150: CF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Motor Company (F) Routs Expectations On Back Of Record North American Profit, Investors Remain Caut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Motor widely beats expectations on N. America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Motor widely beats expectations on North America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osts 44% Jump in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osts 44% Surge in 2Q Profit on F-150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rofit Beats Estimates as Buyers Pay Up for F-150 Pick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rofit Beats Estimates as Buyers Pay Up for F-150 Tru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Rallies on Strong Truck Sales, Calls China 'A Concern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Reports Strong Second Quarter Results; Pre-Tax Profit $2.9 Billion; Net Income $1.9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Upbeat On Margins As F-150s Sell With Upgrad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earnings top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easily tops expectations on 2nd-qtr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easily tops expectations on second-quarter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in the Driver's S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osts earnings beat, cuts China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rofit crushe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rofit surges as big vehicles so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records best quarter since 2000 driven by demand for tru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reports best profits in 15 y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tock up on earnings news; CEO talks industry fu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urprises in 2Q with record North American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widely beats expectations on North America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(F) Q2 Earnings Surpass Estimates, Improve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Drive For Quality And Innovation Pays Of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Profits Jump as New Products Boost Marg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Strong 2Q Profit Is A Sign Of Things To Come, Company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Strong Second Quarter Is Driven by Higher U.S.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M, Ford Flourish Out of the Limel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M, Ford, Flourish Out of the Limel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es why Ford is absolutely killing 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igh-Priced Trucks Propel Fo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Ford Made Record Profits Despite Low F-150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Keeps It Simple; Lower Supply, Higher Demand, Better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Motor: Defying the B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 Ford F-150 Leads Light-Duty Truck Segment in Safety Rat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F-Series passes crash te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aluminum F-Series passes safety te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lley Blue Book: Ford Fiesta named to KBB.com's 10 Best Back-to-School Cars of 2015 li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 Ford F-150 Honored for Innovation in Lightweighting with Altair Enlighten A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9:17 am Ford Motor reports July US sales +4.9% to 222,731 vehic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(F) Stock Climbing as U.S. Auto Sales Accelerate in Ju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Posts Best July U.S. Sales Performance in Nine Years on Strong Demand for Its Newest Vehic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Trucks, SUVs Drive July Sales to 9-Year Hi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auto sales up 4.9% in Ju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North American Operations Post Record Profits in 2Q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Gains Market Share in the Challenging South American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Ford (F) Could Be a Top Value Stock Pick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Credit 2Q15 Profits Rise on Higher Volum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the New 2016 Ford Explorer Is Boosting Ford's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e Investors Becoming Bullish on Ford (F) Stock Now?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 Solid Ground With Blackstone Fund, Driving Long With GM, Ford: Doug Kass Vi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Ford Could Be On Track for a Record Profit in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Bets on Africa Biggest Economy With Nigeria Pickup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Ford's CEO is Still Bullish O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Exec: We Remain 'Bullish on China' Long Te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Fusion Sales Jump More Than 100 Percent Since 2005 Laun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ecures 1,000-Plus U.S. Jobs, Starts Production of All-New Ford F-650/F-750 Medium-Duty Trucks in Ohi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mart Mobility introduces impressive range of innovative experimentation to address practical mobility challenges in urban and rural Afric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remains 'bullish on China' long term: Ford execu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novation and Mobility the Focal Points at Ford Go Further Africa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World Excellence A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&amp; General Motors: Ready to Go Full Bull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has patented an autonomous car that can transform into a lounge while dri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-new Ford Shelby GT350R Mustang Roars Off the Line at Flat Rock Assembly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(F) Europe Sales Rise 5.3% Y/Y in July, 9.7% YT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Everest Rolling off-line at Xiaolan Plant with Presale Price Starts from 269,800 yu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Fills Growing Demand for High-End Pickups With Luxury F-150 Lim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Starts Everest Production at JMC Xiaolan Plant i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's Most Luxurious F-150 Truck Ever Built Hits NYC Stre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Ford Mustang V8 is more popular among Mustang buyers in Europe than it is in the 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en it comes to sedans, Ford beats Cadillac in this r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 Source: Ford planning for new small pickup in 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Aims to Resurrect this Popular Pickup Tru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Could Score Big Win By Bringing Back Ranger Pick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Could Score Big Win By Bringing Ranger Pickup Back To U.S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Could Score Big Win By Bringing Ranger Pickup Back to U.S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(F) Stock Gains on Positive U.S. Consumer Dat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nal (FAST) Stock Rising Today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nal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nal's April Sales Grow Slightly Amid Industrial Slump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y Fastenal Stock Ahead of Earnings Despite Revenue Pres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53 am Fastenal beats by $0.02, reports revs in-line; June sales rose 3.7% vs 5.3% in M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na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nal adds 1,110 employees in six mont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nal's Industrial Vending Gains Traction, Hits a Milest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stria court throws out Facebook privacy class action su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strian student's privacy battle against Facebook suffers set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ets Record for Rise to $250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buys British virtual reality start-up Surreal Vi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gaining ground on YouTube in video ads, report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launches Lite to get 2G users on bo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program inspires young girls to try cybersecurity care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olls out new Android app for emerging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build new data center in Fort Wor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build new data center in Forth Wor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open its first office in Africa next mon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roll out new feature that will let users read full news stories within feed this mon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Could Deliver Robust Second-Quar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defeats shareholder litigation over IP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buy Pebbles in $60m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Price Target Increased Ahead of Q2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amps up efforts to provide free basic mobile Internet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scale up free mobile Internet service to boost usa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'ad' king among social pe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Capitalizes on New Autoplay Video Ad Fea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c.'s Problem Attracting Top YouTube Ta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earnings: Expectations are hi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ysts expect good news from Facebook's Q2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ia gives Facebook a big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2Q results soar as user base, mobile ads gr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Beats Earnings Estimates, but Shares Slump After-Hou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Has Solid Numbers Across the Board: Pyykkon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Optimistic As Mobile Ad Revenues So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Options Suggest Biggest Earnings Move Since January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evenue Jumps 39% as it Lures Big Advertis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evenue Rises 39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evenue Tops Estimates; Shares Drop as Spending Sur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ises into Q2 Report as Twitter, Yelp Plun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beats on most metrics, but shares fa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beats on most metrics, but shares fall 3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s tech's it company: Colum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just added more daily active users in the US than Twitter added monthly active users in the wor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just revealed its genius plan to make money from Messen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quarterly results beat on most metric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ides mobile wa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ps earnings forecasts, but user growth slo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'Facebook Is a Mobile Monetization Machine,' Says IHS Direc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2 Analysts Raise Price Targets on Facebook Af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alyst remains bullish on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ose 1.78% and Twitter Fell 14.50% on 2Q15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dominating digital advertising: Analy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vestors sore, but 29 analysts adore it more than day bef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s upping its security with this new fea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profits remain strong but fall 9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(FB) Set to Roll Out Drone-Based Internet Program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Debuts New Live Event Stream at Lollapalooz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Unveils Drone to Bring Internet to Remote Pla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Unveils Drone to Spread the Intern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s the undisputed king of the tech industry n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c (FB) Still Has Room To Run Following Its Rise in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Launches Live Streaming App For Celeb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troduces live video, but only for celeb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just took the next step in its clever plan to make money from Messen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launches feature to allow businesses to privately message us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Beefs Up Its Messenger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Debuts Live Video Streaming Feature: Here How it Wor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 winner in the Republican debate: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enses an Opportunity While Twitter Fidd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dominates in Republican deb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expands ads formats to help app monetis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up, Twitter do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9:36 am Facebook displaying relative strength, edges above last week's rebound high at 94.73 -- session high 94.89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ying Facebook, Biotech But Avoiding Oil Sto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(FB) Stock Price Target Raised at MKM Partn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has taken over from Google as a traffic source for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tock target raised to $120, analyst says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(FB)Tops Google as a Referrer for Digital Me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Leads 3 Top Techs Reinventing Themsel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Passes Google as No. 1 Referring Site for Online Me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s the 10th fastest-growing company in the U.S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now leads Google as go-to source for news lin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(FB) Stock Gains on Siri Competitor Laun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troduces virtual personal assist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just unveiled its answer to Siri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 Billion People Used Facebook on Mon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launches Siri rival...with real hum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eached an unbelievable milestone this wee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ays 1 billion people used its social network on a single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ets user record as more than 1bn people log on in single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 big day for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Creates New Record: Hits 1B Active Users in a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hits big milestone, Zuckerberg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users flood Mark Zuckerberg with thank you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rtist says Facebook goes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: Charts predict Facebook headed much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close sets speed record for $250 billion market ca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opens first Africa off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add more computing pow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o add more computing power with Texas data cen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 trades for the 2nd half: Valero &amp;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Enters S&amp;P 500 Top 10 With Quarter Trillion Market Ca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im Cramer's Top Takeaways: Box, Netflix, Fitbit, Chipotle,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gle shares soar as YouTube growth allays fears over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lver Arrow Top Long Positions: Facebook Inc (FB), Celgene Corporation (CELG), Hertz Global Holdings Inc (HTZ), M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[video] Facebook Looks Even Better for the Second Half of the Year; What Jim Cramer Thin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c's Biggest Advantage in E-Commer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ascent has investors betting on more g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ced by Facebook, Customer Satisfaction Up for Social-Media Si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BS backs bullish calls on Twitter and Facebook ahead of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Earnings Season Could Be Great for Facebook (FB)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 Mobile Video Ads Soar At Facebook, Big Brands Pile 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tock options point to post-earnings firewor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Revenue Rises 39%--Live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mobile advertising onslaught continu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second-quarter earnings slightly beat Wall Street'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'Hail to the Chief'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mobile ad revenue is on a t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ve blog: Facebook earnings may show video prog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ve blog: Facebook tops quarterly expectations despite soaring expen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bile advertising propels Facebook revenu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bile is Facebook cash c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e in every five minutes on a mobile phone is spent on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ap: Facebook tops quarterly expectations despite soaring expen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Growth at Facebook Faces Valuation and Perform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is could send Facebook to new hig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 Ways Facebook is Crushing Twit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 of Facebook's revenue growth since it went public comes from one source: mobile a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: A massive mistake to sell Facebook n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mobile ad revenues so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plan for world tech domin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On Facebook: We 'Like' It Despite FX, Lower Ad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Facebook a Buy Now? Absolutely, Says Jim Cra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emendous video opportunities for Facebook: Pr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Facebook watchers are still excited about its money-making prospec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c's Oculus Could Be Much Bigger Than You Thi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 Facebook (FB) Stock be Helped by Instagram's Advertising Interface Switch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akes on Periscope with live-video streaming for celeb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ests online market in Australia: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celine CEO: Facebook 'Finally' Useful To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Facebook could win the live streaming batt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d the winner of the GOP debate is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he early winner after GOP deb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big n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tagram revenue to get 170% boost as Facebook expands a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witter Loses to Facebook in Republican Debate, Says SunTru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Facebook is fuelling the growth of the super start-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Facebook by Susquehan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s trying to make it even more tempting for you to buy products from the News Fe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autoplaying ads are coming to more ap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cial Media Pair Trade: Susquehanna Starts Yahoo &amp; Facebook At Positive, Twitter &amp; Yelp At Neutr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eportedly testing Twitter-like news ap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, Google Lead 3 Top-Rated Big-Cap Intern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c.'s Latest Push to Make Money From Messen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, Google Lead Social Login Su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ros takes Time Warner Cable stake, adds to Facebook, sells Alibaba in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gits: Twitter, Facebook Push Real-Time Strea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Mobile Domin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revamps 'Notes' to be your next blogging plat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 Reasons Why Oculus Rift Will Lift Facebook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s Going After Twitter's Last Bas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yanair Celebrates Record Facebook Follow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till No. 1 among online adults, but Pinterest and Instagram on the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, Uber Show Investors the Path to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Facebook Is Dominating The Compet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e, Facebook, Netflix: Stock Market Mov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ppy camper with Netflix and Facebook: Mark Cub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ban: Here's why I'm buying Faceb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, Amazon 'Best in Class,' Says Mizuho; Hold off on NFL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, Netflix sh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 Time To Buy Facebook, Amazon, Google: Analy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Exceeds Analysts Expectations for 2Q15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creates AI-powered virtual assist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launches new standalone app 'Moments' in In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new virtual assistant can do wonders, but it relies on 'a few dozen' human employees behind the curt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, Starbucks Providing Safety Amid Turmoi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nvestments in Long-Term Projec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M adds to mobile assistant sprawl with Cortana, Siri, Google N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Says 1 Billion People Used Facebook on Mon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hits 1 billion users in one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is rolling out a solution to its 'freebooting' probl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ackles video freeboot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tests new virtual assist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's Instagram adds new photo sizes to keep users, attract a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 the first time, 1 billion people used Facebook in a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e billion people logged onto Facebook Monday in new company milest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Advertising Revenue Grows 43% in 2Q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e Billion People Used Facebook In Single 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e Billion People Used Facebook On Mon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Moves to Help Sift Out Unauthorized Vide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, IBD 50's 5 Most Liquid Stocks Setting 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ebook New Spam-Killer Hints at the Future of Co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-Cutting Plan Sends Freeport-McMoRan Inc's Stock Soa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(FCX) Stock Pops Amid Rallying Copper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Announces Cost Reduction Pl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Copper &amp; Gold Inc. (FCX) Stock Jumps 8% As Morgan Stanley Analyst Reiterates Positive Outlook For Company: Hedge Funds Disag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Debt Levels Increase Further in 2Q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bal Turmoil Continues to Weigh on Freeport-McMoR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(FCX) Stock Up After Reducing Oil, Gas Spen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Announces Significant Reduction in Oil &amp; Gas Capital Budget &amp; Continuing Review of Mining Oper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to Cut Oil-and-Gas Spen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 -- Biogen Rally Could Boost Sector, Freeport-McMoRan Hopes for Reb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(FCX) Stock Rallying on Stock Sale of up to $1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Inc (FCX) Up On Equity Offer Fi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Could Double On Copper, Oil Recovery And Mining Reva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2 am Freeport-McMoRan announces further spending cuts in response to market conditions; 25% reduction ($700 million) in estimated 2016 mining capital expenditures; Projected consolidated 2016 capital expenditures for Mining and Oil &amp; Ga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(FCX) Spikes on Icahn Stake, Spending Cu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(FCX) Stock Gains on Spending Cu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Inc (FCX) Shares Rally As Copper Producer Announces Correctional Measu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unveils cuts to investment and US workfor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Rally Continues After Icahn Discloses Sta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port-McMoRan shares up after Icahn buys stake, costs c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count Retailer Dollar Tree Gets Okay to Buy Family Dol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 wins OK for Family Dollar takeo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llar Tree-Family Dollar deal gets FTC 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TC approves Dollar Tree's takeover of Family Dol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mily Dollar-Dollar Tree merger wins FTC approval; closing expected Mon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mily Dollar Stockholders Approve Dollar Tree Mer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mily Dollar accepts Dollar Tree takeo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Drivers Continue to Earn Honors at 2015 State Truck Driving Championshi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O: Lower oil prices good for FedE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Express Plans to Acquire 50 Additional Boeing 767-300F Aircra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Office Optimizes Commercial Print Production With Industry-Leading Technolog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agrees to take over Dutch rival TNT Exp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orders 50 Boeing freighters in deal worth $9.97 billion at list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orders Boeing plan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sees huge day for 'Cyber Monday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to Buy as Many as 100 Boeing 767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to buy TNT for $4.8 billion to expand Europe deliv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tops 3Q profit jumps, but revenue, outlook disappoi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sons for a Bullish Outlook on FedE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NT Express chairman "certain" EU will approve FedEx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-Futures tick up with eyes on FedE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delivery company FedEx buys TNT Express for 4.4b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: FedEx Is 'The Most Compelling Name In Transportation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FedEx Stock a Buy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and Pilots Reach Tentative Agreement on Collective-Bargaining P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reaches tentative agreement with pilots' un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: Three Reasons It's Still a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5:20 pm FedEx and the FedEx Pilots' Union leadership voted late yesterday to approve the tentative contract agreement reached on August 19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dEx pilot union's executive council votes in favor of labor contr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: FirstEnergy proceeding with critical project at Beaver County power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Energy Opens New Machine Shop and Maintenance Headquarters in Canonsburg, Pennsylvan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Energy Utilities Receive Energy Association of Pennsylvania Safety A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Energy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Energy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Energy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Energy upgraded by RBC Capital Mk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lls come back to F5 Networ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Launches New Cloud-Based Web Application Firewall Service in EME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Networks Is High Quality And Undervalued, Bernstein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2 pm F5 Networks beats by $0.07, reports revs in-line; guides Q4 EPS just above consensus,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ntor's Brian White: F5 Networks Has 'Modest Upside' This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Helps Global Enterprises Counter Online Fraud and Security Atta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Networks (FFIV) Gains on Q3 Earnings &amp; Revenue Beat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Networks (FFIV) Stock Gains in After-Hours Trading on Quarterly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Networks Stock Rises On Fiscal Q3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Networks revenue, profit beat as services income jum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5 Networks (FFIV) Shares March Higher, Can It Continue?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'l Info upgraded by Robert W. Bai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nstop Innovation Earns FIS a Stevie A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Information in exclusive talks to buy SunGard -sour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Said in Exclusive Talks to Acquire SunG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tter, Faster, More Supportive: FIS is the New Core of Choice for Security Fir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02 am Fidelity Nat'l Info to acquire SunGard for ~$9.1 bln, combined company will have over $9.2 bln in annual revenu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als of the Day: FIS Buys SunGard, Capital One Does GE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Shares Surge on $9.1 Billion SunGard Takeo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to buy SunGard in deal valued at $9.1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to buy rival SunG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to buy software maker SunGard in $9.1 bl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Fidelity National Is Buying SunGard for $9.1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(FIS) Looks Good: Stock Gains 8.7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 National Information (FIS) Stock Price Target Raised at Oppenhei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BC Is Buying Fidelity National On The Pull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Continues to Gain Momentum with Bank Account Processing Solu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Enhances Chip Card Production Capabilities to Support Migration to EMV Chip C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Recognized as a Mobile Banking and Payments Leader by IDC MarketSc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upgraded by Oppenhei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's (FISV) Efforts Yield Results: Stock Hits 52-Week Hig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ite Group Recognizes Fiserv with Award for Most Extensible Anti-Money Laundering Solu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serv Hits a New 52-Week High on Encouraging Q2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fth Third (FITB) to Optimize Branches, Aims $60M Saving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fth Third Bank Launches London Off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fth Third Hits 52-Week High on Cost-Save Measur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fth Third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fth Third Catches Up To The P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fth Third ranks among nation top ban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Fifth Third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fth Third upgraded by Bernste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Brings New-Generation Thermal Imager for Smartphon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Launches Groundbreaking Thermal Imaging Cameras for Firefigh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Announces Favorable Verdict in Litigation Mat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Announces Resolution With Securities and Exchange Commis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Beats Q1 Earnings by a Penny, Guides In-Lin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Launches Multiple Products at CES 2015: Second Generation FLIR ONE(TM) for Android and iOS Platforms, C2 Compact Professional Thermal Camera &amp; Raymarine Dragonfly Fishfinder Syste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Receives Production Order Totaling $19.5 Million From U.S. Customs and Border Protection to Support Mobile Surveillance Capabil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Receives Production Order Totaling $51.1 Million From the U.S. Department of Defense to Support DR SKO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Receives Production Orders Totaling $27.1 Million From the U.S. Department of Defense to Support DR SKO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Secures $19.5M US Homeland Security Deal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IR Systems Picks a Permanent CF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(FLR) Wins $581M Design-Build Contract in Texa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Awarded Engineering Contract for New Chinese Polysilicon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Celebrates Project Initiation Ceremony of Hexcel Carbon Fiber Plant in Fr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Consortium Awarded Engineering, Procurement and Construction Contract for Natural Gas Development Project in Brazi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Consortium Selected as Preferred Bidder to Manage and Operate Canadian Nuclear Laborato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Honored with Bronze Edison Award for Its Innovative Project Execution Approa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Named Edison Awards Finalist for Innovative Modularization Project Execution Approa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Recognized for Its Role on Sadara Chemical Project in Saudi Arab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Scores Big: BASF's New Global Engineering Partne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Secures Tank Farm Contract in Canada Athabasca Oil Sa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Selected as Project Management Contractor for OGPC Project in Azerbaij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Selected by BASF as Global Engineering Part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Selected by Goldcorp as Strategic Partner for Engineering and Construction Ser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Selected for Six-Year Position on the Air Force Contract Augmentation Program IV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-Led Joint Venture Selected as Preferred Bidder for Bergstrom Expressway in Austin, Texa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0 pm Fluor is awarded a year contract by Luminant, to provide engineering and facility services for its Comanche Peak Nuclear Power Plant; with an undisclosed contract value booked into Q2 back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 Awarded Power Maintenance Services Contract for Luminant Comanche Peak Nuclear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or-COOEC Form JV to Boost Fabrication Pres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owserve Expands Its Range of Durco Mark 3(TM) ISO Higher-Pressure Pum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owserve Releases New Self-priming Diaphragm Pump for the Agricultural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owserve Will Launch New SIHI Liquid Ring Compressor at ACHEMA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owserve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41 pm Flowserve beats by $0.01, beats on revs; guides FY15 EP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owserve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FMC Corp by Global Hunter Secu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Stock Sees Analyst Earnings Estimates Increa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Corporation Acquires Global Rights to New Herbici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Corporation Completes Acquisition of Cheminova A/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Corporation's Board Increases Divid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buys agrichemicals business Cheminova for $1.8 b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purchasing Cheminova for $1.8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ssil Group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ssil Group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ssil shares up on strong quarter, licensing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ssil Group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ssil Group (FOSL) Stock Gets Rating Upgrade at KeyBan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ssil upgraded by KeyBanc Capital Mk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ssil Unveils Its First Android Wear Smartwatch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wenty-First Century Fox (FOXA) Stock Closes Higher as World Cup Sets Viewership Reco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wenty-First Century Fox posts 3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wenty-First Century Fox (FOXA) Stock Gains in After-Hours Trading After Earnings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wenty-First Century Fox posts 4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 Still Love First Solar, Even After The 8point3 IPO, Stifel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upgraded by Standpoint Rese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terpillar Expands Renewable Power Generation Offerings in Conjunction with First So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Achieves World Record 18.6 % Thin Film Module Conversion Efficien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Modules to Power Landmark 200MW Solar Photovoltaic Project in Dubai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Trending After Ronnie Moas Upgrades To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, BELECTRIC to Add 45 Million kWh of Clean Electricity to UK Generation Portfoli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licon Ranch Selects First Solar Technology for Aerojet Rocketdyne Proj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P Morgan On First Solar: Buy The Di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4 pm First Solar beats by $0.85, beats on revs; guides FY15 EPS above consensus, revs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Gains Made By First So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(FSLR) Stock Gains in After-Hours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2nd-quarter earnings rise sharp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Jumps 10%: Q2 Easily Beats, Year View Tops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Results Exceed Estimates as Yieldco Boosts Sales 65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Up After Smashing Analys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rallies as earnings, sales forecast top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sees whopping 2,000 percent profit increase on facility sales, joint venture IP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shares rise as 2Q results exceed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shares up 12% after earnings, revenue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's Profit Sur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ce beat for First So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Gains Made by First So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Gains in First Solar Trickle Into A6 Water ETFs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(FSLR) Stock Continues to Climb Following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Shines on Q2 Earnings Beat; Revenues Soa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Soars After Q2 Beat, Price Targets Hik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Surges on 65% Revenue Growth and 2015 Sale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, Inc. (FSLR) Rallies 12% As It Reports Strong Second Quarter Earnings: Is It A Buy Now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Shares of First Solar, Inc. Soared 19% To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's Breakout Has the Strength to Carry Shares Even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Rises 17.56% in the Week Ending August 7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owing Solar Energy Demand Benefits First So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You Shouldn't Bet Against First Solar (FSLR)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 Solar Is Sector's Best in Fundamentals, but Can You Stomach the Volatility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ging Earnings Estimates Signal Good News for First Solar (FSLR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O Makes a Big (Insider) Bet on FMC Technologies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President Buys $1M In Stock Day After Street Targets C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 upgraded by FBR Capital and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nologies (FTI) Stock Upgraded at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nologies Awarded $268 Million Subsea Systems Contract for Chevron's Agbami Phase 3 Proj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nologies Awarded $297 Million Contract for Subsea Production Systems for Shah Deniz Stage 2 Proj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nologies Awarded $393 Million Subsea Systems Contract for Eni's Block 15/06 East Hub Project Offshore Angol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nologies To Be Recognized at OTC with Spotlight on New Technology A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nologies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MC Technologies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&amp;T Jumps on Upgrade, Frontier Communications Rises on Potential Dividend Boost - Telecom Winners &amp; Los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rnstein Upgrades Frontier Amid Proposed Verizon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(FTR) Stock Climbing on Frontier Secure New Off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(FTR) Stock Rallying After Accepting $283M to Expand Broadband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Accepts $283 Million in Annual Connect America Funding to Expand Broadband Service to 650,000 Unserved Loc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Recognized at 2015 NY State Broadband Summit and Awards Ceremo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Sells Next-Generation 9-1-1 Systems to Six New York Coun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posts 3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posts 4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' Investments in New York Topped $146 Million in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Offers a Big 8.5% Yield and Can Jump 20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Secure Wins Excellence Award for Innovative Approach to Online Security Ser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to add 350 jobs in Rochester area over 3 y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(FTR) Stock Higher After Analyst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upgraded by Jeff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:37 pm Frontier Communications announces a Californian agreement with the Communications Workers of America District 9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and Communications Workers of America Reach Agreement in Californ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Frontier Communications Can Pay More in Dividends Than It Ear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and Communications Workers of America Reach Agreement in Texas and Missouri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20 am Frontier Communications reports EPS in-line, revs in-line; Co raises 2015 cash flow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(FTR) Stock Soaring Following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Communications Jumps After Raising Cash Flow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ntier shares soar as it adds more Internet custom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L Resources upgraded by BofA/Mer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L Resources (GAS) Stock Surging on $8 Billion S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L jumps on Southern Co. bid; Yahoo, Alibaba slide as market tumb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L leads S&amp;P 500 as only handful of stocks in gre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L soars on deal; Netflix in Japan; Intel's cloud b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uthern buying AGL Resources for about $7.93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uthern-AGL Combination Is Planned Growth Play, CEOs S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ength Seen in AGL Resources (GAS): Stock Soars 28.3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uthern Co.'s AGL Buy to Boost Dividend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ance picks GE for Alstom, but says there's still work to d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ne Reason GE Stock Is Ri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 - GE expected to win EU approval for $14 billion Alstom deal: 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 - GE expected to win EU approval for Alstom unit buy: 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: GE expected to win EU approval for $14 billion Alstom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: GE expected to win EU approval for $14 billion Alstom deal - 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Electric Capital Corporation -- Moody's upgrades to A1 GE Capital's subordinated notes due September 203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etna picks Gilead Sciences hepatitis C drugs over AbbVie'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ropean Medicines Agency Validates Gilead Marketing Application for Fixed-Dose Combination of Emtricitabine and Tenofovir Alafenamide for HIV Trea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4Q results top estimates, company plans $15B buy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 Acquires EpiTherapeutic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ubmits New Drug Application to U.S. Food and Drug Administration for Fixed-Dose Combination of Emtricitabine/Tenofovir Alafenamide for HIV Trea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ubmits New Drug Application to U.S. Food and Drug Administration for Single Tablet Regimen for HIV Containing Rilpivirine, Emtricitabine and Tenofovir Alafenamide (R/F/TAF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climbs after CVS Health favors its hepatitis C dru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licenses hepatitis C drug to Cipla, Ranbaxy, five oth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lifted by $3.6B 1Q sales of newest hepatitis C p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patitis C drugs market sees Gilead emerge as leading global play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apan Ministry of Health, Labour and Welfare Approves Gilead Harvoni the First Once-Daily Single Tablet Regimen for the Treatment of Genotype 1 Chronic Hepatitis 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apan Ministry of Health, Labour and Welfare Approves Gilead Slovaldi (sofosbuvir) for the Treatment of Genotype 2 Chronic Hepatitis 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ylan Launches Gilead Sciences' Sovaldi Tablets in In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t on a Gilead R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(GILD) Presents Encouraging Data on HIV Candidat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 Leads 3 Top-Rated Big Cap Sto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: Still Plenty of Growth Despite 'Stagnated' Hepatitis-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Gilead Will Beat Earnings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ll Street's Best Think Gilead Will Continue To Outperform The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06 pm Gilead Sciences beats by $0.44, beats on revs; raises guidance for FY15 net product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tech darling Gilead Sciences and Humana set to report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otech darling Gilead to pale in comparison to previous quarters: Estim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2nd-quarter profit increases 32 pct, 2015 outlook rai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Lifts Sales View As Hep C Drugs T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Profit Tops Estimates as Hepatitis C Drug Sales Su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Q2 Earnings Soar As HCV Shines, HIV Rebou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Q2 Earnings: KAPOW! BAM! BOOM! (Yes, That Good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Q2 profit beats Wall Street, 2015 sales outlook rai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ales Soar on Hepatitis Dru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 (GILD) Stock Climbing in After Hours Trading Following Earnings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 Inc. Posts Q2 Results, Able to Beat Earnings, Revenue Estimates - Stocks in the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 Inc. Q2 Earnings: Harvoni Delivers A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: 'Appears to Be an Awesome Quarter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Tops Estimates in 2Q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beats Street 2Q forecasts on surge in sales,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beats Street's 2Q forecasts on surge in sales,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hepatitis C sales beat Wall Street, sales outlook rai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rallies after earnings beat Wall Street's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p C revenue beats at Gilea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cey hepatitis C drugs help Gilead eclipse big sales thresho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 -- Gilead Has a Fabulous Quarter, Tons of Merger Opportun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amer's Mad Dash: Hats off to Gilea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ur Reason Gilead Can Head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ur Reasons Gilead Can Head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(GILD) Beats on Q2 Earnings, Raises 2015 Outlook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Gets Wall Street Love After Q2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Sciences, Inc. -- Moody's: Gilead's hepatitis-C sales continue strong strea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in Go-Go Mode as Profits, Forecast Imp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: the Apple of the Biotech Wor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's Hepatitis C Dominance Unchecked By AbbVi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Did Gilead Sciences Stock Ris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 Numbers Show Why Gilead Sciences Inc. Is in a Great Position Tod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ropean Medicines Agency Validates Gilead Marketing Application for Single Tablet Regimen Containing Rilpivirine, Emtricitabine and Tenofovir Alafenamide (R/F/TAF) for HIV Trea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lead Leads 4 Drugmakers In Top Sector Perform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'We See Opportunity in Biogen, Gilead and Regeneron,' Morgan Stanley Sa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(GLW) Stock Higher After Introducing Optical Cabling Innov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Plans to Build 2nd Chinese LCD Plant in Chongqing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to Acquire Gerresheimer's Glass Tubing Busines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to Invest in Gen 8.5 LCD Glass Substrate Finishing Facility in Chongq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Oracle's top pick: Cor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4-01 - Corning Incorporated Acquires iBwave Solutions, In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15-04-06 - Corning Named 2015 ENERGY STAR Partner of the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(GLW) Stock Higher on $2 Billion Share Repurchase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Announces $2 Billion Share Repurchase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Authorizes $2B Share Buyback Ahead of Q2 Earning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Introduces EDGE Solutions for Data Cent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buying Samsung fiber optics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expects Gorilla Glass sales to remain stro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top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wens Corning Launches New Product for Hydrolysis Resistant (HR) and Impact Modified Polyamides (PA) Applic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wens Corning tops 3Q profi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artphone launches boost Gorilla glass maker Cor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18 am Corning beats by $0.01, reports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(GLW) Beats on Strength In Optical Communication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quarterly sales rise margin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top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w Corning Reports Increased Profits for First Half of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ing Forecasts Higher LCD Glass Volu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bi Worldphone(TM) Latest to Adopt Corning Glass 4 for New Smartphon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bi Worldphone Latest to Adopt Corning Gorilla Glass 4 for New Smartphon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wens Corning Expands Commercial Pipe Insulation Portfolio with Advanced Building Science Solu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 - GM set to storm India as Korea costs clim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Motors to announce big expansion of Texas SUV p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ders bet GM will get back in g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.S. judge puts GM ignition-switch suits on ice, for n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ion, General Motors confident they can reach contract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edit Suisse Upgrades GM On 'Signs Of Self-Help' And Balanced Ris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Motors to announce big expan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Motors upgraded by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ight - GM to spend $1.4 billion to modernise Arlington SUV fac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General Motors Earnings Put Auto ETF in Focus - ETF News And Comment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Motors to invest $1 bn in Ind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ig Pickups and SUVs Power More Gains for General Moto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Motors Aims 500,000 Cadillac Vehicle Sales by 2020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al Motors: SUVs Will Boost Profits as China Slo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 - GM boosting production of big SUVs and trucks: 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: GM boosting production of big SUVs and trucks - 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st ignition switch victims accepting GM off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d &amp; General Motors: Ready to Go Full Bull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GM Keeps on Truckin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Green Mountain Announces New Products to Boost Top 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Keurig Green Mtn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Green Mountain 3Q profit climbs 33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Green Mountain Announces Repurchase of Shares Held by Lavazz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Green Mountain beat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Keurig 2.0 Brewing System Lineup Expands with the Addition of the New K200 Ser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m Seymour Brews A Rally In Keurig Green Mount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Green Mountain Reports Third Quarter 2015 Results, Announces Productivity Initiative and $1 Billion Share Repurchase Authoriz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Green Mountain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Launching New "Ultra-Premium" Coff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urig Green Mtn upgraded by Northco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eyes digital bank laun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dge Tosses Ex-Goldman Programmer Second Convi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DIA-Goldman Sachs to advise UK on bank sales - Sky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.Y. judge tosses conviction of ex-Goldman programmer Aleynikov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reports highest profit in five years as trading picks 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's stock trading boom turns up heat on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Agrees to Acquire Asset Manager Imprint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Agrees to Buy Asset Manager Imprint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Asset Management (GSAM) to Acquire Leading Institutional Impact Investing Firm Imprint Capi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Goldman Became a Tech-Investing Powerhouse in Silicon Val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id to Agree to Pay $270 Million to Settle MBS Lawsu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tentatively agrees to pay $270 mln to settle lawsuit -sour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tentatively agrees to pay $270 mln to settle lawsuit: sour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to pay settlement in lawsu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tco hires Goldman Sachs for sale or IPO-sour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ettling Investor Lawsuit for $270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M&amp;A head: This is driving merger bo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Agrees To Settle Mortgage Suit Led By Union Pension Funds For $272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buys $16B in deposits from General Electr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to Buy GE Unit With $16 Billion of Depos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to buy GE Capital's U.S. online deposit plat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to get $16B in depos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buys $16bn deposit book from 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buys GE's deposits for $16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buys GE's online deposit plat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to pay $272 million to settle mortgage lawsu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Boosts Funding Sources: To Buy GE's $16B Depos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Resolves RMBS Case with Union Pension Fu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Scoops Up $16 Billion in GE Capital Fire S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Scoops up $16 Billion in GE Capital Fire S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to invest $150 mln in India's Piramal Real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's unit obtains Hong Kong banking licen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Unit Gets 'Restricted Banking License' in Hong Ko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braces for big demand for U.S. government money market fu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to hire several hundred people in Warsa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to Add Several Hundred Tech, Operations Jobs in Pol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has been crushing tech banking here's the team making it all happ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&amp; Morgan Stanley Dual Upgrade Ale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, Morgan Stanley shares rally after Evercore ISI upgrades to bu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Reaches Supply Agreements for Rice Husk Ash Silic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Building for Long-Term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paying $16M to settle bribery-related char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returns to profit in 1Q, beats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to use AGILON performance silica by PPG to improve tire perform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17 am Goodyear Tire beats by $0.07, reports rev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year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re maker Goodyear's profit beats on N America dem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rength helps Goodyear top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klands-Grainger Celebrates the Opening of New Toronto Distribution Cent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(GWW) to Grow on Sales Initiatives, Risks Linger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Announces Permanent Change To Capital Structure And Intent To Buy Back $3 Billion In Common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Earns Top Marks In 2015 Corporate Equality Inde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Earns Top Spot in Category of Wholesalers: Diversified on the FORTUNE List of World's Most Admired Compan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Increases Quarterly Dividend By 8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Named to Chicago Tribune Top Workplaces List for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 W Grainger announces $3 bln share buyback pl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 W Grainger announces $3 bln share buyback plan; profit mis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.W. Grainger tops 3Q profit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.W. Grainger (GWW) Stock Climbs Following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.W. Grainger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.W. Grainger, Inc. (GWW) Could Prove to Be a Great Value Inves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7 am W.W. Grainger to acquire Cromwell Group for ~$482 mln; expected to be immediately EPS accretive and $0.10 - $0.15 accretive to Grainger's 2016 E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Announces Agreement To Acquire Cromwell, The Largest Independent British MRO Distribu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inger to Buy Cromwell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(HAL) Stock Trading Higher Amid Rising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(HAL) Stock Closes Up on Bullish Analyst No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P settles oil spill-related claims with Halliburton, Transoce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, BP dismiss claims against each other in U.S. Gulf oil sp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(HAL) Stock Rallies in After-Hours Trading as Oil Prices Ju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(HAL) Stock Gaining Amid Soaring Oil Pr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Believers Stand to Win Big Betting on Deal: Real M&amp;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iburton (HAL) Stock Gains on Speculation Over Baker Hughes Acquisition 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an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an buying Bang &amp; Olufsen Automotive audio bu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an shares jump following strong 2Q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an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7 am Harman beats by $0.06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dio products maker Harman's revenue and profit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dio products maker Harman's revenue jumps 16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an Said Capitalizing On Connected Car, Q4 Bea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an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an (HAR) Q4 Earnings, Revenues Top Estimates; Up Y/Y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 Reasons To Buy Hasbro Inc. - Stocks in the Ne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(HAS) in Focus: Stock Up 6.3%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Delivers the World's Best Play Experiences at 2015 American International Toy Fai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Named as a 2015 World's Most Ethical Company by the Ethisphere Institute for Fourth Consecutive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Ranks #2 in 2015 "100 Best Corporate Citizens List"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Ranks #23 in Inaugural Ranking of US RepTrak 100 Li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Reports Better Earnings, Besting Rival Matt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Shares Surge As Earnings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Shares Top Estimates, but Revenue Hurt by Strong Dol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results buoyed by Jurassic Wor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sbro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rassic World saves the day for Hasbr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 earnings from Hasbro, others send stock prices hi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Force is with Hasbro as movie licenses power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 gain, rebounding from Friday's slump; Hasbro jum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 open higher as earnings impress; Hasbro g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Hasbro Inc. (HAS) Stock Stands Out in a Strong Industry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 Growing Dividend Deserves Taking a Look at Hasbr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the Earnings Streak Will Continue for Hasbro (HAS)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asbro by Oppenhei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ol Places: Get a first look at Huntingto new Cincinnati headquart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untington Banc by Credit Agric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Finalizes Acquisition of Macquarie Equipment Finance, In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Incorporated Reports 11% Year-Over-Year Increase In Net Income And 12% Year-Over-Year Increase In Earnings Per Common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Incorporated Reports 11% Year-over-Year Increase in Net Income and 12% Year-over-Year Increase in Earnings Per Common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Recognized For Commodities Trading Excell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To Acquire Macquarie Equipment Finance, In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k Continues Most Popular Ad Campaign in Its History with TV and Radio Commercia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k Named One Of Nation's Best For Treasury Manag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k Named Winner Of TNS Choice Award For Consumer Retail Banking In The Central Region Of The U.S. For Third Ti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k Ranks Highest for 3rd Year in a Row in National 2015 J.D. Power U.S. Retail Banking Satisfaction Stu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k to Add More Than 250 Jobs in Michigan in 2015 with Opening of Dozens More Meijer In-Store Branch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59 am Huntington Banc beats by $0.02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(HBAN) Beat on Q2 Earning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(HBAN) Stock Climbs After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Incorporated Reports Net Income, 21% Year-Over-Year Increase In Earnings Per Common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Incorporated Reports Record Net Income, 21% Year-Over-Year Increase in Earnings per Common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Q2 Earnings Beat as Revenues Ris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shares' Earnings Top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profit jumps in 2Q, helped by hot mortgage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Huntington (HBAN) Poised to Beat on Q2 Earnings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untington Banc by Sterne Agee C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(HBAN) in Expansion Mode; Should You Buy Mor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ntington Banc upgraded by Guggenhei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dson City Bancorp posts 1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ders banking on Hudson C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dson City Bancorp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37 am Hudson City Banc beats by $0.06 -- merging with M&amp;T (&lt;a href="/q?s=mtb" name="mtb"&gt;MTB&lt;/a&gt;)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dson City (HCBK) Q2 Earnings Beat on Securities Gain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dson City (HCBK) Tops Q2 Earnings, Resumes Dividend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dson City Bancorp posts 2Q pro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Care REIT Announces Ratings Upgrade to BBB+ from Fitch Rat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Care REIT (HCN) Stock Coverage Initiated at Canaccord Genu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ealth Care REIT by Sun Trust Rbsn Humphr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Care REIT (HCN) Stock Climbs Ahead of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32 am Health Care REIT beats by $0.01, beats on revs; reaffirms FY15 FFO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Care REIT's (HCN) Q2 FFO &amp; Revenues Beat Estimat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CP Reports Third Quarter 2014 Results and Raises Full Year Earning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CP upgraded by Mizuh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08 am HCP beats by $0.03, beats on revs; guides FY15 FFO above consens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CP Beats Q2 FFO and Revenue Estimates, Raises Guidanc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:21 am Home Depot to acquire Interline Brands for $1.625 bln in cash; expected to be accretive to fiscal 2015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1Q results beat Street, raises 2015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Agrees to Buy Interline Bra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Makes $1.63B Strategic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nails it 1Q as hints of housing rebound emer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nails it 1Q as housing rebound emer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Makes a Big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y May Be Boring, But Home Center Stocks Beat The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0 to close: Long Home Depo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y Home Depot For Long-Term Value Ahead of Second-Quarter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Builder Stocks Look Powerful on the Char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e Home Depot Earnings Really Good Enough For All-Time Highs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(HD) Lifts FY15 Outlook on Strong Q2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(HD) Stock Up on Earnings Beat, Jim Cramer Com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(HD) Tops Q2 Earnings &amp; Sales, Raises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2Q results improve, helped by housing recov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Bounces as Strong Earnings Echo Growth in Housing Mark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Bumps Up Outlook As Sales Benefit From Housing Recov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Earnings Beat As Housing Trends Impro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Improves To New All-Time High After Q2 Beat, Raised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Inc. Earnings: Another Beat and Ra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Lifts Guidance Amid Housing Recov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Posts 9% Profit Increase, Raises Earnings Forec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Tops Estimates as U.S. Housing Market Strengthe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and Peers Have Outperformed the Market in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posts Q2 revenue beat, matches pro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quarterly sales rise 4.3 p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shares jump as retailer raises profit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's stock surges to record after upbeat results and housing dat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traders are cashing in on Home Depo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oving Housing Lifts Home Depot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ailed It: Builders, Home Depot Up On Housing Dat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very in U.S. housing market drives Home Depot sale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 STOCKS-Home Depot, strong housing data helps Wall St pare los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(HD) Stock Price Target and Estimates Raised at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Meets Q2 Expectations, Raise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Home Depot Future Fundamentals Appear Bull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01 am Home Depot expands its partnership with Honda Power Equip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Stock Rises 2.6% on 2Q16 Earnings Rel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e Depot Sales Surge on Transactions and Ticket Size Reco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3 Reasons to Buy Home Depot St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 Upgrades Hess Corp After Bakken Midstream JV Rev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(HES) Stock Price Target Increased at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Ranked Top Oil and Gas Company on 2015 Best Corporate Citizens Li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Recognized Among World 100 Most Sustainable Corpor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Tops List of U.S. Energy Companies in 2015 Newsweek Green Rank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, Global Infrastructure Partners Form Joint Ventur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y Hess Corporation (HES) Stock Might be a Great Pick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upgraded by Credit Suis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(HES) Stock Up as Earnings Loss Narro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upgraded by Societe Gener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ss upgraded by Arg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ll buyers ride rally in Hartfo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artford Financial by Piper Jaff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tford CEO Channels Timberlake to Put Sexy Back in Insur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tford Financial (HIG) Stock Climbs Following ACE's $28 Billion Chubb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velers Is Looking for Acquisitions; The Hartford Could Be a Targ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:13 pm Hartford Financial beats by $0.14, misses on revs; Announces increase in and extension of Capital Management Plan for 2014-16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tford Boosts Buybacks, Dividend as Profit Beat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tford Financial Core Earnings Ju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tford Financial (HIG) Stock Climbing on Positive Analyst No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Posts Solid Q2 Earnings on Significant Buyback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Hartford Financial Has Climbed to 7-Year Hig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Expands Coverage For Asset Management Fir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(HIG) Increases Coverage for Asset Manag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 Hits 52-Week High on Strong Q2, Latest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e Hartford's (HIG) Capital Management Looks Impres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Could Roar to 30% G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Increases Share Repurchase Authorization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Third-Quarter Retail Motorcycle Sale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tops 3Q income expect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tops 3Q net income expect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woos affluent young Indians with bike cul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's CEO Has Revved Up the Br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, Inc. (HOG) Due For A Rally Says Barron But Do Hedge Funds Agree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Hurdle: Attracting Young Motorcycle Rid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ew Harley-Davidson CEO talks climb to the t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ley-Davidson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estors Go Hog Wild for Harley-Davids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chelin and Harley-Davidson strengthen alli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Selected For Automation, Security Systems For Expansion Of Major Liquefied Natural Gas Termi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o Reduce Fuel Costs for Virgin Atlantic Airway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Helps Virgin Atlantic Improve Fuel Efficiency With New Flight Management Serv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Provides Dassault Falcon 5X With New Cockpit Technologies That Enhance Safety, Reduce Fuel Co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Resins And Chemicals Breaks Ground On New Resin Manufacturing Line In Virgin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Solstice Refrigerants Approved For Use By U.S. Environmental Protection Agen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echnology Modernizes Mill For Europe's Largest Forest Industry Compa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urbo Development Helps Scuderia Ferrari to Generate More Power in Formula 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UOP To Power Europe's Largest Production Unit For Plastics Building Blo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Wins National Nuclear Security Contract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wins $9B contract extension to operate KC's NNSA fac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Inc. Building Market-Crushing Retur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o Improve Operations For Liquefied Natural Gas Pipeline I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o roll out hardware on Bombardier business j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Agrees to Buy Elster Metering Company for $5.1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Buying Germany's Elster As GE Is Wooing EU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o Buy Elster Metering Company for $5.1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to Buy Melrose's Elster Utilities Metering Unit for $5.1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lrose Industries soars on 3.3bn sale of Elster to Honeywe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Selected By SunExpress Airlines To Maximize Safety And Efficiency Of New Boeing 737 Fl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(HON) Hits New 52-Week High on Organic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Lands an $800 Million Award From Nav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ywell Shows Promise with Improved Cost Manag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Accelerates Growth in the Philippines with the Signing of Sheraton Mactan Res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Celebrates UK Launch of Keyless Check-in Through the SPG APP for Apple Wa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Innovative Aloft Brand to Expand Portfolio in Californ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beat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to Debut W and Element Brands in Philadelphia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to Open 7th Luxury Collection Hotel in Mexico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to Open Aloft Dublin-Pleasanton in California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's Aloft to More than Double its Presence in Texa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2Q profit rises 12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to open 4 luxury hotels in Chin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Starwood Hotels by Canaccord Genu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Strengthens Lead in India with Opening of Sheraton Hyderabad Hot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launches Four Points brand in Turk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7:23 am Starwood Hotels beats by $0.10, reports revs in-line; guides Q3 EPS below consensus; guides FY15 EPS in-l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(HOT) Beats Q2 Earnings and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(HOT) Beats Q2 Earnings on Solid RevPAR Growt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Accelerates Growth of Westin Portfolio in Japan with Ski Resort Sig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Expands Footprint in South Florida with Tribute Portfolio and Element Dual-Branded Hotel Develop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lls keep the faith in Starwoo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Signs Deal to Expand Westin Portfolio in Sp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Continues Rapid Growth of Specialty Select Brands in Dubai with Four New Hotel Dea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Expands in Emerging Markets with Aloft &amp; El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attracts large bullish t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rwood Hotels &amp; Resorts Celebrates Milestone Opening of Sheraton Bucharest Hot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4 Stocks Ready to Pop: Mead Johnson, Equifax, Helmerich &amp; Payne, Polari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elmerich &amp; Payne by JP 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tops 4Q revenue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6:31 am Helmerich &amp; Payne beats by $0.13, beats on rev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(HP) Beats on Q3 Earnings, Revenu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top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upgraded by Global Hunter Securit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attracts cal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merich &amp; Payne upgraded by JP Morg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wlett-Packard (HPQ) Stock Gains Despite Reports of Lower Worldwide PC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wlett-Packard buys networking firm Aruba for $2.7 b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ewlett-Packard by Maxim Gro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ti Says Buy Hewlett-Packard 'Into Break-Up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buying Muscle Milk maker for $450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on 100 Best Corporate Citizens List for Seventh Consecutive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on Best for Vets Employers List for Third Straight Y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to Acquire Appleg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buying meat producer Applegate Farms for $775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Closes Acquisition of Appleg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Is Making a Bullish Triangle Breako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Named a 2015 Finalist in the U.S. Chamber Foundation Corporate Citizenship A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Posts Stronger-Than-Expected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Raises Profit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Reports Third Quarter Earnings and Raises Full Year Earnings 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beats on profit and raises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beat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spices up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(HRL) Stock Higher After Deutsche Bank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Hits 52-Week High on Solid Q3 &amp; Outl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rmel Foods upgraded by Deutsche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apRock Communications Awarded Systems Integration Contr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warded $15 Million Submarine Sensor Contr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warded $15 Million Submarine Sensor Contract Wednesday, July 22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21 Million Order from Central Asian Nation for Falcon III Tactical Radios Tuesday, July 21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21 Million Order from Central Asian Nation for Falcon III Tactical Radi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45 Million in Orders for US Army's MET Program Monday, July 20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45 Million in Orders for US Army MET Progra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55 Million Order from the Australian Defence For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55 Million Order from the Australian Defence Force Tuesday, June 09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Successfully Demonstrates MUOS Waveform Operating On-Air Wednesday, May 20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tops 3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top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, ViaSat Increase Production of Small Tactical Terminal Monday, May 04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nd CPqD Awarded Contract to Support Brazilian Air For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nd CPqD Awarded Contract to Support Brazilian Air Force Monday, July 27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warded $29 Million Avionics Production Contr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9:01 am Harris Awarded $228 Million IDIQ Contract to Support Navy's Maritime Mine Countermeasu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. wins $228M Navy contr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warded $228 Million IDIQ Contract to Support Navy Maritime Mine Countermeasu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rnings Beat at Harris Corporation (HRS) in Q4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. Tops Q4 Earnings &amp; Revenues on Exelis Deal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Revenue Grows 15% On Exelis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11 Million Order from Middle East Nation for Falcon III Tactical Radi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warded $70 Million IDIQ Contracts by the US Nav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. awarded $97M U.S. Navy contr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Awarded $70 Million IDIQ Contracts by the US Navy Wednesday, August 19, 20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Receives $97 Million US Navy Airborne Jammer Or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Wins Dual IDIQ Contracts Worth $70M from US Nav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 Wins Another US Navy Contract Worth $97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Corporation Increases Quarterly Dividend Six Percent to 50 Cents Per Sh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ris Ups Quarterly Dividend, Boosts Shareholder Weal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lusive - Hospira wins French biosimilar drug tender at 45 percent discou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(HSP) Launches Generic Angiomax in the U.S.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Announces U.S. Launch of Generic Bivalirudin for Inje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Shareholders Approve Merger of Hospira and Pfizer at Special Mee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Statement on FDA Approval of the First Biosimilar in the United St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launches first biosimilar monoclonal antibody (mAb) Inflectra (infliximab) in major European marke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tops 4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top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fizer To Acquire Hospir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fizer agrees to buy Hospira for $17b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fizer buying Hospira for about $15.23 b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fizer to buy Hospira for $15 billion to bolster hospital produc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(HSP) Beats on Q2 Earnings Driven by Strong Sal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(HSP) Beats on Q2 Earnings, Revenues In Line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 regulators clear Pfizer's purchase of Hospir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fizer-Hospira Merger Gets EU Green L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rope Regulator Approves Pfizer Buyout of Hospir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ra Applauds UK's NICE for Issuing Adoption Resource to Help Drive the Introduction of Biosimil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fizer Buy of Hospira Gets Green L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fizer Gets Approval For Hospira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t Hotels &amp; Resorts (HST) Stock Gains on Acquisition, Stock Buyback, Analyst Upgr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t Hotels (HST) Stock Rises Following Purchase of $400 Million Luxury Res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t Hotels upgraded by Stif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ost Hotels by Canaccord Genu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t Hotels &amp; Resorts Beats Q1 FFO, Buys Back Shares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t Hotels &amp; Resorts, Inc. Reports Strong Growth For The Third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 Host Hotels &amp; Resorts (HST) Beat on Earnings in Q2?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t Hotels &amp; Resorts (HST) Q2 FFO Beats Estimates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t Hotels &amp; Resorts (HST) Tops Q2 FFO, Guides in Lin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Hershey Foods by Societe Gener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Named No. 2 Most Powerful Corporate Brand in the U.S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Acquires Iconic Canadian Confectionery Manufacturer Allan Candy Compa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Exceeds Sustainable Cocoa Goals in 2014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Highlights Progress in Fourth CSR Re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Once Again Named One of Top 50 Most Civically Minded U.S. Compan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in Top 50 of America 00 Best Corporate Citize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me To Buy Hershey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Raises Its Quarterly Dividend by 9% in 2Q15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Shares Are in a Sweet Spo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shey Ranked a Top 10 Brand for Millennials by VoxBur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ana (HUM) Boosts ACO Relationship with Iora Health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urer Aetna agrees to buy competitor Humana in deal valued at $37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urer Aetna to buy Humana in $35B 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insurer Humana's profit beats as membership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 insurer Humana's revenue rises on higher membershi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ana (HUM) Beats on Earnings, Memberships Increase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ana Posts 2Q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ana Profit Jumps 25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ana beats 2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'Batman: Arkham Knight' launch drives GameStop's profit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head of the Bell: GameStop shares rise on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head of the Bell: GameStop shares up on strong game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<text:s/>Buy GameStop After Good Quarter?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<text:s/>Celebrate the Best of E3 with GameSt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ebrate the New Year with Savings at GameSt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lectibles help GameStop reach $1.8B in sales during Q2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(GME) Q2 Earnings &amp; Revenues Beat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(GME) Stock Up in After-Hours Trading on Earnings 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CFO talks E3 &amp; hot new gam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Completes Acquisition of Geekn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Completes Geeknet Acquisi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Corp. Announces Agreement to Acquire Geeknet, Inc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Earnings Jump on Margin Growth; Fiscal Year Forecast Rai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Exchange Wins Gold at PYMNTS.com 2015 Innovator A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Increases Annual Cash Divid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Profit R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Profit Rises in Latest Qu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Takes Retail Innovation to The Next Lev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beats Street 1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beats Street 2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profit beats on higher sales of Mortal Kombat X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revenue rises, helped by 'Batman: Arkham Knight'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rises after 1Q results surpass estim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same-store sales rise 4.4 percent in Decemb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says new game launches to drive strong 2nd-half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says new game launches to drive strong second-half grow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second-quarter sales beat expectations; shares r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meStop shares rise on better-than-expected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w bulls are playing GameSt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 GameStop (GME) Stock a Solid Choice Right Now? - Tale of the Tap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dbush: GameStop Has Near $10 Upside As Next-Gen Strength Continu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XA in talks to buy Genworth LPI for $520 mill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XA in talks to buy Genworth LPI for 475 mln eu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worth Financial Inc (GNW) Jumps After Rumors Of Australia Ex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worth Financial beats 1Q profit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worth Financial upgraded by Macquari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worth Financial upgraded by Morgan Stanle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worth Poised for Growth on U.S. Mortgage &amp; Rate Hike - Analyst Blo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uine Parts Generates Value Through Acquisi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uine Parts Is a Good Fit for Investo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uine Parts Profit Rises 2.2%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uine Parts beats Street 3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uine Parts upgraded by Arg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Gap by BB&amp;T Capital Mk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Gap by Tigress Financ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rage initiated on Gap by Wolfe Resear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Inc. Announces Strategic Initiatives to Increase Productivity and Profit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Inc. Named as a 2015 World Most Ethical Company by The Ethisphere Institut...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Inc. to open 40 India stores in four y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Inc.'s key sales metric up 2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looks at 40 India stores in four y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pops on Q2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pops on earn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raises profit outlook as sales pick up in 4Q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surpasses Street 4Q forecasts on rising Old Navy sa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taking over Toys R Us Times Square loc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to Open Two Stores in Times Squ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 tops Street 4Q foreca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's key sales metric up 3 percent for holiday perio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p's key sales metric up 6 pct in Nov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04 am Garmin International unit confirmed favorable ruling over Navico in ITC patent infringement c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(GRMN) Stock Gains on Strong Earnings Resul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2Q profit climbs 5.5 per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Climbs After Barron Sees Growth in Fitness-Device Foc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Expands Chart Coverage within Canad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Introduces VIRB XE Aviation Bund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Victorious over Navico in ITC Patent Infringement C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profit beats on demand for GPS-based fitness dev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unveils portable head-up display for c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upgraded by Raymond Jam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's Biggest Problem? It's Hard To Pick Just 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Expands ADS-B Display Compati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Expands Connext Wireless Cockpit Ecosyst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Introduces New, All-Digital Bluetooth GMA 350c Audio Pan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Introduces Sport PRO Remote Trai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Introduces T 5 Mini and TT 15 Mini GPS Tracking Collars for Smaller Breed Do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Stores Coming to Miami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rmin Victorious over Navico in ITC Patent Infringement C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0:52 am Goldman Sachs edges to new session high at 189.35, its recovery high from last week is at 189.86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Bank USA to Acquire the Online Deposit Platform and Assume the Deposits of GE Capital B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man Sachs Asset Management (GSAM) to Acquire Leading Institutional Im</text:p>
          </table:table-cell>
          <table:table-cell office:value-type="string" calcext:value-type="string">
            <text:p>posi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10:32:30.424696735</dc:date>
    <meta:document-statistic meta:table-count="1" meta:cell-count="10402" meta:object-count="0"/>
    <meta:generator>LibreOffice/4.2.8.2$Linux_X86_64 LibreOffice_project/420$Build-2</meta:generator>
  </office:meta>
</office:document-meta>
</file>